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0.85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0.4cm"/>
    </style:style>
    <style:style style:name="co5" style:family="table-column">
      <style:table-column-properties fo:break-before="auto" style:column-width="1.199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Sylfaen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font-name="Sylfaen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font-name="Sylfaen"/>
    </style:style>
    <style:style style:name="ce4" style:family="table-cell" style:parent-style-name="Default">
      <style:text-properties style:font-name="Sylfaen" fo:font-weight="bold" style:font-weight-asian="bold" style:font-weight-complex="bold"/>
    </style:style>
    <style:style style:name="ce5" style:family="table-cell" style:parent-style-name="Default">
      <style:text-properties style:font-name="Sylfaen"/>
    </style:style>
    <style:style style:name="ce6" style:family="table-cell" style:parent-style-name="Default">
      <style:table-cell-properties fo:background-color="#ffd320"/>
      <style:text-properties style:font-name="Sylfaen"/>
    </style:style>
    <style:style style:name="ce7" style:family="table-cell" style:parent-style-name="Default">
      <style:text-properties style:font-name="Sylfaen" fo:font-weight="normal" style:font-weight-asian="normal" style:font-weight-complex="normal"/>
    </style:style>
    <style:style style:name="ce8" style:family="table-cell" style:parent-style-name="Default">
      <style:table-cell-properties fo:background-color="#ffcc00"/>
      <style:text-properties style:font-name="Sylfaen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2" style:family="table-cell" style:parent-style-name="Default">
      <style:table-cell-properties fo:border="none"/>
      <style:text-properties style:font-name="Sylfaen" fo:font-weight="bold" style:font-weight-asian="bold" style:font-weight-complex="bold"/>
    </style:style>
    <style:style style:name="ce13" style:family="table-cell" style:parent-style-name="Default">
      <style:table-cell-properties fo:border="none"/>
      <style:text-properties style:font-name="Sylfae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none"/>
      <style:text-properties style:font-name="Sylfaen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7" style:family="table-cell" style:parent-style-name="Default">
      <style:text-properties style:font-name="Sylfaen" style:font-name-asian="Lucida Sans Unicode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Sylfaen"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4" table:default-cell-style-name="ce5"/>
        <table:table-column table:style-name="co3" table:default-cell-style-name="ce13"/>
        <table:table-column table:style-name="co4" table:default-cell-style-name="ce5"/>
        <table:table-column table:style-name="co3" table:default-cell-style-name="ce13"/>
        <table:table-column table:style-name="co3" table:number-columns-repeated="4" table:default-cell-style-name="ce5"/>
        <table:table-column table:style-name="co3" table:default-cell-style-name="ce13"/>
        <table:table-column table:style-name="co4" table:default-cell-style-name="ce13"/>
        <table:table-column table:style-name="co5" table:number-columns-repeated="8" table:default-cell-style-name="ce5"/>
        <table:table-column table:style-name="co4" table:default-cell-style-name="ce5"/>
        <table:table-column table:style-name="co6" table:default-cell-style-name="ce5"/>
        <table:table-column table:style-name="co4" table:default-cell-style-name="ce5"/>
        <table:table-column table:style-name="co5" table:number-columns-repeated="3" table:default-cell-style-name="ce5"/>
        <table:table-column table:style-name="co7" table:number-columns-repeated="2" table:default-cell-style-name="ce5"/>
        <table:table-column table:style-name="co8" table:number-columns-repeated="34" table:default-cell-style-name="ce5"/>
        <table:table-row table:style-name="ro1">
          <table:table-cell table:style-name="ce1"/>
          <table:table-cell table:style-name="ce9" office:value-type="string" calcext:value-type="string">
            <text:p>Str</text:p>
          </table:table-cell>
          <table:table-cell table:style-name="ce9" office:value-type="string" calcext:value-type="string">
            <text:p>Agi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Cha</text:p>
          </table:table-cell>
          <table:table-cell table:style-name="ce9" office:value-type="string" calcext:value-type="string">
            <text:p>Level</text:p>
          </table:table-cell>
          <table:table-cell table:style-name="ce9"/>
          <table:table-cell table:style-name="ce9" office:value-type="string" calcext:value-type="string">
            <text:p>1h</text:p>
          </table:table-cell>
          <table:table-cell table:style-name="ce9" office:value-type="string" calcext:value-type="string">
            <text:p>2h</text:p>
          </table:table-cell>
          <table:table-cell table:style-name="ce9" office:value-type="string" calcext:value-type="string">
            <text:p>Pole</text:p>
          </table:table-cell>
          <table:table-cell table:style-name="ce9" office:value-type="string" calcext:value-type="string">
            <text:p>Bow</text:p>
          </table:table-cell>
          <table:table-cell table:style-name="ce9" office:value-type="string" calcext:value-type="string">
            <text:p>Xbow</text:p>
          </table:table-cell>
          <table:table-cell table:style-name="ce9" office:value-type="string" calcext:value-type="string">
            <text:p>Throw</text:p>
          </table:table-cell>
          <table:table-cell table:style-name="ce9"/>
          <table:table-cell table:style-name="ce9" office:value-type="string" calcext:value-type="string">
            <text:p>Ironflesh</text:p>
          </table:table-cell>
          <table:table-cell table:style-name="ce9" office:value-type="string" calcext:value-type="string">
            <text:p>PS</text:p>
          </table:table-cell>
          <table:table-cell table:style-name="ce9" office:value-type="string" calcext:value-type="string">
            <text:p>PT</text:p>
          </table:table-cell>
          <table:table-cell table:style-name="ce9" office:value-type="string" calcext:value-type="string">
            <text:p>PD</text:p>
          </table:table-cell>
          <table:table-cell table:style-name="ce9" office:value-type="string" calcext:value-type="string">
            <text:p>Shield</text:p>
          </table:table-cell>
          <table:table-cell table:style-name="ce9" office:value-type="string" calcext:value-type="string">
            <text:p>Athle</text:p>
          </table:table-cell>
          <table:table-cell table:style-name="ce9" office:value-type="string" calcext:value-type="string">
            <text:p>Riding</text:p>
          </table:table-cell>
          <table:table-cell table:style-name="ce9" office:value-type="string" calcext:value-type="string">
            <text:p>HA</text:p>
          </table:table-cell>
          <table:table-cell table:style-name="ce9"/>
          <table:table-cell table:style-name="ce9" office:value-type="string" calcext:value-type="string">
            <text:p>Health</text:p>
          </table:table-cell>
          <table:table-cell table:style-name="ce1" table:number-columns-repeated="2"/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ages</text:p>
          </table:table-cell>
          <table:table-cell table:style-name="ce1" office:value-type="string" calcext:value-type="string">
            <text:p>Tier</text:p>
          </table:table-cell>
          <table:table-cell table:style-name="ce35" office:value-type="string" calcext:value-type="string" table:number-columns-spanned="5" table:number-rows-spanned="1">
            <text:p>Average</text:p>
          </table:table-cell>
          <table:covered-table-cell table:number-columns-repeated="4" table:style-name="ce1"/>
          <table:table-cell table:style-name="ce1" table:number-columns-repeated="30"/>
        </table:table-row>
        <table:table-row table:style-name="ro1">
          <table:table-cell table:style-name="ce2" office:value-type="string" calcext:value-type="string">
            <text:p>Levy Infantry</text:p>
          </table:table-cell>
          <table:table-cell table:style-name="ce4" table:number-columns-repeated="4"/>
          <table:table-cell table:style-name="ce12"/>
          <table:table-cell table:style-name="ce4"/>
          <table:table-cell table:style-name="ce12"/>
          <table:table-cell table:style-name="ce4" table:number-columns-repeated="4"/>
          <table:table-cell table:style-name="ce12" table:number-columns-repeated="2"/>
          <table:table-cell table:style-name="ce4" table:number-columns-repeated="15"/>
          <table:table-cell table:style-name="ce4" office:value-type="string" calcext:value-type="string">
            <text:p>Levy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Veteran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Noble</text:p>
          </table:table-cell>
          <table:table-cell table:style-name="ce4" table:number-columns-repeated="30"/>
        </table:table-row>
        <table:table-row table:style-name="ro1">
          <table:table-cell table:style-name="ce3" office:value-type="string" calcext:value-type="string">
            <text:p>Swadian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]+[.C3]+[.D3]+[.E3]-23" office:value-type="float" office:value="9" calcext:value-type="float">
            <text:p>9</text:p>
          </table:table-cell>
          <table:table-cell table:style-name="ce3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]+[.O3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3]+1)^2)/4)+20" office:value-type="float" office:value="45" calcext:value-type="float">
            <text:p>45</text:p>
          </table:table-cell>
          <table:table-cell table:formula="of:=((([.$F3]+8)*2)^2)/([.$F3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formula="of:=AVERAGEIFS([.$AB$3:.$AB$379];[.$AC$3:.$AC$379];[.AD4])" office:value-type="float" office:value="14.7345015031358" calcext:value-type="float">
            <text:p>14.7345015031358</text:p>
          </table:table-cell>
          <table:table-cell table:formula="of:=AVERAGEIFS([.$AB$3:.$AB$379];[.$AC$3:.$AC$379];[.AE4])" office:value-type="float" office:value="34.5579562124607" calcext:value-type="float">
            <text:p>34.5579562124607</text:p>
          </table:table-cell>
          <table:table-cell table:formula="of:=AVERAGEIFS([.$AB$3:.$AB$379];[.$AC$3:.$AC$379];[.AF4])" office:value-type="float" office:value="46.3306664119834" calcext:value-type="float">
            <text:p>46.3306664119834</text:p>
          </table:table-cell>
          <table:table-cell table:formula="of:=AVERAGEIFS([.$AB$3:.$AB$379];[.$AC$3:.$AC$379];[.AG4])" office:value-type="float" office:value="61.0202413095788" calcext:value-type="float">
            <text:p>61.0202413095788</text:p>
          </table:table-cell>
          <table:table-cell table:formula="of:=AVERAGEIFS([.$AB$3:.$AB$379];[.$AC$3:.$AC$379];[.AH4])" office:value-type="float" office:value="107.478081463462" calcext:value-type="float">
            <text:p>107.478081463462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Swadian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]+[.C4]+[.D4]+[.E4]-23"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]+[.O4]*2" office:value-type="float" office:value="51" calcext:value-type="float">
            <text:p>51</text:p>
          </table:table-cell>
          <table:table-cell table:number-columns-repeated="2"/>
          <table:table-cell table:style-name="ce17" table:formula="of:=((([.$F4]+1)^2)/4)+20" office:value-type="float" office:value="50.25" calcext:value-type="float">
            <text:p>50.25</text:p>
          </table:table-cell>
          <table:table-cell table:formula="of:=((([.$F4]+8)*2)^2)/([.$F4]+60)" office:value-type="float" office:value="18.5142857142857" calcext:value-type="float">
            <text:p>18.51428571428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Vaegir Club Lev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5]+[.C5]+[.D5]+[.E5]-23"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]+[.O5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5]+1)^2)/4)+20" office:value-type="float" office:value="29" calcext:value-type="float">
            <text:p>29</text:p>
          </table:table-cell>
          <table:table-cell table:formula="of:=((([.$F5]+8)*2)^2)/([.$F5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Vaegir Levy Axem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6]+[.C6]+[.D6]+[.E6]-23" office:value-type="float" office:value="8" calcext:value-type="float">
            <text:p>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]+[.O6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6]+1)^2)/4)+20" office:value-type="float" office:value="40.25" calcext:value-type="float">
            <text:p>40.25</text:p>
          </table:table-cell>
          <table:table-cell table:formula="of:=((([.$F6]+8)*2)^2)/([.$F6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Levy Infantry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7]+[.C7]+[.D7]+[.E7]-23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]+[.O7]*2" office:value-type="float" office:value="43" calcext:value-type="float">
            <text:p>43</text:p>
          </table:table-cell>
          <table:table-cell table:number-columns-repeated="2"/>
          <table:table-cell table:style-name="ce17" table:formula="of:=((([.$F7]+1)^2)/4)+20" office:value-type="float" office:value="36" calcext:value-type="float">
            <text:p>36</text:p>
          </table:table-cell>
          <table:table-cell table:formula="of:=((([.$F7]+8)*2)^2)/([.$F7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Raid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8]+[.C8]+[.D8]+[.E8]-23" office:value-type="float" office:value="11" calcext:value-type="float">
            <text:p>1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]+[.O8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8]+1)^2)/4)+20" office:value-type="float" office:value="56" calcext:value-type="float">
            <text:p>56</text:p>
          </table:table-cell>
          <table:table-cell table:formula="of:=((([.$F8]+8)*2)^2)/([.$F8]+60)" office:value-type="float" office:value="20.3380281690141" calcext:value-type="float">
            <text:p>20.3380281690141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Militi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9]+[.C9]+[.D9]+[.E9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9]+[.O9]*2" office:value-type="float" office:value="53" calcext:value-type="float">
            <text:p>53</text:p>
          </table:table-cell>
          <table:table-cell table:number-columns-repeated="2"/>
          <table:table-cell table:style-name="ce17" table:formula="of:=((([.$F9]+1)^2)/4)+20" office:value-type="float" office:value="32.25" calcext:value-type="float">
            <text:p>32.25</text:p>
          </table:table-cell>
          <table:table-cell table:formula="of:=((([.$F9]+8)*2)^2)/([.$F9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Levy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0]+[.C10]+[.D10]+[.E10]-23" office:value-type="float" office:value="7" calcext:value-type="float">
            <text:p>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]+[.O10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10]+1)^2)/4)+20" office:value-type="float" office:value="36" calcext:value-type="float">
            <text:p>36</text:p>
          </table:table-cell>
          <table:table-cell table:formula="of:=((([.$F10]+8)*2)^2)/([.$F10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Light Infantr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1]+[.C11]+[.D11]+[.E11]-23" office:value-type="float" office:value="11" calcext:value-type="float">
            <text:p>11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]+[.O11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11]+1)^2)/4)+20" office:value-type="float" office:value="56" calcext:value-type="float">
            <text:p>56</text:p>
          </table:table-cell>
          <table:table-cell table:formula="of:=((([.$F11]+8)*2)^2)/([.$F11]+60)" office:value-type="float" office:value="20.3380281690141" calcext:value-type="float">
            <text:p>20.3380281690141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2]+[.C12]+[.D12]+[.E12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]+[.O12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12]+1)^2)/4)+20" office:value-type="float" office:value="32.25" calcext:value-type="float">
            <text:p>32.25</text:p>
          </table:table-cell>
          <table:table-cell table:formula="of:=((([.$F12]+8)*2)^2)/([.$F12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/>
          <table:table-cell table:number-columns-repeated="4"/>
          <table:table-cell table:style-name="ce5"/>
          <table:table-cell/>
          <table:table-cell table:style-name="ce5"/>
          <table:table-cell table:number-columns-repeated="4"/>
          <table:table-cell table:style-name="ce5" table:number-columns-repeated="2"/>
          <table:table-cell table:number-columns-repeated="12"/>
          <table:table-cell table:style-name="ce17"/>
          <table:table-cell table:number-columns-repeated="37"/>
        </table:table-row>
        <table:table-row table:style-name="ro1">
          <table:table-cell table:style-name="ce2" office:value-type="string" calcext:value-type="string">
            <text:p>Levy Spea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 table:number-columns-repeated="2"/>
          <table:table-cell table:style-name="ce17"/>
          <table:table-cell table:number-columns-repeated="2"/>
          <table:table-cell table:style-name="ce4" table:number-columns-repeated="35"/>
        </table:table-row>
        <table:table-row table:style-name="ro1">
          <table:table-cell table:style-name="ce3" office:value-type="string" calcext:value-type="string">
            <text:p>Swadian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5]+[.C15]+[.D15]+[.E15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5]+[.O15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15]+1)^2)/4)+20" office:value-type="float" office:value="40.25" calcext:value-type="float">
            <text:p>40.25</text:p>
          </table:table-cell>
          <table:table-cell table:formula="of:=((([.$F15]+8)*2)^2)/([.$F15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Vaegir Lev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6]+[.C16]+[.D16]+[.E16]-23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]+[.O16]*2" office:value-type="float" office:value="51" calcext:value-type="float">
            <text:p>51</text:p>
          </table:table-cell>
          <table:table-cell table:number-columns-repeated="2"/>
          <table:table-cell table:style-name="ce17" table:formula="of:=((([.$F16]+1)^2)/4)+20" office:value-type="float" office:value="32.25" calcext:value-type="float">
            <text:p>32.25</text:p>
          </table:table-cell>
          <table:table-cell table:formula="of:=((([.$F16]+8)*2)^2)/([.$F16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Lev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B17]+[.C17]+[.D17]+[.E17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7]+[.O17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17]+1)^2)/4)+20" office:value-type="float" office:value="32.25" calcext:value-type="float">
            <text:p>32.25</text:p>
          </table:table-cell>
          <table:table-cell table:formula="of:=((([.$F17]+8)*2)^2)/([.$F17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Levy Spearman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8]+[.C18]+[.D18]+[.E18]-23" office:value-type="float" office:value="9" calcext:value-type="float">
            <text:p>9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8]+[.O18]*2" office:value-type="float" office:value="51" calcext:value-type="float">
            <text:p>51</text:p>
          </table:table-cell>
          <table:table-cell table:number-columns-repeated="2"/>
          <table:table-cell table:style-name="ce17" table:formula="of:=((([.$F18]+1)^2)/4)+20" office:value-type="float" office:value="45" calcext:value-type="float">
            <text:p>45</text:p>
          </table:table-cell>
          <table:table-cell table:formula="of:=((([.$F18]+8)*2)^2)/([.$F18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9]+[.C19]+[.D19]+[.E19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35+[.B19]+[.O19]*2" office:value-type="float" office:value="53" calcext:value-type="float">
            <text:p>53</text:p>
          </table:table-cell>
          <table:table-cell table:number-columns-repeated="2"/>
          <table:table-cell table:style-name="ce17" table:formula="of:=((([.$F19]+1)^2)/4)+20" office:value-type="float" office:value="29" calcext:value-type="float">
            <text:p>29</text:p>
          </table:table-cell>
          <table:table-cell table:formula="of:=((([.$F19]+8)*2)^2)/([.$F19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Levy Pikeman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0]+[.C20]+[.D20]+[.E20]-23"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0]+[.O20]*2" office:value-type="float" office:value="59" calcext:value-type="float">
            <text:p>59</text:p>
          </table:table-cell>
          <table:table-cell table:number-columns-repeated="2"/>
          <table:table-cell table:style-name="ce17" table:formula="of:=((([.$F20]+1)^2)/4)+20" office:value-type="float" office:value="40.25" calcext:value-type="float">
            <text:p>40.25</text:p>
          </table:table-cell>
          <table:table-cell table:formula="of:=((([.$F20]+8)*2)^2)/([.$F20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Levy Spearman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21]+[.C21]+[.D21]+[.E21]-23" office:value-type="float" office:value="5" calcext:value-type="float">
            <text:p>5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1]+[.O21]*2" office:value-type="float" office:value="46" calcext:value-type="float">
            <text:p>46</text:p>
          </table:table-cell>
          <table:table-cell table:number-columns-repeated="2"/>
          <table:table-cell table:style-name="ce17" table:formula="of:=((([.$F21]+1)^2)/4)+20" office:value-type="float" office:value="29" calcext:value-type="float">
            <text:p>29</text:p>
          </table:table-cell>
          <table:table-cell table:formula="of:=((([.$F21]+8)*2)^2)/([.$F21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2]+[.C22]+[.D22]+[.E22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]+[.O22]*2" office:value-type="float" office:value="52" calcext:value-type="float">
            <text:p>52</text:p>
          </table:table-cell>
          <table:table-cell table:number-columns-repeated="2"/>
          <table:table-cell table:style-name="ce17" table:formula="of:=((([.$F22]+1)^2)/4)+20" office:value-type="float" office:value="32.25" calcext:value-type="float">
            <text:p>32.25</text:p>
          </table:table-cell>
          <table:table-cell table:formula="of:=((([.$F22]+8)*2)^2)/([.$F22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/>
          <table:table-cell table:number-columns-repeated="25"/>
          <table:table-cell table:style-name="ce17" table:number-columns-repeated="2"/>
          <table:table-cell table:number-columns-repeated="36"/>
        </table:table-row>
        <table:table-row table:style-name="ro1">
          <table:table-cell table:style-name="ce2" office:value-type="string" calcext:value-type="string">
            <text:p>Levy Ranged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 table:number-columns-repeated="2"/>
          <table:table-cell table:style-name="ce17"/>
          <table:table-cell table:number-columns-repeated="2"/>
          <table:table-cell table:style-name="ce4" table:number-columns-repeated="35"/>
        </table:table-row>
        <table:table-row table:style-name="ro1">
          <table:table-cell table:style-name="ce3" office:value-type="string" calcext:value-type="string">
            <text:p>Swadian Militia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5]+[.C25]+[.D25]+[.E25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5]+[.O25]*2" office:value-type="float" office:value="45" calcext:value-type="float">
            <text:p>45</text:p>
          </table:table-cell>
          <table:table-cell/>
          <table:table-cell table:formula="of:=MAX(2*[.$L25]; 25*[.$R25]+[.$K25];15*[.$Q25]+[.$M25])-10*[.$P25]-0.5*MAX([.$H25];[.$I25];[.$J25])-5*[.$O25]-[.$B25]" office:value-type="float" office:value="102" calcext:value-type="float">
            <text:p>102</text:p>
          </table:table-cell>
          <table:table-cell table:style-name="ce17" table:formula="of:=((([.$F25]+1)^2)/4)+20" office:value-type="float" office:value="50.25" calcext:value-type="float">
            <text:p>50.25</text:p>
          </table:table-cell>
          <table:table-cell table:formula="of:=((([.$F25]+8)*2)^2)/([.$F25]+60)" office:value-type="float" office:value="18.5142857142857" calcext:value-type="float">
            <text:p>18.5142857142857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wadian Levy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6]+[.C26]+[.D26]+[.E26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6]+[.O26]*2" office:value-type="float" office:value="46" calcext:value-type="float">
            <text:p>46</text:p>
          </table:table-cell>
          <table:table-cell/>
          <table:table-cell table:formula="of:=MAX(2*[.$L26]; 25*[.$R26]+[.$K26];15*[.$Q26]+[.$M26])-10*[.$P26]-0.5*MAX([.$H26];[.$I26];[.$J26])-5*[.$O26]-[.$B26]" office:value-type="float" office:value="26" calcext:value-type="float">
            <text:p>26</text:p>
          </table:table-cell>
          <table:table-cell table:style-name="ce17" table:formula="of:=((([.$F26]+1)^2)/4)+20" office:value-type="float" office:value="50.25" calcext:value-type="float">
            <text:p>50.25</text:p>
          </table:table-cell>
          <table:table-cell table:formula="of:=((([.$F26]+8)*2)^2)/([.$F26]+60)" office:value-type="float" office:value="18.5142857142857" calcext:value-type="float">
            <text:p>18.5142857142857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wadian Hunt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7]+[.C27]+[.D27]+[.E27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7]+[.O27]*2" office:value-type="float" office:value="43" calcext:value-type="float">
            <text:p>43</text:p>
          </table:table-cell>
          <table:table-cell/>
          <table:table-cell table:formula="of:=MAX(2*[.$L27]; 25*[.$R27]+[.$K27];15*[.$Q27]+[.$M27])-10*[.$P27]-0.5*MAX([.$H27];[.$I27];[.$J27])-5*[.$O27]-[.$B27]" office:value-type="float" office:value="109.5" calcext:value-type="float">
            <text:p>109.5</text:p>
          </table:table-cell>
          <table:table-cell table:style-name="ce17" table:formula="of:=((([.$F27]+1)^2)/4)+20" office:value-type="float" office:value="40.25" calcext:value-type="float">
            <text:p>40.25</text:p>
          </table:table-cell>
          <table:table-cell table:formula="of:=((([.$F27]+8)*2)^2)/([.$F27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Vaegir Militi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8]+[.C28]+[.D28]+[.E28]-23" office:value-type="float" office:value="6" calcext:value-type="float">
            <text:p>6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8]+[.O28]*2" office:value-type="float" office:value="50" calcext:value-type="float">
            <text:p>50</text:p>
          </table:table-cell>
          <table:table-cell/>
          <table:table-cell table:formula="of:=MAX(2*[.$L28]; 25*[.$R28]+[.$K28];15*[.$Q28]+[.$M28])-10*[.$P28]-0.5*MAX([.$H28];[.$I28];[.$J28])-5*[.$O28]-[.$B28]" office:value-type="float" office:value="101" calcext:value-type="float">
            <text:p>101</text:p>
          </table:table-cell>
          <table:table-cell table:style-name="ce17" table:formula="of:=((([.$F28]+1)^2)/4)+20" office:value-type="float" office:value="32.25" calcext:value-type="float">
            <text:p>32.25</text:p>
          </table:table-cell>
          <table:table-cell table:formula="of:=((([.$F28]+8)*2)^2)/([.$F28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Militia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9]+[.C29]+[.D29]+[.E29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]+[.O29]*2" office:value-type="float" office:value="44" calcext:value-type="float">
            <text:p>44</text:p>
          </table:table-cell>
          <table:table-cell/>
          <table:table-cell table:formula="of:=MAX(2*[.$L29]; 25*[.$R29]+[.$K29];15*[.$Q29]+[.$M29])-10*[.$P29]-0.5*MAX([.$H29];[.$I29];[.$J29])-5*[.$O29]-[.$B29]" office:value-type="float" office:value="113.5" calcext:value-type="float">
            <text:p>113.5</text:p>
          </table:table-cell>
          <table:table-cell table:style-name="ce17" table:formula="of:=((([.$F29]+1)^2)/4)+20" office:value-type="float" office:value="40.25" calcext:value-type="float">
            <text:p>40.25</text:p>
          </table:table-cell>
          <table:table-cell table:formula="of:=((([.$F29]+8)*2)^2)/([.$F29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Militia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0]+[.C30]+[.D30]+[.E30]-23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]+[.O30]*2" office:value-type="float" office:value="45" calcext:value-type="float">
            <text:p>45</text:p>
          </table:table-cell>
          <table:table-cell/>
          <table:table-cell table:formula="of:=MAX(2*[.$L30]; 25*[.$R30]+[.$K30];15*[.$Q30]+[.$M30])-10*[.$P30]-0.5*MAX([.$H30];[.$I30];[.$J30])-5*[.$O30]-[.$B30]" office:value-type="float" office:value="87.5" calcext:value-type="float">
            <text:p>87.5</text:p>
          </table:table-cell>
          <table:table-cell table:style-name="ce17" table:formula="of:=((([.$F30]+1)^2)/4)+20" office:value-type="float" office:value="50.25" calcext:value-type="float">
            <text:p>50.25</text:p>
          </table:table-cell>
          <table:table-cell table:formula="of:=((([.$F30]+8)*2)^2)/([.$F30]+60)" office:value-type="float" office:value="18.5142857142857" calcext:value-type="float">
            <text:p>18.5142857142857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Hunter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1]+[.C31]+[.D31]+[.E31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1]+[.O31]*2" office:value-type="float" office:value="45" calcext:value-type="float">
            <text:p>45</text:p>
          </table:table-cell>
          <table:table-cell/>
          <table:table-cell table:formula="of:=MAX(2*[.$L31]; 25*[.$R31]+[.$K31];15*[.$Q31]+[.$M31])-10*[.$P31]-0.5*MAX([.$H31];[.$I31];[.$J31])-5*[.$O31]-[.$B31]" office:value-type="float" office:value="37.5" calcext:value-type="float">
            <text:p>37.5</text:p>
          </table:table-cell>
          <table:table-cell table:style-name="ce17" table:formula="of:=((([.$F31]+1)^2)/4)+20" office:value-type="float" office:value="45" calcext:value-type="float">
            <text:p>45</text:p>
          </table:table-cell>
          <table:table-cell table:formula="of:=((([.$F31]+8)*2)^2)/([.$F31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2]+[.C32]+[.D32]+[.E32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]+[.O32]*2" office:value-type="float" office:value="48" calcext:value-type="float">
            <text:p>48</text:p>
          </table:table-cell>
          <table:table-cell/>
          <table:table-cell table:formula="of:=MAX(2*[.$L32]; 25*[.$R32]+[.$K32];15*[.$Q32]+[.$M32])-10*[.$P32]-0.5*MAX([.$H32];[.$I32];[.$J32])-5*[.$O32]-[.$B32]" office:value-type="float" office:value="106" calcext:value-type="float">
            <text:p>106</text:p>
          </table:table-cell>
          <table:table-cell table:style-name="ce17" table:formula="of:=((([.$F32]+1)^2)/4)+20" office:value-type="float" office:value="36" calcext:value-type="float">
            <text:p>36</text:p>
          </table:table-cell>
          <table:table-cell table:formula="of:=((([.$F32]+8)*2)^2)/([.$F32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Levy Crossbow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]+[.C33]+[.D33]+[.E33]-23" office:value-type="float" office:value="9" calcext:value-type="float">
            <text:p>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3]+[.O33]*2" office:value-type="float" office:value="48" calcext:value-type="float">
            <text:p>48</text:p>
          </table:table-cell>
          <table:table-cell/>
          <table:table-cell table:formula="of:=MAX(2*[.$L33]; 25*[.$R33]+[.$K33];15*[.$Q33]+[.$M33])-10*[.$P33]-0.5*MAX([.$H33];[.$I33];[.$J33])-5*[.$O33]-[.$B33]" office:value-type="float" office:value="76" calcext:value-type="float">
            <text:p>76</text:p>
          </table:table-cell>
          <table:table-cell table:style-name="ce17" table:formula="of:=((([.$F33]+1)^2)/4)+20" office:value-type="float" office:value="45" calcext:value-type="float">
            <text:p>45</text:p>
          </table:table-cell>
          <table:table-cell table:formula="of:=((([.$F33]+8)*2)^2)/([.$F33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34]+[.C34]+[.D34]+[.E34]-23" office:value-type="float" office:value="5" calcext:value-type="float">
            <text:p>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]+[.O34]*2" office:value-type="float" office:value="44" calcext:value-type="float">
            <text:p>44</text:p>
          </table:table-cell>
          <table:table-cell/>
          <table:table-cell table:formula="of:=MAX(2*[.$L34]; 25*[.$R34]+[.$K34];15*[.$Q34]+[.$M34])-10*[.$P34]-0.5*MAX([.$H34];[.$I34];[.$J34])-5*[.$O34]-[.$B34]" office:value-type="float" office:value="123.5" calcext:value-type="float">
            <text:p>123.5</text:p>
          </table:table-cell>
          <table:table-cell table:style-name="ce17" table:formula="of:=((([.$F34]+1)^2)/4)+20" office:value-type="float" office:value="29" calcext:value-type="float">
            <text:p>29</text:p>
          </table:table-cell>
          <table:table-cell table:formula="of:=((([.$F34]+8)*2)^2)/([.$F34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Archer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5]+[.C35]+[.D35]+[.E35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]+[.O35]*2" office:value-type="float" office:value="43" calcext:value-type="float">
            <text:p>43</text:p>
          </table:table-cell>
          <table:table-cell/>
          <table:table-cell table:formula="of:=MAX(2*[.$L35]; 25*[.$R35]+[.$K35];15*[.$Q35]+[.$M35])-10*[.$P35]-0.5*MAX([.$H35];[.$I35];[.$J35])-5*[.$O35]-[.$B35]" office:value-type="float" office:value="112" calcext:value-type="float">
            <text:p>112</text:p>
          </table:table-cell>
          <table:table-cell table:style-name="ce17" table:formula="of:=((([.$F35]+1)^2)/4)+20" office:value-type="float" office:value="36" calcext:value-type="float">
            <text:p>36</text:p>
          </table:table-cell>
          <table:table-cell table:formula="of:=((([.$F35]+8)*2)^2)/([.$F35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Crossbowm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6]+[.C36]+[.D36]+[.E36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6]+[.O36]*2" office:value-type="float" office:value="44" calcext:value-type="float">
            <text:p>44</text:p>
          </table:table-cell>
          <table:table-cell/>
          <table:table-cell table:formula="of:=MAX(2*[.$L36]; 25*[.$R36]+[.$K36];15*[.$Q36]+[.$M36])-10*[.$P36]-0.5*MAX([.$H36];[.$I36];[.$J36])-5*[.$O36]-[.$B36]" office:value-type="float" office:value="66" calcext:value-type="float">
            <text:p>66</text:p>
          </table:table-cell>
          <table:table-cell table:style-name="ce17" table:formula="of:=((([.$F36]+1)^2)/4)+20" office:value-type="float" office:value="36" calcext:value-type="float">
            <text:p>36</text:p>
          </table:table-cell>
          <table:table-cell table:formula="of:=((([.$F36]+8)*2)^2)/([.$F36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Skirmish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7]+[.C37]+[.D37]+[.E37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7]+[.O37]*2" office:value-type="float" office:value="46" calcext:value-type="float">
            <text:p>46</text:p>
          </table:table-cell>
          <table:table-cell/>
          <table:table-cell table:formula="of:=MAX(2*[.$L37]; 25*[.$R37]+[.$K37];15*[.$Q37]+[.$M37])-10*[.$P37]-0.5*MAX([.$H37];[.$I37];[.$J37])-5*[.$O37]-[.$B37]" office:value-type="float" office:value="26" calcext:value-type="float">
            <text:p>26</text:p>
          </table:table-cell>
          <table:table-cell table:style-name="ce17" table:formula="of:=((([.$F37]+1)^2)/4)+20" office:value-type="float" office:value="32.25" calcext:value-type="float">
            <text:p>32.25</text:p>
          </table:table-cell>
          <table:table-cell table:formula="of:=((([.$F37]+8)*2)^2)/([.$F37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/>
          <table:table-cell table:number-columns-repeated="25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Levy Caval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 table:number-columns-repeated="2"/>
          <table:table-cell table:style-name="ce4" table:number-columns-repeated="35"/>
        </table:table-row>
        <table:table-row table:style-name="ro1">
          <table:table-cell office:value-type="string" calcext:value-type="string">
            <text:p>Khergit Clansma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0]+[.C40]+[.D40]+[.E40]-23" office:value-type="float" office:value="12" calcext:value-type="float">
            <text:p>1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40]+[.O40]*2" office:value-type="float" office:value="44" calcext:value-type="float">
            <text:p>44</text:p>
          </table:table-cell>
          <table:table-cell/>
          <table:table-cell table:formula="of:=MAX(2*[.$L40]; 25*[.$R40]+[.$K40];15*[.$Q40]+[.$M40])-10*[.$P40]-0.5*MAX([.$H40];[.$I40];[.$J40])-5*[.$O40]-[.$B40]" office:value-type="float" office:value="86" calcext:value-type="float">
            <text:p>86</text:p>
          </table:table-cell>
          <table:table-cell table:style-name="ce17" table:formula="of:=((([.$F40]+1)^2)/4)+20" office:value-type="float" office:value="62.25" calcext:value-type="float">
            <text:p>62.25</text:p>
          </table:table-cell>
          <table:table-cell table:formula="of:=((([.$F40]+8)*2)^2)/([.$F40]+60)" office:value-type="float" office:value="22.2222222222222" calcext:value-type="float">
            <text:p>22.2222222222222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evy Horsema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41]+[.C41]+[.D41]+[.E41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41]+[.O41]*2" office:value-type="float" office:value="45" calcext:value-type="float">
            <text:p>45</text:p>
          </table:table-cell>
          <table:table-cell/>
          <table:table-cell table:formula="of:=MAX(2*[.$L41]; 25*[.$R41]+[.$K41];15*[.$Q41]+[.$M41])-10*[.$P41]-0.5*MAX([.$H41];[.$I41];[.$J41])-5*[.$O41]-[.$B41]" office:value-type="float" office:value="-35.5" calcext:value-type="float">
            <text:p>-35.5</text:p>
          </table:table-cell>
          <table:table-cell table:style-name="ce17" table:formula="of:=((([.$F41]+1)^2)/4)+20" office:value-type="float" office:value="40.25" calcext:value-type="float">
            <text:p>40.25</text:p>
          </table:table-cell>
          <table:table-cell table:formula="of:=((([.$F41]+8)*2)^2)/([.$F41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Infant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Foot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4]+[.C44]+[.D44]+[.E44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44]+[.O44]*2" office:value-type="float" office:value="55" calcext:value-type="float">
            <text:p>55</text:p>
          </table:table-cell>
          <table:table-cell/>
          <table:table-cell table:formula="of:=MAX(2*[.$L44]; 25*[.$R44]+[.$K44];15*[.$Q44]+[.$M44])-10*[.$P44]-0.5*MAX([.$H44];[.$I44];[.$J44])-5*[.$O44]-[.$B44]" office:value-type="float" office:value="-26.5" calcext:value-type="float">
            <text:p>-26.5</text:p>
          </table:table-cell>
          <table:table-cell table:style-name="ce17" table:formula="of:=((([.$F44]+1)^2)/4)+20" office:value-type="float" office:value="141" calcext:value-type="float">
            <text:p>141</text:p>
          </table:table-cell>
          <table:table-cell table:formula="of:=((([.$F44]+8)*2)^2)/([.$F44]+60)" office:value-type="float" office:value="41.5308641975309" calcext:value-type="float">
            <text:p>41.530864197530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Man-at-Arms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45]+[.C45]+[.D45]+[.E45]-23"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45]+[.O45]*2" office:value-type="float" office:value="66" calcext:value-type="float">
            <text:p>66</text:p>
          </table:table-cell>
          <table:table-cell/>
          <table:table-cell table:formula="of:=MAX(2*[.$L45]; 25*[.$R45]+[.$K45];15*[.$Q45]+[.$M45])-10*[.$P45]-0.5*MAX([.$H45];[.$I45];[.$J45])-5*[.$O45]-[.$B45]" office:value-type="float" office:value="-29" calcext:value-type="float">
            <text:p>-29</text:p>
          </table:table-cell>
          <table:table-cell table:style-name="ce17" table:formula="of:=((([.$F45]+1)^2)/4)+20" office:value-type="float" office:value="202.25" calcext:value-type="float">
            <text:p>202.25</text:p>
          </table:table-cell>
          <table:table-cell table:formula="of:=((([.$F45]+8)*2)^2)/([.$F45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Sergeant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46]+[.C46]+[.D46]+[.E46]-23" office:value-type="float" office:value="31" calcext:value-type="float">
            <text:p>3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46]+[.O46]*2" office:value-type="float" office:value="77" calcext:value-type="float">
            <text:p>77</text:p>
          </table:table-cell>
          <table:table-cell/>
          <table:table-cell table:formula="of:=MAX(2*[.$L46]; 25*[.$R46]+[.$K46];15*[.$Q46]+[.$M46])-10*[.$P46]-0.5*MAX([.$H46];[.$I46];[.$J46])-5*[.$O46]-[.$B46]" office:value-type="float" office:value="-59" calcext:value-type="float">
            <text:p>-59</text:p>
          </table:table-cell>
          <table:table-cell table:style-name="ce17" table:formula="of:=((([.$F46]+1)^2)/4)+20" office:value-type="float" office:value="276" calcext:value-type="float">
            <text:p>276</text:p>
          </table:table-cell>
          <table:table-cell table:formula="of:=((([.$F46]+8)*2)^2)/([.$F46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Foot Knight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47]+[.C47]+[.D47]+[.E47]-23" office:value-type="float" office:value="52" calcext:value-type="float">
            <text:p>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7]+[.O47]*2" office:value-type="float" office:value="84" calcext:value-type="float">
            <text:p>84</text:p>
          </table:table-cell>
          <table:table-cell/>
          <table:table-cell table:formula="of:=MAX(2*[.$L47]; 25*[.$R47]+[.$K47];15*[.$Q47]+[.$M47])-10*[.$P47]-0.5*MAX([.$H47];[.$I47];[.$J47])-5*[.$O47]-[.$B47]" office:value-type="float" office:value="-39" calcext:value-type="float">
            <text:p>-39</text:p>
          </table:table-cell>
          <table:table-cell table:style-name="ce17" table:formula="of:=((([.$F47]+1)^2)/4)+20" office:value-type="float" office:value="722.25" calcext:value-type="float">
            <text:p>722.25</text:p>
          </table:table-cell>
          <table:table-cell table:formula="of:=((([.$F47]+8)*2)^2)/([.$F47]+60)" office:value-type="float" office:value="128.571428571429" calcext:value-type="float">
            <text:p>128.571428571429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Infantry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8]+[.C48]+[.D48]+[.E48]-23" office:value-type="float" office:value="16" calcext:value-type="float">
            <text:p>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48]+[.O48]*2" office:value-type="float" office:value="51" calcext:value-type="float">
            <text:p>51</text:p>
          </table:table-cell>
          <table:table-cell/>
          <table:table-cell table:formula="of:=MAX(2*[.$L48]; 25*[.$R48]+[.$K48];15*[.$Q48]+[.$M48])-10*[.$P48]-0.5*MAX([.$H48];[.$I48];[.$J48])-5*[.$O48]-[.$B48]" office:value-type="float" office:value="-54.5" calcext:value-type="float">
            <text:p>-54.5</text:p>
          </table:table-cell>
          <table:table-cell table:style-name="ce17" table:formula="of:=((([.$F48]+1)^2)/4)+20" office:value-type="float" office:value="92.25" calcext:value-type="float">
            <text:p>92.25</text:p>
          </table:table-cell>
          <table:table-cell table:formula="of:=((([.$F48]+8)*2)^2)/([.$F48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Footma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9]+[.C49]+[.D49]+[.E49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9]+[.O49]*2" office:value-type="float" office:value="54" calcext:value-type="float">
            <text:p>54</text:p>
          </table:table-cell>
          <table:table-cell/>
          <table:table-cell table:formula="of:=MAX(2*[.$L49]; 25*[.$R49]+[.$K49];15*[.$Q49]+[.$M49])-10*[.$P49]-0.5*MAX([.$H49];[.$I49];[.$J49])-5*[.$O49]-[.$B49]" office:value-type="float" office:value="-48" calcext:value-type="float">
            <text:p>-48</text:p>
          </table:table-cell>
          <table:table-cell table:style-name="ce17" table:formula="of:=((([.$F49]+1)^2)/4)+20" office:value-type="float" office:value="120" calcext:value-type="float">
            <text:p>120</text:p>
          </table:table-cell>
          <table:table-cell table:formula="of:=((([.$F49]+8)*2)^2)/([.$F49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Club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0]+[.C50]+[.D50]+[.E50]-23"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0]+[.O50]*2" office:value-type="float" office:value="58" calcext:value-type="float">
            <text:p>58</text:p>
          </table:table-cell>
          <table:table-cell/>
          <table:table-cell table:formula="of:=MAX(2*[.$L50]; 25*[.$R50]+[.$K50];15*[.$Q50]+[.$M50])-10*[.$P50]-0.5*MAX([.$H50];[.$I50];[.$J50])-5*[.$O50]-[.$B50]" office:value-type="float" office:value="-65" calcext:value-type="float">
            <text:p>-65</text:p>
          </table:table-cell>
          <table:table-cell table:style-name="ce17" table:formula="of:=((([.$F50]+1)^2)/4)+20" office:value-type="float" office:value="110.25" calcext:value-type="float">
            <text:p>110.25</text:p>
          </table:table-cell>
          <table:table-cell table:formula="of:=((([.$F50]+8)*2)^2)/([.$F50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51]+[.C51]+[.D51]+[.E51]-23" office:value-type="float" office:value="22" calcext:value-type="float">
            <text:p>2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1]+[.O51]*2" office:value-type="float" office:value="58" calcext:value-type="float">
            <text:p>58</text:p>
          </table:table-cell>
          <table:table-cell/>
          <table:table-cell table:formula="of:=MAX(2*[.$L51]; 25*[.$R51]+[.$K51];15*[.$Q51]+[.$M51])-10*[.$P51]-0.5*MAX([.$H51];[.$I51];[.$J51])-5*[.$O51]-[.$B51]" office:value-type="float" office:value="-57.5" calcext:value-type="float">
            <text:p>-57.5</text:p>
          </table:table-cell>
          <table:table-cell table:style-name="ce17" table:formula="of:=((([.$F51]+1)^2)/4)+20" office:value-type="float" office:value="152.25" calcext:value-type="float">
            <text:p>152.25</text:p>
          </table:table-cell>
          <table:table-cell table:formula="of:=((([.$F51]+8)*2)^2)/([.$F51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Foot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52]+[.C52]+[.D52]+[.E52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2]+[.O52]*2" office:value-type="float" office:value="59" calcext:value-type="float">
            <text:p>59</text:p>
          </table:table-cell>
          <table:table-cell/>
          <table:table-cell table:formula="of:=MAX(2*[.$L52]; 25*[.$R52]+[.$K52];15*[.$Q52]+[.$M52])-10*[.$P52]-0.5*MAX([.$H52];[.$I52];[.$J52])-5*[.$O52]-[.$B52]" office:value-type="float" office:value="-53.5" calcext:value-type="float">
            <text:p>-53.5</text:p>
          </table:table-cell>
          <table:table-cell table:style-name="ce17" table:formula="of:=((([.$F52]+1)^2)/4)+20" office:value-type="float" office:value="176.25" calcext:value-type="float">
            <text:p>176.25</text:p>
          </table:table-cell>
          <table:table-cell table:formula="of:=((([.$F52]+8)*2)^2)/([.$F52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Club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53]+[.C53]+[.D53]+[.E53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3]+[.O53]*2" office:value-type="float" office:value="63" calcext:value-type="float">
            <text:p>63</text:p>
          </table:table-cell>
          <table:table-cell/>
          <table:table-cell table:formula="of:=MAX(2*[.$L53]; 25*[.$R53]+[.$K53];15*[.$Q53]+[.$M53])-10*[.$P53]-0.5*MAX([.$H53];[.$I53];[.$J53])-5*[.$O53]-[.$B53]" office:value-type="float" office:value="-60.5" calcext:value-type="float">
            <text:p>-60.5</text:p>
          </table:table-cell>
          <table:table-cell table:style-name="ce17" table:formula="of:=((([.$F53]+1)^2)/4)+20" office:value-type="float" office:value="176.25" calcext:value-type="float">
            <text:p>176.25</text:p>
          </table:table-cell>
          <table:table-cell table:formula="of:=((([.$F53]+8)*2)^2)/([.$F53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Warrio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54]+[.C54]+[.D54]+[.E54]-23" office:value-type="float" office:value="31" calcext:value-type="float">
            <text:p>3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4]+[.O54]*2" office:value-type="float" office:value="64" calcext:value-type="float">
            <text:p>64</text:p>
          </table:table-cell>
          <table:table-cell/>
          <table:table-cell table:formula="of:=MAX(2*[.$L54]; 25*[.$R54]+[.$K54];15*[.$Q54]+[.$M54])-10*[.$P54]-0.5*MAX([.$H54];[.$I54];[.$J54])-5*[.$O54]-[.$B54]" office:value-type="float" office:value="-61.5" calcext:value-type="float">
            <text:p>-61.5</text:p>
          </table:table-cell>
          <table:table-cell table:style-name="ce17" table:formula="of:=((([.$F54]+1)^2)/4)+20" office:value-type="float" office:value="276" calcext:value-type="float">
            <text:p>276</text:p>
          </table:table-cell>
          <table:table-cell table:formula="of:=((([.$F54]+8)*2)^2)/([.$F54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Club Infantry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55]+[.C55]+[.D55]+[.E55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5]+[.O55]*2" office:value-type="float" office:value="70" calcext:value-type="float">
            <text:p>70</text:p>
          </table:table-cell>
          <table:table-cell/>
          <table:table-cell table:formula="of:=MAX(2*[.$L55]; 25*[.$R55]+[.$K55];15*[.$Q55]+[.$M55])-10*[.$P55]-0.5*MAX([.$H55];[.$I55];[.$J55])-5*[.$O55]-[.$B55]" office:value-type="float" office:value="-66" calcext:value-type="float">
            <text:p>-66</text:p>
          </table:table-cell>
          <table:table-cell table:style-name="ce17" table:formula="of:=((([.$F55]+1)^2)/4)+20" office:value-type="float" office:value="292.25" calcext:value-type="float">
            <text:p>292.25</text:p>
          </table:table-cell>
          <table:table-cell table:formula="of:=((([.$F55]+8)*2)^2)/([.$F55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Infant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56]+[.C56]+[.D56]+[.E56]-23"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6]+[.O56]*2" office:value-type="float" office:value="47" calcext:value-type="float">
            <text:p>47</text:p>
          </table:table-cell>
          <table:table-cell/>
          <table:table-cell table:formula="of:=MAX(2*[.$L56]; 25*[.$R56]+[.$K56];15*[.$Q56]+[.$M56])-10*[.$P56]-0.5*MAX([.$H56];[.$I56];[.$J56])-5*[.$O56]-[.$B56]" office:value-type="float" office:value="5" calcext:value-type="float">
            <text:p>5</text:p>
          </table:table-cell>
          <table:table-cell table:style-name="ce17" table:formula="of:=((([.$F56]+1)^2)/4)+20" office:value-type="float" office:value="84" calcext:value-type="float">
            <text:p>84</text:p>
          </table:table-cell>
          <table:table-cell table:formula="of:=((([.$F56]+8)*2)^2)/([.$F56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57]+[.C57]+[.D57]+[.E57]-23" office:value-type="float" office:value="19" calcext:value-type="float">
            <text:p>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7]+[.O57]*2" office:value-type="float" office:value="56" calcext:value-type="float">
            <text:p>56</text:p>
          </table:table-cell>
          <table:table-cell/>
          <table:table-cell table:formula="of:=MAX(2*[.$L57]; 25*[.$R57]+[.$K57];15*[.$Q57]+[.$M57])-10*[.$P57]-0.5*MAX([.$H57];[.$I57];[.$J57])-5*[.$O57]-[.$B57]" office:value-type="float" office:value="-53" calcext:value-type="float">
            <text:p>-53</text:p>
          </table:table-cell>
          <table:table-cell table:style-name="ce17" table:formula="of:=((([.$F57]+1)^2)/4)+20" office:value-type="float" office:value="120" calcext:value-type="float">
            <text:p>120</text:p>
          </table:table-cell>
          <table:table-cell table:formula="of:=((([.$F57]+8)*2)^2)/([.$F57]+60)" office:value-type="float" office:value="36.9113924050633" calcext:value-type="float">
            <text:p>36.911392405063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Warrio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58]+[.C58]+[.D58]+[.E58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8]+[.O58]*2" office:value-type="float" office:value="55" calcext:value-type="float">
            <text:p>55</text:p>
          </table:table-cell>
          <table:table-cell/>
          <table:table-cell table:formula="of:=MAX(2*[.$L58]; 25*[.$R58]+[.$K58];15*[.$Q58]+[.$M58])-10*[.$P58]-0.5*MAX([.$H58];[.$I58];[.$J58])-5*[.$O58]-[.$B58]" office:value-type="float" office:value="-14" calcext:value-type="float">
            <text:p>-14</text:p>
          </table:table-cell>
          <table:table-cell table:style-name="ce17" table:formula="of:=((([.$F58]+1)^2)/4)+20" office:value-type="float" office:value="141" calcext:value-type="float">
            <text:p>141</text:p>
          </table:table-cell>
          <table:table-cell table:formula="of:=((([.$F58]+8)*2)^2)/([.$F58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59]+[.C59]+[.D59]+[.E59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9]+[.O59]*2" office:value-type="float" office:value="56" calcext:value-type="float">
            <text:p>56</text:p>
          </table:table-cell>
          <table:table-cell/>
          <table:table-cell table:formula="of:=MAX(2*[.$L59]; 25*[.$R59]+[.$K59];15*[.$Q59]+[.$M59])-10*[.$P59]-0.5*MAX([.$H59];[.$I59];[.$J59])-5*[.$O59]-[.$B59]" office:value-type="float" office:value="-60" calcext:value-type="float">
            <text:p>-60</text:p>
          </table:table-cell>
          <table:table-cell table:style-name="ce17" table:formula="of:=((([.$F59]+1)^2)/4)+20" office:value-type="float" office:value="152.25" calcext:value-type="float">
            <text:p>152.25</text:p>
          </table:table-cell>
          <table:table-cell table:formula="of:=((([.$F59]+8)*2)^2)/([.$F59]+60)" office:value-type="float" office:value="43.9024390243903" calcext:value-type="float">
            <text:p>43.902439024390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Infant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60]+[.C60]+[.D60]+[.E60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0]+[.O60]*2" office:value-type="float" office:value="55" calcext:value-type="float">
            <text:p>55</text:p>
          </table:table-cell>
          <table:table-cell/>
          <table:table-cell table:formula="of:=MAX(2*[.$L60]; 25*[.$R60]+[.$K60];15*[.$Q60]+[.$M60])-10*[.$P60]-0.5*MAX([.$H60];[.$I60];[.$J60])-5*[.$O60]-[.$B60]" office:value-type="float" office:value="-11.5" calcext:value-type="float">
            <text:p>-11.5</text:p>
          </table:table-cell>
          <table:table-cell table:style-name="ce17" table:formula="of:=((([.$F60]+1)^2)/4)+20" office:value-type="float" office:value="141" calcext:value-type="float">
            <text:p>141</text:p>
          </table:table-cell>
          <table:table-cell table:formula="of:=((([.$F60]+8)*2)^2)/([.$F60]+60)" office:value-type="float" office:value="41.5308641975309" calcext:value-type="float">
            <text:p>41.530864197530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Warrior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61]+[.C61]+[.D61]+[.E61]-23" office:value-type="float" office:value="27" calcext:value-type="float">
            <text:p>2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1]+[.O61]*2" office:value-type="float" office:value="59" calcext:value-type="float">
            <text:p>59</text:p>
          </table:table-cell>
          <table:table-cell/>
          <table:table-cell table:formula="of:=MAX(2*[.$L61]; 25*[.$R61]+[.$K61];15*[.$Q61]+[.$M61])-10*[.$P61]-0.5*MAX([.$H61];[.$I61];[.$J61])-5*[.$O61]-[.$B61]" office:value-type="float" office:value="-28.5" calcext:value-type="float">
            <text:p>-28.5</text:p>
          </table:table-cell>
          <table:table-cell table:style-name="ce17" table:formula="of:=((([.$F61]+1)^2)/4)+20" office:value-type="float" office:value="216" calcext:value-type="float">
            <text:p>216</text:p>
          </table:table-cell>
          <table:table-cell table:formula="of:=((([.$F61]+8)*2)^2)/([.$F61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62]+[.C62]+[.D62]+[.E62]-23" office:value-type="float" office:value="29" calcext:value-type="float">
            <text:p>2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2]+[.O62]*2" office:value-type="float" office:value="65" calcext:value-type="float">
            <text:p>65</text:p>
          </table:table-cell>
          <table:table-cell/>
          <table:table-cell table:formula="of:=MAX(2*[.$L62]; 25*[.$R62]+[.$K62];15*[.$Q62]+[.$M62])-10*[.$P62]-0.5*MAX([.$H62];[.$I62];[.$J62])-5*[.$O62]-[.$B62]" office:value-type="float" office:value="-73" calcext:value-type="float">
            <text:p>-73</text:p>
          </table:table-cell>
          <table:table-cell table:style-name="ce17" table:formula="of:=((([.$F62]+1)^2)/4)+20" office:value-type="float" office:value="245" calcext:value-type="float">
            <text:p>245</text:p>
          </table:table-cell>
          <table:table-cell table:formula="of:=((([.$F62]+8)*2)^2)/([.$F62]+60)" office:value-type="float" office:value="61.5280898876405" calcext:value-type="float">
            <text:p>61.5280898876405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uscarl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63]+[.C63]+[.D63]+[.E63]-23" office:value-type="float" office:value="50" calcext:value-type="float">
            <text:p>5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3]+[.O63]*2" office:value-type="float" office:value="70" calcext:value-type="float">
            <text:p>70</text:p>
          </table:table-cell>
          <table:table-cell/>
          <table:table-cell table:formula="of:=MAX(2*[.$L63]; 25*[.$R63]+[.$K63];15*[.$Q63]+[.$M63])-10*[.$P63]-0.5*MAX([.$H63];[.$I63];[.$J63])-5*[.$O63]-[.$B63]" office:value-type="float" office:value="-88" calcext:value-type="float">
            <text:p>-88</text:p>
          </table:table-cell>
          <table:table-cell table:style-name="ce17" table:formula="of:=((([.$F63]+1)^2)/4)+20" office:value-type="float" office:value="670.25" calcext:value-type="float">
            <text:p>670.25</text:p>
          </table:table-cell>
          <table:table-cell table:formula="of:=((([.$F63]+8)*2)^2)/([.$F63]+60)" office:value-type="float" office:value="122.327272727273" calcext:value-type="float">
            <text:p>122.32727272727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Swordsman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4]+[.C64]+[.D64]+[.E64]-23" office:value-type="float" office:value="14" calcext:value-type="float">
            <text:p>1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4]+[.O64]*2" office:value-type="float" office:value="54" calcext:value-type="float">
            <text:p>54</text:p>
          </table:table-cell>
          <table:table-cell/>
          <table:table-cell table:formula="of:=MAX(2*[.$L64]; 25*[.$R64]+[.$K64];15*[.$Q64]+[.$M64])-10*[.$P64]-0.5*MAX([.$H64];[.$I64];[.$J64])-5*[.$O64]-[.$B64]" office:value-type="float" office:value="-28.5" calcext:value-type="float">
            <text:p>-28.5</text:p>
          </table:table-cell>
          <table:table-cell table:style-name="ce17" table:formula="of:=((([.$F64]+1)^2)/4)+20" office:value-type="float" office:value="76.25" calcext:value-type="float">
            <text:p>76.25</text:p>
          </table:table-cell>
          <table:table-cell table:formula="of:=((([.$F64]+8)*2)^2)/([.$F64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Swords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65]+[.C65]+[.D65]+[.E65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5]+[.O65]*2" office:value-type="float" office:value="61" calcext:value-type="float">
            <text:p>61</text:p>
          </table:table-cell>
          <table:table-cell/>
          <table:table-cell table:formula="of:=MAX(2*[.$L65]; 25*[.$R65]+[.$K65];15*[.$Q65]+[.$M65])-10*[.$P65]-0.5*MAX([.$H65];[.$I65];[.$J65])-5*[.$O65]-[.$B65]" office:value-type="float" office:value="-9" calcext:value-type="float">
            <text:p>-9</text:p>
          </table:table-cell>
          <table:table-cell table:style-name="ce17" table:formula="of:=((([.$F65]+1)^2)/4)+20" office:value-type="float" office:value="110.25" calcext:value-type="float">
            <text:p>110.25</text:p>
          </table:table-cell>
          <table:table-cell table:formula="of:=((([.$F65]+8)*2)^2)/([.$F65]+60)" office:value-type="float" office:value="34.6666666666667" calcext:value-type="float">
            <text:p>34.6666666666667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66]+[.C66]+[.D66]+[.E66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66]+[.O66]*2" office:value-type="float" office:value="70" calcext:value-type="float">
            <text:p>70</text:p>
          </table:table-cell>
          <table:table-cell/>
          <table:table-cell table:formula="of:=MAX(2*[.$L66]; 25*[.$R66]+[.$K66];15*[.$Q66]+[.$M66])-10*[.$P66]-0.5*MAX([.$H66];[.$I66];[.$J66])-5*[.$O66]-[.$B66]" office:value-type="float" office:value="-11.5" calcext:value-type="float">
            <text:p>-11.5</text:p>
          </table:table-cell>
          <table:table-cell table:style-name="ce17" table:formula="of:=((([.$F66]+1)^2)/4)+20" office:value-type="float" office:value="245" calcext:value-type="float">
            <text:p>245</text:p>
          </table:table-cell>
          <table:table-cell table:formula="of:=((([.$F66]+8)*2)^2)/([.$F66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67]+[.C67]+[.D67]+[.E67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7]+[.O67]*2" office:value-type="float" office:value="72" calcext:value-type="float">
            <text:p>72</text:p>
          </table:table-cell>
          <table:table-cell/>
          <table:table-cell table:formula="of:=MAX(2*[.$L67]; 25*[.$R67]+[.$K67];15*[.$Q67]+[.$M67])-10*[.$P67]-0.5*MAX([.$H67];[.$I67];[.$J67])-5*[.$O67]-[.$B67]" office:value-type="float" office:value="11.5" calcext:value-type="float">
            <text:p>11.5</text:p>
          </table:table-cell>
          <table:table-cell table:style-name="ce17" table:formula="of:=((([.$F67]+1)^2)/4)+20" office:value-type="float" office:value="482.25" calcext:value-type="float">
            <text:p>482.25</text:p>
          </table:table-cell>
          <table:table-cell table:formula="of:=((([.$F67]+8)*2)^2)/([.$F67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ighlander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68]+[.C68]+[.D68]+[.E68]-23" office:value-type="float" office:value="45" calcext:value-type="float">
            <text:p>4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8]+[.O68]*2" office:value-type="float" office:value="80" calcext:value-type="float">
            <text:p>80</text:p>
          </table:table-cell>
          <table:table-cell/>
          <table:table-cell table:formula="of:=MAX(2*[.$L68]; 25*[.$R68]+[.$K68];15*[.$Q68]+[.$M68])-10*[.$P68]-0.5*MAX([.$H68];[.$I68];[.$J68])-5*[.$O68]-[.$B68]" office:value-type="float" office:value="-30" calcext:value-type="float">
            <text:p>-30</text:p>
          </table:table-cell>
          <table:table-cell table:style-name="ce17" table:formula="of:=((([.$F68]+1)^2)/4)+20" office:value-type="float" office:value="549" calcext:value-type="float">
            <text:p>549</text:p>
          </table:table-cell>
          <table:table-cell table:formula="of:=((([.$F68]+8)*2)^2)/([.$F68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69]+[.C69]+[.D69]+[.E69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9]+[.O69]*2" office:value-type="float" office:value="50" calcext:value-type="float">
            <text:p>50</text:p>
          </table:table-cell>
          <table:table-cell/>
          <table:table-cell table:formula="of:=MAX(2*[.$L69]; 25*[.$R69]+[.$K69];15*[.$Q69]+[.$M69])-10*[.$P69]-0.5*MAX([.$H69];[.$I69];[.$J69])-5*[.$O69]-[.$B69]" office:value-type="float" office:value="-75.5" calcext:value-type="float">
            <text:p>-75.5</text:p>
          </table:table-cell>
          <table:table-cell table:style-name="ce17" table:formula="of:=((([.$F69]+1)^2)/4)+20" office:value-type="float" office:value="120" calcext:value-type="float">
            <text:p>120</text:p>
          </table:table-cell>
          <table:table-cell table:formula="of:=((([.$F69]+8)*2)^2)/([.$F69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Foot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0]+[.C70]+[.D70]+[.E70]-23" office:value-type="float" office:value="20" calcext:value-type="float">
            <text:p>2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0]+[.O70]*2" office:value-type="float" office:value="54" calcext:value-type="float">
            <text:p>54</text:p>
          </table:table-cell>
          <table:table-cell/>
          <table:table-cell table:formula="of:=MAX(2*[.$L70]; 25*[.$R70]+[.$K70];15*[.$Q70]+[.$M70])-10*[.$P70]-0.5*MAX([.$H70];[.$I70];[.$J70])-5*[.$O70]-[.$B70]" office:value-type="float" office:value="-70" calcext:value-type="float">
            <text:p>-70</text:p>
          </table:table-cell>
          <table:table-cell table:style-name="ce17" table:formula="of:=((([.$F70]+1)^2)/4)+20" office:value-type="float" office:value="130.25" calcext:value-type="float">
            <text:p>130.25</text:p>
          </table:table-cell>
          <table:table-cell table:formula="of:=((([.$F70]+8)*2)^2)/([.$F70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Guard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1]+[.C71]+[.D71]+[.E71]-23" office:value-type="float" office:value="25" calcext:value-type="float">
            <text:p>2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1]+[.O71]*2" office:value-type="float" office:value="56" calcext:value-type="float">
            <text:p>56</text:p>
          </table:table-cell>
          <table:table-cell/>
          <table:table-cell table:formula="of:=MAX(2*[.$L71]; 25*[.$R71]+[.$K71];15*[.$Q71]+[.$M71])-10*[.$P71]-0.5*MAX([.$H71];[.$I71];[.$J71])-5*[.$O71]-[.$B71]" office:value-type="float" office:value="0" calcext:value-type="float">
            <text:p>0</text:p>
          </table:table-cell>
          <table:table-cell table:style-name="ce17" table:formula="of:=((([.$F71]+1)^2)/4)+20" office:value-type="float" office:value="189" calcext:value-type="float">
            <text:p>189</text:p>
          </table:table-cell>
          <table:table-cell table:formula="of:=((([.$F71]+8)*2)^2)/([.$F71]+60)" office:value-type="float" office:value="51.2470588235294" calcext:value-type="float">
            <text:p>51.2470588235294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Warrio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2]+[.C72]+[.D72]+[.E72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2]+[.O72]*2" office:value-type="float" office:value="59" calcext:value-type="float">
            <text:p>59</text:p>
          </table:table-cell>
          <table:table-cell/>
          <table:table-cell table:formula="of:=MAX(2*[.$L72]; 25*[.$R72]+[.$K72];15*[.$Q72]+[.$M72])-10*[.$P72]-0.5*MAX([.$H72];[.$I72];[.$J72])-5*[.$O72]-[.$B72]" office:value-type="float" office:value="-68.5" calcext:value-type="float">
            <text:p>-68.5</text:p>
          </table:table-cell>
          <table:table-cell table:style-name="ce17" table:formula="of:=((([.$F72]+1)^2)/4)+20" office:value-type="float" office:value="202.25" calcext:value-type="float">
            <text:p>202.25</text:p>
          </table:table-cell>
          <table:table-cell table:formula="of:=((([.$F72]+8)*2)^2)/([.$F72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73]+[.C73]+[.D73]+[.E73]-23" office:value-type="float" office:value="30" calcext:value-type="float">
            <text:p>3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3]+[.O73]*2" office:value-type="float" office:value="62" calcext:value-type="float">
            <text:p>62</text:p>
          </table:table-cell>
          <table:table-cell/>
          <table:table-cell table:formula="of:=MAX(2*[.$L73]; 25*[.$R73]+[.$K73];15*[.$Q73]+[.$M73])-10*[.$P73]-0.5*MAX([.$H73];[.$I73];[.$J73])-5*[.$O73]-[.$B73]" office:value-type="float" office:value="-67" calcext:value-type="float">
            <text:p>-67</text:p>
          </table:table-cell>
          <table:table-cell table:style-name="ce17" table:formula="of:=((([.$F73]+1)^2)/4)+20" office:value-type="float" office:value="260.25" calcext:value-type="float">
            <text:p>260.25</text:p>
          </table:table-cell>
          <table:table-cell table:formula="of:=((([.$F73]+8)*2)^2)/([.$F73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74]+[.C74]+[.D74]+[.E74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4]+[.O74]*2" office:value-type="float" office:value="66" calcext:value-type="float">
            <text:p>66</text:p>
          </table:table-cell>
          <table:table-cell/>
          <table:table-cell table:formula="of:=MAX(2*[.$L74]; 25*[.$R74]+[.$K74];15*[.$Q74]+[.$M74])-10*[.$P74]-0.5*MAX([.$H74];[.$I74];[.$J74])-5*[.$O74]-[.$B74]" office:value-type="float" office:value="-74" calcext:value-type="float">
            <text:p>-74</text:p>
          </table:table-cell>
          <table:table-cell table:style-name="ce17" table:formula="of:=((([.$F74]+1)^2)/4)+20" office:value-type="float" office:value="292.25" calcext:value-type="float">
            <text:p>292.25</text:p>
          </table:table-cell>
          <table:table-cell table:formula="of:=((([.$F74]+8)*2)^2)/([.$F74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Infantry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75]+[.C75]+[.D75]+[.E75]-23"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5]+[.O75]*2" office:value-type="float" office:value="50" calcext:value-type="float">
            <text:p>50</text:p>
          </table:table-cell>
          <table:table-cell/>
          <table:table-cell table:formula="of:=MAX(2*[.$L75]; 25*[.$R75]+[.$K75];15*[.$Q75]+[.$M75])-10*[.$P75]-0.5*MAX([.$H75];[.$I75];[.$J75])-5*[.$O75]-[.$B75]" office:value-type="float" office:value="-28" calcext:value-type="float">
            <text:p>-28</text:p>
          </table:table-cell>
          <table:table-cell table:style-name="ce17" table:formula="of:=((([.$F75]+1)^2)/4)+20" office:value-type="float" office:value="92.25" calcext:value-type="float">
            <text:p>92.25</text:p>
          </table:table-cell>
          <table:table-cell table:formula="of:=((([.$F75]+8)*2)^2)/([.$F75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76]+[.C76]+[.D76]+[.E76]-23" office:value-type="float" office:value="22" calcext:value-type="float">
            <text:p>2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76]+[.O76]*2" office:value-type="float" office:value="56" calcext:value-type="float">
            <text:p>56</text:p>
          </table:table-cell>
          <table:table-cell/>
          <table:table-cell table:formula="of:=MAX(2*[.$L76]; 25*[.$R76]+[.$K76];15*[.$Q76]+[.$M76])-10*[.$P76]-0.5*MAX([.$H76];[.$I76];[.$J76])-5*[.$O76]-[.$B76]" office:value-type="float" office:value="-22.5" calcext:value-type="float">
            <text:p>-22.5</text:p>
          </table:table-cell>
          <table:table-cell table:style-name="ce17" table:formula="of:=((([.$F76]+1)^2)/4)+20" office:value-type="float" office:value="152.25" calcext:value-type="float">
            <text:p>152.25</text:p>
          </table:table-cell>
          <table:table-cell table:formula="of:=((([.$F76]+8)*2)^2)/([.$F76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Infantry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7]+[.C77]+[.D77]+[.E77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77]+[.O77]*2" office:value-type="float" office:value="67" calcext:value-type="float">
            <text:p>67</text:p>
          </table:table-cell>
          <table:table-cell/>
          <table:table-cell table:formula="of:=MAX(2*[.$L77]; 25*[.$R77]+[.$K77];15*[.$Q77]+[.$M77])-10*[.$P77]-0.5*MAX([.$H77];[.$I77];[.$J77])-5*[.$O77]-[.$B77]" office:value-type="float" office:value="-35" calcext:value-type="float">
            <text:p>-35</text:p>
          </table:table-cell>
          <table:table-cell table:style-name="ce17" table:formula="of:=((([.$F77]+1)^2)/4)+20" office:value-type="float" office:value="230.25" calcext:value-type="float">
            <text:p>230.25</text:p>
          </table:table-cell>
          <table:table-cell table:formula="of:=((([.$F77]+8)*2)^2)/([.$F77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Skirmis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0]+[.C80]+[.D80]+[.E80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0]+[.O80]*2" office:value-type="float" office:value="51" calcext:value-type="float">
            <text:p>51</text:p>
          </table:table-cell>
          <table:table-cell/>
          <table:table-cell table:formula="of:=MAX(2*[.$L80]; 25*[.$R80]+[.$K80];15*[.$Q80]+[.$M80])-10*[.$P80]-0.5*MAX([.$H80];[.$I80];[.$J80])-5*[.$O80]-[.$B80]" office:value-type="float" office:value="25.5" calcext:value-type="float">
            <text:p>25.5</text:p>
          </table:table-cell>
          <table:table-cell table:style-name="ce17" table:formula="of:=((([.$F80]+1)^2)/4)+20" office:value-type="float" office:value="120" calcext:value-type="float">
            <text:p>120</text:p>
          </table:table-cell>
          <table:table-cell table:formula="of:=((([.$F80]+8)*2)^2)/([.$F80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81]+[.C81]+[.D81]+[.E81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1]+[.O81]*2" office:value-type="float" office:value="49" calcext:value-type="float">
            <text:p>49</text:p>
          </table:table-cell>
          <table:table-cell/>
          <table:table-cell table:formula="of:=MAX(2*[.$L81]; 25*[.$R81]+[.$K81];15*[.$Q81]+[.$M81])-10*[.$P81]-0.5*MAX([.$H81];[.$I81];[.$J81])-5*[.$O81]-[.$B81]" office:value-type="float" office:value="42.5" calcext:value-type="float">
            <text:p>42.5</text:p>
          </table:table-cell>
          <table:table-cell table:style-name="ce17" table:formula="of:=((([.$F81]+1)^2)/4)+20" office:value-type="float" office:value="92.25" calcext:value-type="float">
            <text:p>92.25</text:p>
          </table:table-cell>
          <table:table-cell table:formula="of:=((([.$F81]+8)*2)^2)/([.$F81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2]+[.C82]+[.D82]+[.E82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2]+[.O82]*2" office:value-type="float" office:value="56" calcext:value-type="float">
            <text:p>56</text:p>
          </table:table-cell>
          <table:table-cell/>
          <table:table-cell table:formula="of:=MAX(2*[.$L82]; 25*[.$R82]+[.$K82];15*[.$Q82]+[.$M82])-10*[.$P82]-0.5*MAX([.$H82];[.$I82];[.$J82])-5*[.$O82]-[.$B82]" office:value-type="float" office:value="37" calcext:value-type="float">
            <text:p>37</text:p>
          </table:table-cell>
          <table:table-cell table:style-name="ce17" table:formula="of:=((([.$F82]+1)^2)/4)+20" office:value-type="float" office:value="130.25" calcext:value-type="float">
            <text:p>130.25</text:p>
          </table:table-cell>
          <table:table-cell table:formula="of:=((([.$F82]+8)*2)^2)/([.$F82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83]+[.C83]+[.D83]+[.E83]-23" office:value-type="float" office:value="26" calcext:value-type="float">
            <text:p>2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3]+[.O83]*2" office:value-type="float" office:value="58" calcext:value-type="float">
            <text:p>58</text:p>
          </table:table-cell>
          <table:table-cell/>
          <table:table-cell table:formula="of:=MAX(2*[.$L83]; 25*[.$R83]+[.$K83];15*[.$Q83]+[.$M83])-10*[.$P83]-0.5*MAX([.$H83];[.$I83];[.$J83])-5*[.$O83]-[.$B83]" office:value-type="float" office:value="17.5" calcext:value-type="float">
            <text:p>17.5</text:p>
          </table:table-cell>
          <table:table-cell table:style-name="ce17" table:formula="of:=((([.$F83]+1)^2)/4)+20" office:value-type="float" office:value="202.25" calcext:value-type="float">
            <text:p>202.25</text:p>
          </table:table-cell>
          <table:table-cell table:formula="of:=((([.$F83]+8)*2)^2)/([.$F83]+60)" office:value-type="float" office:value="53.7674418604651" calcext:value-type="float">
            <text:p>53.7674418604651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84]+[.C84]+[.D84]+[.E84]-23" office:value-type="float" office:value="17" calcext:value-type="float">
            <text:p>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4]+[.O84]*2" office:value-type="float" office:value="48" calcext:value-type="float">
            <text:p>48</text:p>
          </table:table-cell>
          <table:table-cell/>
          <table:table-cell table:formula="of:=MAX(2*[.$L84]; 25*[.$R84]+[.$K84];15*[.$Q84]+[.$M84])-10*[.$P84]-0.5*MAX([.$H84];[.$I84];[.$J84])-5*[.$O84]-[.$B84]" office:value-type="float" office:value="39" calcext:value-type="float">
            <text:p>39</text:p>
          </table:table-cell>
          <table:table-cell table:style-name="ce17" table:formula="of:=((([.$F84]+1)^2)/4)+20" office:value-type="float" office:value="101" calcext:value-type="float">
            <text:p>101</text:p>
          </table:table-cell>
          <table:table-cell table:formula="of:=((([.$F84]+8)*2)^2)/([.$F84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85]+[.C85]+[.D85]+[.E85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5]+[.O85]*2" office:value-type="float" office:value="56" calcext:value-type="float">
            <text:p>56</text:p>
          </table:table-cell>
          <table:table-cell/>
          <table:table-cell table:formula="of:=MAX(2*[.$L85]; 25*[.$R85]+[.$K85];15*[.$Q85]+[.$M85])-10*[.$P85]-0.5*MAX([.$H85];[.$I85];[.$J85])-5*[.$O85]-[.$B85]" office:value-type="float" office:value="40" calcext:value-type="float">
            <text:p>40</text:p>
          </table:table-cell>
          <table:table-cell table:style-name="ce17" table:formula="of:=((([.$F85]+1)^2)/4)+20" office:value-type="float" office:value="216" calcext:value-type="float">
            <text:p>216</text:p>
          </table:table-cell>
          <table:table-cell table:formula="of:=((([.$F85]+8)*2)^2)/([.$F85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ord Foot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6]+[.C86]+[.D86]+[.E86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6]+[.O86]*2" office:value-type="float" office:value="51" calcext:value-type="float">
            <text:p>51</text:p>
          </table:table-cell>
          <table:table-cell/>
          <table:table-cell table:formula="of:=MAX(2*[.$L86]; 25*[.$R86]+[.$K86];15*[.$Q86]+[.$M86])-10*[.$P86]-0.5*MAX([.$H86];[.$I86];[.$J86])-5*[.$O86]-[.$B86]" office:value-type="float" office:value="35.5" calcext:value-type="float">
            <text:p>35.5</text:p>
          </table:table-cell>
          <table:table-cell table:style-name="ce17" table:formula="of:=((([.$F86]+1)^2)/4)+20" office:value-type="float" office:value="110.25" calcext:value-type="float">
            <text:p>110.25</text:p>
          </table:table-cell>
          <table:table-cell table:formula="of:=((([.$F86]+8)*2)^2)/([.$F86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87]+[.C87]+[.D87]+[.E87]-23" office:value-type="float" office:value="17" calcext:value-type="float">
            <text:p>1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7]+[.O87]*2" office:value-type="float" office:value="51" calcext:value-type="float">
            <text:p>51</text:p>
          </table:table-cell>
          <table:table-cell/>
          <table:table-cell table:formula="of:=MAX(2*[.$L87]; 25*[.$R87]+[.$K87];15*[.$Q87]+[.$M87])-10*[.$P87]-0.5*MAX([.$H87];[.$I87];[.$J87])-5*[.$O87]-[.$B87]" office:value-type="float" office:value="40.5" calcext:value-type="float">
            <text:p>40.5</text:p>
          </table:table-cell>
          <table:table-cell table:style-name="ce17" table:formula="of:=((([.$F87]+1)^2)/4)+20" office:value-type="float" office:value="101" calcext:value-type="float">
            <text:p>101</text:p>
          </table:table-cell>
          <table:table-cell table:formula="of:=((([.$F87]+8)*2)^2)/([.$F87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Guard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88]+[.C88]+[.D88]+[.E88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8]+[.O88]*2" office:value-type="float" office:value="61" calcext:value-type="float">
            <text:p>61</text:p>
          </table:table-cell>
          <table:table-cell/>
          <table:table-cell table:formula="of:=MAX(2*[.$L88]; 25*[.$R88]+[.$K88];15*[.$Q88]+[.$M88])-10*[.$P88]-0.5*MAX([.$H88];[.$I88];[.$J88])-5*[.$O88]-[.$B88]" office:value-type="float" office:value="-3" calcext:value-type="float">
            <text:p>-3</text:p>
          </table:table-cell>
          <table:table-cell table:style-name="ce17" table:formula="of:=((([.$F88]+1)^2)/4)+20" office:value-type="float" office:value="245" calcext:value-type="float">
            <text:p>245</text:p>
          </table:table-cell>
          <table:table-cell table:formula="of:=((([.$F88]+8)*2)^2)/([.$F88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Skirmisher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89]+[.C89]+[.D89]+[.E89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9]+[.O89]*2" office:value-type="float" office:value="58" calcext:value-type="float">
            <text:p>58</text:p>
          </table:table-cell>
          <table:table-cell/>
          <table:table-cell table:formula="of:=MAX(2*[.$L89]; 25*[.$R89]+[.$K89];15*[.$Q89]+[.$M89])-10*[.$P89]-0.5*MAX([.$H89];[.$I89];[.$J89])-5*[.$O89]-[.$B89]" office:value-type="float" office:value="25" calcext:value-type="float">
            <text:p>25</text:p>
          </table:table-cell>
          <table:table-cell table:style-name="ce17" table:formula="of:=((([.$F89]+1)^2)/4)+20" office:value-type="float" office:value="189" calcext:value-type="float">
            <text:p>189</text:p>
          </table:table-cell>
          <table:table-cell table:formula="of:=((([.$F89]+8)*2)^2)/([.$F89]+60)" office:value-type="float" office:value="51.2470588235294" calcext:value-type="float">
            <text:p>51.247058823529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King's Guard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90]+[.C90]+[.D90]+[.E90]-23" office:value-type="float" office:value="52" calcext:value-type="float">
            <text:p>5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0]+[.O90]*2" office:value-type="float" office:value="75" calcext:value-type="float">
            <text:p>75</text:p>
          </table:table-cell>
          <table:table-cell/>
          <table:table-cell table:formula="of:=MAX(2*[.$L90]; 25*[.$R90]+[.$K90];15*[.$Q90]+[.$M90])-10*[.$P90]-0.5*MAX([.$H90];[.$I90];[.$J90])-5*[.$O90]-[.$B90]" office:value-type="float" office:value="-18.5" calcext:value-type="float">
            <text:p>-18.5</text:p>
          </table:table-cell>
          <table:table-cell table:style-name="ce17" table:formula="of:=((([.$F90]+1)^2)/4)+20" office:value-type="float" office:value="722.25" calcext:value-type="float">
            <text:p>722.25</text:p>
          </table:table-cell>
          <table:table-cell table:formula="of:=((([.$F90]+8)*2)^2)/([.$F90]+60)" office:value-type="float" office:value="128.571428571429" calcext:value-type="float">
            <text:p>128.571428571429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91]+[.C91]+[.D91]+[.E91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1]+[.O91]*2" office:value-type="float" office:value="50" calcext:value-type="float">
            <text:p>50</text:p>
          </table:table-cell>
          <table:table-cell/>
          <table:table-cell table:formula="of:=MAX(2*[.$L91]; 25*[.$R91]+[.$K91];15*[.$Q91]+[.$M91])-10*[.$P91]-0.5*MAX([.$H91];[.$I91];[.$J91])-5*[.$O91]-[.$B91]" office:value-type="float" office:value="19" calcext:value-type="float">
            <text:p>19</text:p>
          </table:table-cell>
          <table:table-cell table:style-name="ce17" table:formula="of:=((([.$F91]+1)^2)/4)+20" office:value-type="float" office:value="92.25" calcext:value-type="float">
            <text:p>92.25</text:p>
          </table:table-cell>
          <table:table-cell table:formula="of:=((([.$F91]+8)*2)^2)/([.$F91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Champio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92]+[.C92]+[.D92]+[.E92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2]+[.O92]*2" office:value-type="float" office:value="58" calcext:value-type="float">
            <text:p>58</text:p>
          </table:table-cell>
          <table:table-cell/>
          <table:table-cell table:formula="of:=MAX(2*[.$L92]; 25*[.$R92]+[.$K92];15*[.$Q92]+[.$M92])-10*[.$P92]-0.5*MAX([.$H92];[.$I92];[.$J92])-5*[.$O92]-[.$B92]" office:value-type="float" office:value="-15" calcext:value-type="float">
            <text:p>-15</text:p>
          </table:table-cell>
          <table:table-cell table:style-name="ce17" table:formula="of:=((([.$F92]+1)^2)/4)+20" office:value-type="float" office:value="120" calcext:value-type="float">
            <text:p>120</text:p>
          </table:table-cell>
          <table:table-cell table:formula="of:=((([.$F92]+8)*2)^2)/([.$F92]+60)" office:value-type="float" office:value="36.9113924050633" calcext:value-type="float">
            <text:p>36.911392405063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B93]+[.C93]+[.D93]+[.E93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93]+[.O93]*2" office:value-type="float" office:value="48" calcext:value-type="float">
            <text:p>48</text:p>
          </table:table-cell>
          <table:table-cell/>
          <table:table-cell table:formula="of:=MAX(2*[.$L93]; 25*[.$R93]+[.$K93];15*[.$Q93]+[.$M93])-10*[.$P93]-0.5*MAX([.$H93];[.$I93];[.$J93])-5*[.$O93]-[.$B93]" office:value-type="float" office:value="71.5" calcext:value-type="float">
            <text:p>71.5</text:p>
          </table:table-cell>
          <table:table-cell table:style-name="ce17" table:formula="of:=((([.$F93]+1)^2)/4)+20" office:value-type="float" office:value="110.25" calcext:value-type="float">
            <text:p>110.25</text:p>
          </table:table-cell>
          <table:table-cell table:formula="of:=((([.$F93]+8)*2)^2)/([.$F93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4]+[.C94]+[.D94]+[.E94]-23" office:value-type="float" office:value="24" calcext:value-type="float">
            <text:p>24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4]+[.O94]*2" office:value-type="float" office:value="55" calcext:value-type="float">
            <text:p>55</text:p>
          </table:table-cell>
          <table:table-cell/>
          <table:table-cell table:formula="of:=MAX(2*[.$L94]; 25*[.$R94]+[.$K94];15*[.$Q94]+[.$M94])-10*[.$P94]-0.5*MAX([.$H94];[.$I94];[.$J94])-5*[.$O94]-[.$B94]" office:value-type="float" office:value="68.5" calcext:value-type="float">
            <text:p>68.5</text:p>
          </table:table-cell>
          <table:table-cell table:style-name="ce17" table:formula="of:=((([.$F94]+1)^2)/4)+20" office:value-type="float" office:value="176.25" calcext:value-type="float">
            <text:p>176.25</text:p>
          </table:table-cell>
          <table:table-cell table:formula="of:=((([.$F94]+8)*2)^2)/([.$F94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5]+[.C95]+[.D95]+[.E95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5]+[.O95]*2" office:value-type="float" office:value="54" calcext:value-type="float">
            <text:p>54</text:p>
          </table:table-cell>
          <table:table-cell/>
          <table:table-cell table:formula="of:=MAX(2*[.$L95]; 25*[.$R95]+[.$K95];15*[.$Q95]+[.$M95])-10*[.$P95]-0.5*MAX([.$H95];[.$I95];[.$J95])-5*[.$O95]-[.$B95]" office:value-type="float" office:value="59.5" calcext:value-type="float">
            <text:p>59.5</text:p>
          </table:table-cell>
          <table:table-cell table:style-name="ce17" table:formula="of:=((([.$F95]+1)^2)/4)+20" office:value-type="float" office:value="164" calcext:value-type="float">
            <text:p>164</text:p>
          </table:table-cell>
          <table:table-cell table:formula="of:=((([.$F95]+8)*2)^2)/([.$F95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6]+[.C96]+[.D96]+[.E96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6]+[.O96]*2" office:value-type="float" office:value="47" calcext:value-type="float">
            <text:p>47</text:p>
          </table:table-cell>
          <table:table-cell/>
          <table:table-cell table:formula="of:=MAX(2*[.$L96]; 25*[.$R96]+[.$K96];15*[.$Q96]+[.$M96])-10*[.$P96]-0.5*MAX([.$H96];[.$I96];[.$J96])-5*[.$O96]-[.$B96]" office:value-type="float" office:value="35.5" calcext:value-type="float">
            <text:p>35.5</text:p>
          </table:table-cell>
          <table:table-cell table:style-name="ce17" table:formula="of:=((([.$F96]+1)^2)/4)+20" office:value-type="float" office:value="101" calcext:value-type="float">
            <text:p>101</text:p>
          </table:table-cell>
          <table:table-cell table:formula="of:=((([.$F96]+8)*2)^2)/([.$F96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7]+[.C97]+[.D97]+[.E97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7]+[.O97]*2" office:value-type="float" office:value="56" calcext:value-type="float">
            <text:p>56</text:p>
          </table:table-cell>
          <table:table-cell/>
          <table:table-cell table:formula="of:=MAX(2*[.$L97]; 25*[.$R97]+[.$K97];15*[.$Q97]+[.$M97])-10*[.$P97]-0.5*MAX([.$H97];[.$I97];[.$J97])-5*[.$O97]-[.$B97]" office:value-type="float" office:value="25" calcext:value-type="float">
            <text:p>25</text:p>
          </table:table-cell>
          <table:table-cell table:style-name="ce17" table:formula="of:=((([.$F97]+1)^2)/4)+20" office:value-type="float" office:value="202.25" calcext:value-type="float">
            <text:p>202.25</text:p>
          </table:table-cell>
          <table:table-cell table:formula="of:=((([.$F97]+8)*2)^2)/([.$F97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Spearman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Spear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00]+[.C100]+[.D100]+[.E100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0]+[.O100]*2" office:value-type="float" office:value="56" calcext:value-type="float">
            <text:p>56</text:p>
          </table:table-cell>
          <table:table-cell/>
          <table:table-cell table:formula="of:=MAX(2*[.$L100]; 25*[.$R100]+[.$K100];15*[.$Q100]+[.$M100])-10*[.$P100]-0.5*MAX([.$H100];[.$I100];[.$J100])-5*[.$O100]-[.$B100]" office:value-type="float" office:value="-45" calcext:value-type="float">
            <text:p>-45</text:p>
          </table:table-cell>
          <table:table-cell table:style-name="ce17" table:formula="of:=((([.$F100]+1)^2)/4)+20" office:value-type="float" office:value="110.25" calcext:value-type="float">
            <text:p>110.25</text:p>
          </table:table-cell>
          <table:table-cell table:formula="of:=((([.$F100]+8)*2)^2)/([.$F100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01]+[.C101]+[.D101]+[.E101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1]+[.O101]*2" office:value-type="float" office:value="67" calcext:value-type="float">
            <text:p>67</text:p>
          </table:table-cell>
          <table:table-cell/>
          <table:table-cell table:formula="of:=MAX(2*[.$L101]; 25*[.$R101]+[.$K101];15*[.$Q101]+[.$M101])-10*[.$P101]-0.5*MAX([.$H101];[.$I101];[.$J101])-5*[.$O101]-[.$B101]" office:value-type="float" office:value="-35" calcext:value-type="float">
            <text:p>-35</text:p>
          </table:table-cell>
          <table:table-cell table:style-name="ce17" table:formula="of:=((([.$F101]+1)^2)/4)+20" office:value-type="float" office:value="176.25" calcext:value-type="float">
            <text:p>176.25</text:p>
          </table:table-cell>
          <table:table-cell table:formula="of:=((([.$F101]+8)*2)^2)/([.$F101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02]+[.C102]+[.D102]+[.E102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2]+[.O102]*2" office:value-type="float" office:value="66" calcext:value-type="float">
            <text:p>66</text:p>
          </table:table-cell>
          <table:table-cell/>
          <table:table-cell table:formula="of:=MAX(2*[.$L102]; 25*[.$R102]+[.$K102];15*[.$Q102]+[.$M102])-10*[.$P102]-0.5*MAX([.$H102];[.$I102];[.$J102])-5*[.$O102]-[.$B102]" office:value-type="float" office:value="-39" calcext:value-type="float">
            <text:p>-39</text:p>
          </table:table-cell>
          <table:table-cell table:style-name="ce17" table:formula="of:=((([.$F102]+1)^2)/4)+20" office:value-type="float" office:value="164" calcext:value-type="float">
            <text:p>164</text:p>
          </table:table-cell>
          <table:table-cell table:formula="of:=((([.$F102]+8)*2)^2)/([.$F102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Pikeman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03]+[.C103]+[.D103]+[.E103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3]+[.O103]*2" office:value-type="float" office:value="77" calcext:value-type="float">
            <text:p>77</text:p>
          </table:table-cell>
          <table:table-cell/>
          <table:table-cell table:formula="of:=MAX(2*[.$L103]; 25*[.$R103]+[.$K103];15*[.$Q103]+[.$M103])-10*[.$P103]-0.5*MAX([.$H103];[.$I103];[.$J103])-5*[.$O103]-[.$B103]" office:value-type="float" office:value="-49" calcext:value-type="float">
            <text:p>-49</text:p>
          </table:table-cell>
          <table:table-cell table:style-name="ce17" table:formula="of:=((([.$F103]+1)^2)/4)+20" office:value-type="float" office:value="245" calcext:value-type="float">
            <text:p>245</text:p>
          </table:table-cell>
          <table:table-cell table:formula="of:=((([.$F103]+8)*2)^2)/([.$F103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04]+[.C104]+[.D104]+[.E104]-23"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4]+[.O104]*2" office:value-type="float" office:value="59" calcext:value-type="float">
            <text:p>59</text:p>
          </table:table-cell>
          <table:table-cell/>
          <table:table-cell table:formula="of:=MAX(2*[.$L104]; 25*[.$R104]+[.$K104];15*[.$Q104]+[.$M104])-10*[.$P104]-0.5*MAX([.$H104];[.$I104];[.$J104])-5*[.$O104]-[.$B104]" office:value-type="float" office:value="-69" calcext:value-type="float">
            <text:p>-69</text:p>
          </table:table-cell>
          <table:table-cell table:style-name="ce17" table:formula="of:=((([.$F104]+1)^2)/4)+20" office:value-type="float" office:value="141" calcext:value-type="float">
            <text:p>141</text:p>
          </table:table-cell>
          <table:table-cell table:formula="of:=((([.$F104]+8)*2)^2)/([.$F104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Spearma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05]+[.C105]+[.D105]+[.E105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5]+[.O105]*2" office:value-type="float" office:value="50" calcext:value-type="float">
            <text:p>50</text:p>
          </table:table-cell>
          <table:table-cell/>
          <table:table-cell table:formula="of:=MAX(2*[.$L105]; 25*[.$R105]+[.$K105];15*[.$Q105]+[.$M105])-10*[.$P105]-0.5*MAX([.$H105];[.$I105];[.$J105])-5*[.$O105]-[.$B105]" office:value-type="float" office:value="-78.5" calcext:value-type="float">
            <text:p>-78.5</text:p>
          </table:table-cell>
          <table:table-cell table:style-name="ce17" table:formula="of:=((([.$F105]+1)^2)/4)+20" office:value-type="float" office:value="84" calcext:value-type="float">
            <text:p>84</text:p>
          </table:table-cell>
          <table:table-cell table:formula="of:=((([.$F105]+8)*2)^2)/([.$F105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06]+[.C106]+[.D106]+[.E106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6]+[.O106]*2" office:value-type="float" office:value="57" calcext:value-type="float">
            <text:p>57</text:p>
          </table:table-cell>
          <table:table-cell/>
          <table:table-cell table:formula="of:=MAX(2*[.$L106]; 25*[.$R106]+[.$K106];15*[.$Q106]+[.$M106])-10*[.$P106]-0.5*MAX([.$H106];[.$I106];[.$J106])-5*[.$O106]-[.$B106]" office:value-type="float" office:value="-74" calcext:value-type="float">
            <text:p>-74</text:p>
          </table:table-cell>
          <table:table-cell table:style-name="ce17" table:formula="of:=((([.$F106]+1)^2)/4)+20" office:value-type="float" office:value="152.25" calcext:value-type="float">
            <text:p>152.25</text:p>
          </table:table-cell>
          <table:table-cell table:formula="of:=((([.$F106]+8)*2)^2)/([.$F106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07]+[.C107]+[.D107]+[.E107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7]+[.O107]*2" office:value-type="float" office:value="55" calcext:value-type="float">
            <text:p>55</text:p>
          </table:table-cell>
          <table:table-cell/>
          <table:table-cell table:formula="of:=MAX(2*[.$L107]; 25*[.$R107]+[.$K107];15*[.$Q107]+[.$M107])-10*[.$P107]-0.5*MAX([.$H107];[.$I107];[.$J107])-5*[.$O107]-[.$B107]" office:value-type="float" office:value="-86.5" calcext:value-type="float">
            <text:p>-86.5</text:p>
          </table:table-cell>
          <table:table-cell table:style-name="ce17" table:formula="of:=((([.$F107]+1)^2)/4)+20" office:value-type="float" office:value="101" calcext:value-type="float">
            <text:p>101</text:p>
          </table:table-cell>
          <table:table-cell table:formula="of:=((([.$F107]+8)*2)^2)/([.$F107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8]+[.C108]+[.D108]+[.E108]-23"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8]+[.O108]*2" office:value-type="float" office:value="63" calcext:value-type="float">
            <text:p>63</text:p>
          </table:table-cell>
          <table:table-cell/>
          <table:table-cell table:formula="of:=MAX(2*[.$L108]; 25*[.$R108]+[.$K108];15*[.$Q108]+[.$M108])-10*[.$P108]-0.5*MAX([.$H108];[.$I108];[.$J108])-5*[.$O108]-[.$B108]" office:value-type="float" office:value="-70.5" calcext:value-type="float">
            <text:p>-70.5</text:p>
          </table:table-cell>
          <table:table-cell table:style-name="ce17" table:formula="of:=((([.$F108]+1)^2)/4)+20" office:value-type="float" office:value="152.25" calcext:value-type="float">
            <text:p>152.25</text:p>
          </table:table-cell>
          <table:table-cell table:formula="of:=((([.$F108]+8)*2)^2)/([.$F108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Spearman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9]+[.C109]+[.D109]+[.E109]-23" office:value-type="float" office:value="15" calcext:value-type="float">
            <text:p>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9]+[.O109]*2" office:value-type="float" office:value="57" calcext:value-type="float">
            <text:p>57</text:p>
          </table:table-cell>
          <table:table-cell/>
          <table:table-cell table:formula="of:=MAX(2*[.$L109]; 25*[.$R109]+[.$K109];15*[.$Q109]+[.$M109])-10*[.$P109]-0.5*MAX([.$H109];[.$I109];[.$J109])-5*[.$O109]-[.$B109]" office:value-type="float" office:value="-69.5" calcext:value-type="float">
            <text:p>-69.5</text:p>
          </table:table-cell>
          <table:table-cell table:style-name="ce17" table:formula="of:=((([.$F109]+1)^2)/4)+20" office:value-type="float" office:value="84" calcext:value-type="float">
            <text:p>84</text:p>
          </table:table-cell>
          <table:table-cell table:formula="of:=((([.$F109]+8)*2)^2)/([.$F109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Spearman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10]+[.C110]+[.D110]+[.E110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0]+[.O110]*2" office:value-type="float" office:value="63" calcext:value-type="float">
            <text:p>63</text:p>
          </table:table-cell>
          <table:table-cell/>
          <table:table-cell table:formula="of:=MAX(2*[.$L110]; 25*[.$R110]+[.$K110];15*[.$Q110]+[.$M110])-10*[.$P110]-0.5*MAX([.$H110];[.$I110];[.$J110])-5*[.$O110]-[.$B110]" office:value-type="float" office:value="-56" calcext:value-type="float">
            <text:p>-56</text:p>
          </table:table-cell>
          <table:table-cell table:style-name="ce17" table:formula="of:=((([.$F110]+1)^2)/4)+20" office:value-type="float" office:value="130.25" calcext:value-type="float">
            <text:p>130.25</text:p>
          </table:table-cell>
          <table:table-cell table:formula="of:=((([.$F110]+8)*2)^2)/([.$F110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11]+[.C111]+[.D111]+[.E111]-23"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1]+[.O111]*2" office:value-type="float" office:value="70" calcext:value-type="float">
            <text:p>70</text:p>
          </table:table-cell>
          <table:table-cell/>
          <table:table-cell table:formula="of:=MAX(2*[.$L111]; 25*[.$R111]+[.$K111];15*[.$Q111]+[.$M111])-10*[.$P111]-0.5*MAX([.$H111];[.$I111];[.$J111])-5*[.$O111]-[.$B111]" office:value-type="float" office:value="-54" calcext:value-type="float">
            <text:p>-54</text:p>
          </table:table-cell>
          <table:table-cell table:style-name="ce17" table:formula="of:=((([.$F111]+1)^2)/4)+20" office:value-type="float" office:value="292.25" calcext:value-type="float">
            <text:p>292.25</text:p>
          </table:table-cell>
          <table:table-cell table:formula="of:=((([.$F111]+8)*2)^2)/([.$F111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12]+[.C112]+[.D112]+[.E112]-23" office:value-type="float" office:value="17" calcext:value-type="float">
            <text:p>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2]+[.O112]*2" office:value-type="float" office:value="53" calcext:value-type="float">
            <text:p>53</text:p>
          </table:table-cell>
          <table:table-cell/>
          <table:table-cell table:formula="of:=MAX(2*[.$L112]; 25*[.$R112]+[.$K112];15*[.$Q112]+[.$M112])-10*[.$P112]-0.5*MAX([.$H112];[.$I112];[.$J112])-5*[.$O112]-[.$B112]" office:value-type="float" office:value="-86.5" calcext:value-type="float">
            <text:p>-86.5</text:p>
          </table:table-cell>
          <table:table-cell table:style-name="ce17" table:formula="of:=((([.$F112]+1)^2)/4)+20" office:value-type="float" office:value="101" calcext:value-type="float">
            <text:p>101</text:p>
          </table:table-cell>
          <table:table-cell table:formula="of:=((([.$F112]+8)*2)^2)/([.$F112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3]+[.C113]+[.D113]+[.E113]-23" office:value-type="float" office:value="23" calcext:value-type="float">
            <text:p>23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3]+[.O113]*2" office:value-type="float" office:value="59" calcext:value-type="float">
            <text:p>59</text:p>
          </table:table-cell>
          <table:table-cell/>
          <table:table-cell table:formula="of:=MAX(2*[.$L113]; 25*[.$R113]+[.$K113];15*[.$Q113]+[.$M113])-10*[.$P113]-0.5*MAX([.$H113];[.$I113];[.$J113])-5*[.$O113]-[.$B113]" office:value-type="float" office:value="-71" calcext:value-type="float">
            <text:p>-71</text:p>
          </table:table-cell>
          <table:table-cell table:style-name="ce17" table:formula="of:=((([.$F113]+1)^2)/4)+20" office:value-type="float" office:value="164" calcext:value-type="float">
            <text:p>164</text:p>
          </table:table-cell>
          <table:table-cell table:formula="of:=((([.$F113]+8)*2)^2)/([.$F113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4]+[.C114]+[.D114]+[.E114]-23" office:value-type="float" office:value="29" calcext:value-type="float">
            <text:p>29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4]+[.O114]*2" office:value-type="float" office:value="65" calcext:value-type="float">
            <text:p>65</text:p>
          </table:table-cell>
          <table:table-cell/>
          <table:table-cell table:formula="of:=MAX(2*[.$L114]; 25*[.$R114]+[.$K114];15*[.$Q114]+[.$M114])-10*[.$P114]-0.5*MAX([.$H114];[.$I114];[.$J114])-5*[.$O114]-[.$B114]" office:value-type="float" office:value="-78" calcext:value-type="float">
            <text:p>-78</text:p>
          </table:table-cell>
          <table:table-cell table:style-name="ce17" table:formula="of:=((([.$F114]+1)^2)/4)+20" office:value-type="float" office:value="245" calcext:value-type="float">
            <text:p>245</text:p>
          </table:table-cell>
          <table:table-cell table:formula="of:=((([.$F114]+8)*2)^2)/([.$F114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Spearman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115]+[.C115]+[.D115]+[.E115]-23" office:value-type="float" office:value="42" calcext:value-type="float">
            <text:p>42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5]+[.O115]*2" office:value-type="float" office:value="72" calcext:value-type="float">
            <text:p>72</text:p>
          </table:table-cell>
          <table:table-cell/>
          <table:table-cell table:formula="of:=MAX(2*[.$L115]; 25*[.$R115]+[.$K115];15*[.$Q115]+[.$M115])-10*[.$P115]-0.5*MAX([.$H115];[.$I115];[.$J115])-5*[.$O115]-[.$B115]" office:value-type="float" office:value="-126" calcext:value-type="float">
            <text:p>-126</text:p>
          </table:table-cell>
          <table:table-cell table:style-name="ce17" table:formula="of:=((([.$F115]+1)^2)/4)+20" office:value-type="float" office:value="482.25" calcext:value-type="float">
            <text:p>482.25</text:p>
          </table:table-cell>
          <table:table-cell table:formula="of:=((([.$F115]+8)*2)^2)/([.$F115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16]+[.C116]+[.D116]+[.E116]-23" office:value-type="float" office:value="16" calcext:value-type="float">
            <text:p>16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6]+[.O116]*2" office:value-type="float" office:value="53" calcext:value-type="float">
            <text:p>53</text:p>
          </table:table-cell>
          <table:table-cell/>
          <table:table-cell table:formula="of:=MAX(2*[.$L116]; 25*[.$R116]+[.$K116];15*[.$Q116]+[.$M116])-10*[.$P116]-0.5*MAX([.$H116];[.$I116];[.$J116])-5*[.$O116]-[.$B116]" office:value-type="float" office:value="-39" calcext:value-type="float">
            <text:p>-39</text:p>
          </table:table-cell>
          <table:table-cell table:style-name="ce17" table:formula="of:=((([.$F116]+1)^2)/4)+20" office:value-type="float" office:value="92.25" calcext:value-type="float">
            <text:p>92.25</text:p>
          </table:table-cell>
          <table:table-cell table:formula="of:=((([.$F116]+8)*2)^2)/([.$F116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7]+[.C117]+[.D117]+[.E117]-23" office:value-type="float" office:value="22" calcext:value-type="float">
            <text:p>22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17]+[.O117]*2" office:value-type="float" office:value="59" calcext:value-type="float">
            <text:p>59</text:p>
          </table:table-cell>
          <table:table-cell/>
          <table:table-cell table:formula="of:=MAX(2*[.$L117]; 25*[.$R117]+[.$K117];15*[.$Q117]+[.$M117])-10*[.$P117]-0.5*MAX([.$H117];[.$I117];[.$J117])-5*[.$O117]-[.$B117]" office:value-type="float" office:value="-28.5" calcext:value-type="float">
            <text:p>-28.5</text:p>
          </table:table-cell>
          <table:table-cell table:style-name="ce17" table:formula="of:=((([.$F117]+1)^2)/4)+20" office:value-type="float" office:value="152.25" calcext:value-type="float">
            <text:p>152.25</text:p>
          </table:table-cell>
          <table:table-cell table:formula="of:=((([.$F117]+8)*2)^2)/([.$F117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Pikeman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Vaegir Pike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20]+[.C120]+[.D120]+[.E120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0]+[.O120]*2" office:value-type="float" office:value="60" calcext:value-type="float">
            <text:p>60</text:p>
          </table:table-cell>
          <table:table-cell/>
          <table:table-cell table:formula="of:=MAX(2*[.$L120]; 25*[.$R120]+[.$K120];15*[.$Q120]+[.$M120])-10*[.$P120]-0.5*MAX([.$H120];[.$I120];[.$J120])-5*[.$O120]-[.$B120]" office:value-type="float" office:value="-77.5" calcext:value-type="float">
            <text:p>-77.5</text:p>
          </table:table-cell>
          <table:table-cell table:style-name="ce17" table:formula="of:=((([.$F120]+1)^2)/4)+20" office:value-type="float" office:value="152.25" calcext:value-type="float">
            <text:p>152.25</text:p>
          </table:table-cell>
          <table:table-cell table:formula="of:=((([.$F120]+8)*2)^2)/([.$F120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21]+[.C121]+[.D121]+[.E121]-23" office:value-type="float" office:value="30" calcext:value-type="float">
            <text:p>3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1]+[.O121]*2" office:value-type="float" office:value="67" calcext:value-type="float">
            <text:p>67</text:p>
          </table:table-cell>
          <table:table-cell/>
          <table:table-cell table:formula="of:=MAX(2*[.$L121]; 25*[.$R121]+[.$K121];15*[.$Q121]+[.$M121])-10*[.$P121]-0.5*MAX([.$H121];[.$I121];[.$J121])-5*[.$O121]-[.$B121]" office:value-type="float" office:value="-77.5" calcext:value-type="float">
            <text:p>-77.5</text:p>
          </table:table-cell>
          <table:table-cell table:style-name="ce17" table:formula="of:=((([.$F121]+1)^2)/4)+20" office:value-type="float" office:value="260.25" calcext:value-type="float">
            <text:p>260.25</text:p>
          </table:table-cell>
          <table:table-cell table:formula="of:=((([.$F121]+8)*2)^2)/([.$F121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Pikem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22]+[.C122]+[.D122]+[.E122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22]+[.O122]*2" office:value-type="float" office:value="63" calcext:value-type="float">
            <text:p>63</text:p>
          </table:table-cell>
          <table:table-cell/>
          <table:table-cell table:formula="of:=MAX(2*[.$L122]; 25*[.$R122]+[.$K122];15*[.$Q122]+[.$M122])-10*[.$P122]-0.5*MAX([.$H122];[.$I122];[.$J122])-5*[.$O122]-[.$B122]" office:value-type="float" office:value="-61.5" calcext:value-type="float">
            <text:p>-61.5</text:p>
          </table:table-cell>
          <table:table-cell table:style-name="ce17" table:formula="of:=((([.$F122]+1)^2)/4)+20" office:value-type="float" office:value="110.25" calcext:value-type="float">
            <text:p>110.25</text:p>
          </table:table-cell>
          <table:table-cell table:formula="of:=((([.$F122]+8)*2)^2)/([.$F122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23]+[.C123]+[.D123]+[.E123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23]+[.O123]*2" office:value-type="float" office:value="73" calcext:value-type="float">
            <text:p>73</text:p>
          </table:table-cell>
          <table:table-cell/>
          <table:table-cell table:formula="of:=MAX(2*[.$L123]; 25*[.$R123]+[.$K123];15*[.$Q123]+[.$M123])-10*[.$P123]-0.5*MAX([.$H123];[.$I123];[.$J123])-5*[.$O123]-[.$B123]" office:value-type="float" office:value="-70" calcext:value-type="float">
            <text:p>-70</text:p>
          </table:table-cell>
          <table:table-cell table:style-name="ce17" table:formula="of:=((([.$F123]+1)^2)/4)+20" office:value-type="float" office:value="230.25" calcext:value-type="float">
            <text:p>230.25</text:p>
          </table:table-cell>
          <table:table-cell table:formula="of:=((([.$F123]+8)*2)^2)/([.$F123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Pikema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24]+[.C124]+[.D124]+[.E124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4]+[.O124]*2" office:value-type="float" office:value="54" calcext:value-type="float">
            <text:p>54</text:p>
          </table:table-cell>
          <table:table-cell/>
          <table:table-cell table:formula="of:=MAX(2*[.$L124]; 25*[.$R124]+[.$K124];15*[.$Q124]+[.$M124])-10*[.$P124]-0.5*MAX([.$H124];[.$I124];[.$J124])-5*[.$O124]-[.$B124]" office:value-type="float" office:value="-93" calcext:value-type="float">
            <text:p>-93</text:p>
          </table:table-cell>
          <table:table-cell table:style-name="ce17" table:formula="of:=((([.$F124]+1)^2)/4)+20" office:value-type="float" office:value="101" calcext:value-type="float">
            <text:p>101</text:p>
          </table:table-cell>
          <table:table-cell table:formula="of:=((([.$F124]+8)*2)^2)/([.$F124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Pike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25]+[.C125]+[.D125]+[.E125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5]+[.O125]*2" office:value-type="float" office:value="59" calcext:value-type="float">
            <text:p>59</text:p>
          </table:table-cell>
          <table:table-cell/>
          <table:table-cell table:formula="of:=MAX(2*[.$L125]; 25*[.$R125]+[.$K125];15*[.$Q125]+[.$M125])-10*[.$P125]-0.5*MAX([.$H125];[.$I125];[.$J125])-5*[.$O125]-[.$B125]" office:value-type="float" office:value="-81" calcext:value-type="float">
            <text:p>-81</text:p>
          </table:table-cell>
          <table:table-cell table:style-name="ce17" table:formula="of:=((([.$F125]+1)^2)/4)+20" office:value-type="float" office:value="164" calcext:value-type="float">
            <text:p>164</text:p>
          </table:table-cell>
          <table:table-cell table:formula="of:=((([.$F125]+8)*2)^2)/([.$F125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Arc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Bowma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28]+[.C128]+[.D128]+[.E128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28]+[.O128]*2" office:value-type="float" office:value="48" calcext:value-type="float">
            <text:p>48</text:p>
          </table:table-cell>
          <table:table-cell/>
          <table:table-cell table:formula="of:=MAX(2*[.$L128]; 25*[.$R128]+[.$K128];15*[.$Q128]+[.$M128])-10*[.$P128]-0.5*MAX([.$H128];[.$I128];[.$J128])-5*[.$O128]-[.$B128]" office:value-type="float" office:value="161.5" calcext:value-type="float">
            <text:p>161.5</text:p>
          </table:table-cell>
          <table:table-cell table:style-name="ce17" table:formula="of:=((([.$F128]+1)^2)/4)+20" office:value-type="float" office:value="101" calcext:value-type="float">
            <text:p>101</text:p>
          </table:table-cell>
          <table:table-cell table:formula="of:=((([.$F128]+8)*2)^2)/([.$F128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ight Long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29]+[.C129]+[.D129]+[.E129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29]+[.O129]*2" office:value-type="float" office:value="48" calcext:value-type="float">
            <text:p>48</text:p>
          </table:table-cell>
          <table:table-cell/>
          <table:table-cell table:formula="of:=MAX(2*[.$L129]; 25*[.$R129]+[.$K129];15*[.$Q129]+[.$M129])-10*[.$P129]-0.5*MAX([.$H129];[.$I129];[.$J129])-5*[.$O129]-[.$B129]" office:value-type="float" office:value="156.5" calcext:value-type="float">
            <text:p>156.5</text:p>
          </table:table-cell>
          <table:table-cell table:style-name="ce17" table:formula="of:=((([.$F129]+1)^2)/4)+20" office:value-type="float" office:value="92.25" calcext:value-type="float">
            <text:p>92.25</text:p>
          </table:table-cell>
          <table:table-cell table:formula="of:=((([.$F129]+8)*2)^2)/([.$F129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0]+[.C130]+[.D130]+[.E130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0]+[.O130]*2" office:value-type="float" office:value="51" calcext:value-type="float">
            <text:p>51</text:p>
          </table:table-cell>
          <table:table-cell/>
          <table:table-cell table:formula="of:=MAX(2*[.$L130]; 25*[.$R130]+[.$K130];15*[.$Q130]+[.$M130])-10*[.$P130]-0.5*MAX([.$H130];[.$I130];[.$J130])-5*[.$O130]-[.$B130]" office:value-type="float" office:value="140.5" calcext:value-type="float">
            <text:p>140.5</text:p>
          </table:table-cell>
          <table:table-cell table:style-name="ce17" table:formula="of:=((([.$F130]+1)^2)/4)+20" office:value-type="float" office:value="130.25" calcext:value-type="float">
            <text:p>130.25</text:p>
          </table:table-cell>
          <table:table-cell table:formula="of:=((([.$F130]+8)*2)^2)/([.$F130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ongbow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31]+[.C131]+[.D131]+[.E131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1]+[.O131]*2" office:value-type="float" office:value="53" calcext:value-type="float">
            <text:p>53</text:p>
          </table:table-cell>
          <table:table-cell/>
          <table:table-cell table:formula="of:=MAX(2*[.$L131]; 25*[.$R131]+[.$K131];15*[.$Q131]+[.$M131])-10*[.$P131]-0.5*MAX([.$H131];[.$I131];[.$J131])-5*[.$O131]-[.$B131]" office:value-type="float" office:value="138.5" calcext:value-type="float">
            <text:p>138.5</text:p>
          </table:table-cell>
          <table:table-cell table:style-name="ce17" table:formula="of:=((([.$F131]+1)^2)/4)+20" office:value-type="float" office:value="130.25" calcext:value-type="float">
            <text:p>130.25</text:p>
          </table:table-cell>
          <table:table-cell table:formula="of:=((([.$F131]+8)*2)^2)/([.$F131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32]+[.C132]+[.D132]+[.E132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32]+[.O132]*2" office:value-type="float" office:value="46" calcext:value-type="float">
            <text:p>46</text:p>
          </table:table-cell>
          <table:table-cell/>
          <table:table-cell table:formula="of:=MAX(2*[.$L132]; 25*[.$R132]+[.$K132];15*[.$Q132]+[.$M132])-10*[.$P132]-0.5*MAX([.$H132];[.$I132];[.$J132])-5*[.$O132]-[.$B132]" office:value-type="float" office:value="181" calcext:value-type="float">
            <text:p>181</text:p>
          </table:table-cell>
          <table:table-cell table:style-name="ce17" table:formula="of:=((([.$F132]+1)^2)/4)+20" office:value-type="float" office:value="84" calcext:value-type="float">
            <text:p>84</text:p>
          </table:table-cell>
          <table:table-cell table:formula="of:=((([.$F132]+8)*2)^2)/([.$F132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33]+[.C133]+[.D133]+[.E133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3]+[.O133]*2" office:value-type="float" office:value="51" calcext:value-type="float">
            <text:p>51</text:p>
          </table:table-cell>
          <table:table-cell/>
          <table:table-cell table:formula="of:=MAX(2*[.$L133]; 25*[.$R133]+[.$K133];15*[.$Q133]+[.$M133])-10*[.$P133]-0.5*MAX([.$H133];[.$I133];[.$J133])-5*[.$O133]-[.$B133]" office:value-type="float" office:value="178" calcext:value-type="float">
            <text:p>178</text:p>
          </table:table-cell>
          <table:table-cell table:style-name="ce17" table:formula="of:=((([.$F133]+1)^2)/4)+20" office:value-type="float" office:value="152.25" calcext:value-type="float">
            <text:p>152.25</text:p>
          </table:table-cell>
          <table:table-cell table:formula="of:=((([.$F133]+8)*2)^2)/([.$F133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34]+[.C134]+[.D134]+[.E134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4]+[.O134]*2" office:value-type="float" office:value="52" calcext:value-type="float">
            <text:p>52</text:p>
          </table:table-cell>
          <table:table-cell/>
          <table:table-cell table:formula="of:=MAX(2*[.$L134]; 25*[.$R134]+[.$K134];15*[.$Q134]+[.$M134])-10*[.$P134]-0.5*MAX([.$H134];[.$I134];[.$J134])-5*[.$O134]-[.$B134]" office:value-type="float" office:value="187" calcext:value-type="float">
            <text:p>187</text:p>
          </table:table-cell>
          <table:table-cell table:style-name="ce17" table:formula="of:=((([.$F134]+1)^2)/4)+20" office:value-type="float" office:value="164" calcext:value-type="float">
            <text:p>164</text:p>
          </table:table-cell>
          <table:table-cell table:formula="of:=((([.$F134]+8)*2)^2)/([.$F134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135]+[.C135]+[.D135]+[.E135]-23" office:value-type="float" office:value="28" calcext:value-type="float">
            <text:p>2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5]+[.O135]*2" office:value-type="float" office:value="58" calcext:value-type="float">
            <text:p>58</text:p>
          </table:table-cell>
          <table:table-cell/>
          <table:table-cell table:formula="of:=MAX(2*[.$L135]; 25*[.$R135]+[.$K135];15*[.$Q135]+[.$M135])-10*[.$P135]-0.5*MAX([.$H135];[.$I135];[.$J135])-5*[.$O135]-[.$B135]" office:value-type="float" office:value="163" calcext:value-type="float">
            <text:p>163</text:p>
          </table:table-cell>
          <table:table-cell table:style-name="ce17" table:formula="of:=((([.$F135]+1)^2)/4)+20" office:value-type="float" office:value="230.25" calcext:value-type="float">
            <text:p>230.25</text:p>
          </table:table-cell>
          <table:table-cell table:formula="of:=((([.$F135]+8)*2)^2)/([.$F135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36]+[.C136]+[.D136]+[.E136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6]+[.O136]*2" office:value-type="float" office:value="64" calcext:value-type="float">
            <text:p>64</text:p>
          </table:table-cell>
          <table:table-cell/>
          <table:table-cell table:formula="of:=MAX(2*[.$L136]; 25*[.$R136]+[.$K136];15*[.$Q136]+[.$M136])-10*[.$P136]-0.5*MAX([.$H136];[.$I136];[.$J136])-5*[.$O136]-[.$B136]" office:value-type="float" office:value="150.5" calcext:value-type="float">
            <text:p>150.5</text:p>
          </table:table-cell>
          <table:table-cell table:style-name="ce17" table:formula="of:=((([.$F136]+1)^2)/4)+20" office:value-type="float" office:value="549" calcext:value-type="float">
            <text:p>549</text:p>
          </table:table-cell>
          <table:table-cell table:formula="of:=((([.$F136]+8)*2)^2)/([.$F136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7]+[.C137]+[.D137]+[.E137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7]+[.O137]*2" office:value-type="float" office:value="46" calcext:value-type="float">
            <text:p>46</text:p>
          </table:table-cell>
          <table:table-cell/>
          <table:table-cell table:formula="of:=MAX(2*[.$L137]; 25*[.$R137]+[.$K137];15*[.$Q137]+[.$M137])-10*[.$P137]-0.5*MAX([.$H137];[.$I137];[.$J137])-5*[.$O137]-[.$B137]" office:value-type="float" office:value="144" calcext:value-type="float">
            <text:p>144</text:p>
          </table:table-cell>
          <table:table-cell table:style-name="ce17" table:formula="of:=((([.$F137]+1)^2)/4)+20" office:value-type="float" office:value="120" calcext:value-type="float">
            <text:p>120</text:p>
          </table:table-cell>
          <table:table-cell table:formula="of:=((([.$F137]+8)*2)^2)/([.$F137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38]+[.C138]+[.D138]+[.E138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8]+[.O138]*2" office:value-type="float" office:value="47" calcext:value-type="float">
            <text:p>47</text:p>
          </table:table-cell>
          <table:table-cell/>
          <table:table-cell table:formula="of:=MAX(2*[.$L138]; 25*[.$R138]+[.$K138];15*[.$Q138]+[.$M138])-10*[.$P138]-0.5*MAX([.$H138];[.$I138];[.$J138])-5*[.$O138]-[.$B138]" office:value-type="float" office:value="182.5" calcext:value-type="float">
            <text:p>182.5</text:p>
          </table:table-cell>
          <table:table-cell table:style-name="ce17" table:formula="of:=((([.$F138]+1)^2)/4)+20" office:value-type="float" office:value="141" calcext:value-type="float">
            <text:p>141</text:p>
          </table:table-cell>
          <table:table-cell table:formula="of:=((([.$F138]+8)*2)^2)/([.$F138]+60)" office:value-type="float" office:value="41.5308641975309" calcext:value-type="float">
            <text:p>41.530864197530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39]+[.C139]+[.D139]+[.E139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9]+[.O139]*2" office:value-type="float" office:value="52" calcext:value-type="float">
            <text:p>52</text:p>
          </table:table-cell>
          <table:table-cell/>
          <table:table-cell table:formula="of:=MAX(2*[.$L139]; 25*[.$R139]+[.$K139];15*[.$Q139]+[.$M139])-10*[.$P139]-0.5*MAX([.$H139];[.$I139];[.$J139])-5*[.$O139]-[.$B139]" office:value-type="float" office:value="157" calcext:value-type="float">
            <text:p>157</text:p>
          </table:table-cell>
          <table:table-cell table:style-name="ce17" table:formula="of:=((([.$F139]+1)^2)/4)+20" office:value-type="float" office:value="202.25" calcext:value-type="float">
            <text:p>202.25</text:p>
          </table:table-cell>
          <table:table-cell table:formula="of:=((([.$F139]+8)*2)^2)/([.$F139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40]+[.C140]+[.D140]+[.E140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0]+[.O140]*2" office:value-type="float" office:value="50" calcext:value-type="float">
            <text:p>50</text:p>
          </table:table-cell>
          <table:table-cell/>
          <table:table-cell table:formula="of:=MAX(2*[.$L140]; 25*[.$R140]+[.$K140];15*[.$Q140]+[.$M140])-10*[.$P140]-0.5*MAX([.$H140];[.$I140];[.$J140])-5*[.$O140]-[.$B140]" office:value-type="float" office:value="139.5" calcext:value-type="float">
            <text:p>139.5</text:p>
          </table:table-cell>
          <table:table-cell table:style-name="ce17" table:formula="of:=((([.$F140]+1)^2)/4)+20" office:value-type="float" office:value="110.25" calcext:value-type="float">
            <text:p>110.25</text:p>
          </table:table-cell>
          <table:table-cell table:formula="of:=((([.$F140]+8)*2)^2)/([.$F140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Longbow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41]+[.C141]+[.D141]+[.E141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1]+[.O141]*2" office:value-type="float" office:value="52" calcext:value-type="float">
            <text:p>52</text:p>
          </table:table-cell>
          <table:table-cell/>
          <table:table-cell table:formula="of:=MAX(2*[.$L141]; 25*[.$R141]+[.$K141];15*[.$Q141]+[.$M141])-10*[.$P141]-0.5*MAX([.$H141];[.$I141];[.$J141])-5*[.$O141]-[.$B141]" office:value-type="float" office:value="157.5" calcext:value-type="float">
            <text:p>157.5</text:p>
          </table:table-cell>
          <table:table-cell table:style-name="ce17" table:formula="of:=((([.$F141]+1)^2)/4)+20" office:value-type="float" office:value="120" calcext:value-type="float">
            <text:p>120</text:p>
          </table:table-cell>
          <table:table-cell table:formula="of:=((([.$F141]+8)*2)^2)/([.$F141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42]+[.C142]+[.D142]+[.E142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2]+[.O142]*2" office:value-type="float" office:value="55" calcext:value-type="float">
            <text:p>55</text:p>
          </table:table-cell>
          <table:table-cell/>
          <table:table-cell table:formula="of:=MAX(2*[.$L142]; 25*[.$R142]+[.$K142];15*[.$Q142]+[.$M142])-10*[.$P142]-0.5*MAX([.$H142];[.$I142];[.$J142])-5*[.$O142]-[.$B142]" office:value-type="float" office:value="149" calcext:value-type="float">
            <text:p>149</text:p>
          </table:table-cell>
          <table:table-cell table:style-name="ce17" table:formula="of:=((([.$F142]+1)^2)/4)+20" office:value-type="float" office:value="152.25" calcext:value-type="float">
            <text:p>152.25</text:p>
          </table:table-cell>
          <table:table-cell table:formula="of:=((([.$F142]+8)*2)^2)/([.$F142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43]+[.C143]+[.D143]+[.E143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3]+[.O143]*2" office:value-type="float" office:value="55" calcext:value-type="float">
            <text:p>55</text:p>
          </table:table-cell>
          <table:table-cell/>
          <table:table-cell table:formula="of:=MAX(2*[.$L143]; 25*[.$R143]+[.$K143];15*[.$Q143]+[.$M143])-10*[.$P143]-0.5*MAX([.$H143];[.$I143];[.$J143])-5*[.$O143]-[.$B143]" office:value-type="float" office:value="124" calcext:value-type="float">
            <text:p>124</text:p>
          </table:table-cell>
          <table:table-cell table:style-name="ce17" table:formula="of:=((([.$F143]+1)^2)/4)+20" office:value-type="float" office:value="152.25" calcext:value-type="float">
            <text:p>152.25</text:p>
          </table:table-cell>
          <table:table-cell table:formula="of:=((([.$F143]+8)*2)^2)/([.$F143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Bowman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44]+[.C144]+[.D144]+[.E144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4]+[.O144]*2" office:value-type="float" office:value="58" calcext:value-type="float">
            <text:p>58</text:p>
          </table:table-cell>
          <table:table-cell/>
          <table:table-cell table:formula="of:=MAX(2*[.$L144]; 25*[.$R144]+[.$K144];15*[.$Q144]+[.$M144])-10*[.$P144]-0.5*MAX([.$H144];[.$I144];[.$J144])-5*[.$O144]-[.$B144]" office:value-type="float" office:value="67.5" calcext:value-type="float">
            <text:p>67.5</text:p>
          </table:table-cell>
          <table:table-cell table:style-name="ce17" table:formula="of:=((([.$F144]+1)^2)/4)+20" office:value-type="float" office:value="189" calcext:value-type="float">
            <text:p>189</text:p>
          </table:table-cell>
          <table:table-cell table:formula="of:=((([.$F144]+8)*2)^2)/([.$F144]+60)" office:value-type="float" office:value="51.2470588235294" calcext:value-type="float">
            <text:p>51.247058823529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45]+[.C145]+[.D145]+[.E145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5]+[.O145]*2" office:value-type="float" office:value="57" calcext:value-type="float">
            <text:p>57</text:p>
          </table:table-cell>
          <table:table-cell/>
          <table:table-cell table:formula="of:=MAX(2*[.$L145]; 25*[.$R145]+[.$K145];15*[.$Q145]+[.$M145])-10*[.$P145]-0.5*MAX([.$H145];[.$I145];[.$J145])-5*[.$O145]-[.$B145]" office:value-type="float" office:value="119" calcext:value-type="float">
            <text:p>119</text:p>
          </table:table-cell>
          <table:table-cell table:style-name="ce17" table:formula="of:=((([.$F145]+1)^2)/4)+20" office:value-type="float" office:value="176.25" calcext:value-type="float">
            <text:p>176.25</text:p>
          </table:table-cell>
          <table:table-cell table:formula="of:=((([.$F145]+8)*2)^2)/([.$F145]+60)" office:value-type="float" office:value="48.7619047619048" calcext:value-type="float">
            <text:p>48.761904761904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46]+[.C146]+[.D146]+[.E146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6]+[.O146]*2" office:value-type="float" office:value="48" calcext:value-type="float">
            <text:p>48</text:p>
          </table:table-cell>
          <table:table-cell/>
          <table:table-cell table:formula="of:=MAX(2*[.$L146]; 25*[.$R146]+[.$K146];15*[.$Q146]+[.$M146])-10*[.$P146]-0.5*MAX([.$H146];[.$I146];[.$J146])-5*[.$O146]-[.$B146]" office:value-type="float" office:value="151" calcext:value-type="float">
            <text:p>151</text:p>
          </table:table-cell>
          <table:table-cell table:style-name="ce17" table:formula="of:=((([.$F146]+1)^2)/4)+20" office:value-type="float" office:value="76.25" calcext:value-type="float">
            <text:p>76.25</text:p>
          </table:table-cell>
          <table:table-cell table:formula="of:=((([.$F146]+8)*2)^2)/([.$F146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47]+[.C147]+[.D147]+[.E147]-23" office:value-type="float" office:value="24" calcext:value-type="float">
            <text:p>2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7]+[.O147]*2" office:value-type="float" office:value="53" calcext:value-type="float">
            <text:p>53</text:p>
          </table:table-cell>
          <table:table-cell/>
          <table:table-cell table:formula="of:=MAX(2*[.$L147]; 25*[.$R147]+[.$K147];15*[.$Q147]+[.$M147])-10*[.$P147]-0.5*MAX([.$H147];[.$I147];[.$J147])-5*[.$O147]-[.$B147]" office:value-type="float" office:value="120.5" calcext:value-type="float">
            <text:p>120.5</text:p>
          </table:table-cell>
          <table:table-cell table:style-name="ce17" table:formula="of:=((([.$F147]+1)^2)/4)+20" office:value-type="float" office:value="176.25" calcext:value-type="float">
            <text:p>176.25</text:p>
          </table:table-cell>
          <table:table-cell table:formula="of:=((([.$F147]+8)*2)^2)/([.$F147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48]+[.C148]+[.D148]+[.E148]-23" office:value-type="float" office:value="31" calcext:value-type="float">
            <text:p>3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8]+[.O148]*2" office:value-type="float" office:value="59" calcext:value-type="float">
            <text:p>59</text:p>
          </table:table-cell>
          <table:table-cell/>
          <table:table-cell table:formula="of:=MAX(2*[.$L148]; 25*[.$R148]+[.$K148];15*[.$Q148]+[.$M148])-10*[.$P148]-0.5*MAX([.$H148];[.$I148];[.$J148])-5*[.$O148]-[.$B148]" office:value-type="float" office:value="99" calcext:value-type="float">
            <text:p>99</text:p>
          </table:table-cell>
          <table:table-cell table:style-name="ce17" table:formula="of:=((([.$F148]+1)^2)/4)+20" office:value-type="float" office:value="276" calcext:value-type="float">
            <text:p>276</text:p>
          </table:table-cell>
          <table:table-cell table:formula="of:=((([.$F148]+8)*2)^2)/([.$F148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49]+[.C149]+[.D149]+[.E149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49]+[.O149]*2" office:value-type="float" office:value="47" calcext:value-type="float">
            <text:p>47</text:p>
          </table:table-cell>
          <table:table-cell/>
          <table:table-cell table:formula="of:=MAX(2*[.$L149]; 25*[.$R149]+[.$K149];15*[.$Q149]+[.$M149])-10*[.$P149]-0.5*MAX([.$H149];[.$I149];[.$J149])-5*[.$O149]-[.$B149]" office:value-type="float" office:value="172.5" calcext:value-type="float">
            <text:p>172.5</text:p>
          </table:table-cell>
          <table:table-cell table:style-name="ce17" table:formula="of:=((([.$F149]+1)^2)/4)+20" office:value-type="float" office:value="92.25" calcext:value-type="float">
            <text:p>92.25</text:p>
          </table:table-cell>
          <table:table-cell table:formula="of:=((([.$F149]+8)*2)^2)/([.$F149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50]+[.C150]+[.D150]+[.E150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0]+[.O150]*2" office:value-type="float" office:value="51" calcext:value-type="float">
            <text:p>51</text:p>
          </table:table-cell>
          <table:table-cell/>
          <table:table-cell table:formula="of:=MAX(2*[.$L150]; 25*[.$R150]+[.$K150];15*[.$Q150]+[.$M150])-10*[.$P150]-0.5*MAX([.$H150];[.$I150];[.$J150])-5*[.$O150]-[.$B150]" office:value-type="float" office:value="150.5" calcext:value-type="float">
            <text:p>150.5</text:p>
          </table:table-cell>
          <table:table-cell table:style-name="ce17" table:formula="of:=((([.$F150]+1)^2)/4)+20" office:value-type="float" office:value="164" calcext:value-type="float">
            <text:p>164</text:p>
          </table:table-cell>
          <table:table-cell table:formula="of:=((([.$F150]+8)*2)^2)/([.$F150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Ar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51]+[.C151]+[.D151]+[.E151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1]+[.O151]*2" office:value-type="float" office:value="56" calcext:value-type="float">
            <text:p>56</text:p>
          </table:table-cell>
          <table:table-cell/>
          <table:table-cell table:formula="of:=MAX(2*[.$L151]; 25*[.$R151]+[.$K151];15*[.$Q151]+[.$M151])-10*[.$P151]-0.5*MAX([.$H151];[.$I151];[.$J151])-5*[.$O151]-[.$B151]" office:value-type="float" office:value="152.5" calcext:value-type="float">
            <text:p>152.5</text:p>
          </table:table-cell>
          <table:table-cell table:style-name="ce17" table:formula="of:=((([.$F151]+1)^2)/4)+20" office:value-type="float" office:value="245" calcext:value-type="float">
            <text:p>245</text:p>
          </table:table-cell>
          <table:table-cell table:formula="of:=((([.$F151]+8)*2)^2)/([.$F151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52]+[.C152]+[.D152]+[.E152]-23" office:value-type="float" office:value="14" calcext:value-type="float">
            <text:p>1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2]+[.O152]*2" office:value-type="float" office:value="44" calcext:value-type="float">
            <text:p>44</text:p>
          </table:table-cell>
          <table:table-cell/>
          <table:table-cell table:formula="of:=MAX(2*[.$L152]; 25*[.$R152]+[.$K152];15*[.$Q152]+[.$M152])-10*[.$P152]-0.5*MAX([.$H152];[.$I152];[.$J152])-5*[.$O152]-[.$B152]" office:value-type="float" office:value="141" calcext:value-type="float">
            <text:p>141</text:p>
          </table:table-cell>
          <table:table-cell table:style-name="ce17" table:formula="of:=((([.$F152]+1)^2)/4)+20" office:value-type="float" office:value="76.25" calcext:value-type="float">
            <text:p>76.25</text:p>
          </table:table-cell>
          <table:table-cell table:formula="of:=((([.$F152]+8)*2)^2)/([.$F152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53]+[.C153]+[.D153]+[.E153]-23" office:value-type="float" office:value="22" calcext:value-type="float">
            <text:p>22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3]+[.O153]*2" office:value-type="float" office:value="51" calcext:value-type="float">
            <text:p>51</text:p>
          </table:table-cell>
          <table:table-cell/>
          <table:table-cell table:formula="of:=MAX(2*[.$L153]; 25*[.$R153]+[.$K153];15*[.$Q153]+[.$M153])-10*[.$P153]-0.5*MAX([.$H153];[.$I153];[.$J153])-5*[.$O153]-[.$B153]" office:value-type="float" office:value="120.5" calcext:value-type="float">
            <text:p>120.5</text:p>
          </table:table-cell>
          <table:table-cell table:style-name="ce17" table:formula="of:=((([.$F153]+1)^2)/4)+20" office:value-type="float" office:value="152.25" calcext:value-type="float">
            <text:p>152.25</text:p>
          </table:table-cell>
          <table:table-cell table:formula="of:=((([.$F153]+8)*2)^2)/([.$F153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Archer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54]+[.C154]+[.D154]+[.E154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54]+[.O154]*2" office:value-type="float" office:value="59" calcext:value-type="float">
            <text:p>59</text:p>
          </table:table-cell>
          <table:table-cell/>
          <table:table-cell table:formula="of:=MAX(2*[.$L154]; 25*[.$R154]+[.$K154];15*[.$Q154]+[.$M154])-10*[.$P154]-0.5*MAX([.$H154];[.$I154];[.$J154])-5*[.$O154]-[.$B154]" office:value-type="float" office:value="124" calcext:value-type="float">
            <text:p>124</text:p>
          </table:table-cell>
          <table:table-cell table:style-name="ce17" table:formula="of:=((([.$F154]+1)^2)/4)+20" office:value-type="float" office:value="245" calcext:value-type="float">
            <text:p>245</text:p>
          </table:table-cell>
          <table:table-cell table:formula="of:=((([.$F154]+8)*2)^2)/([.$F154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Crossbowman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57]+[.C157]+[.D157]+[.E157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7]+[.O157]*2" office:value-type="float" office:value="51" calcext:value-type="float">
            <text:p>51</text:p>
          </table:table-cell>
          <table:table-cell/>
          <table:table-cell table:formula="of:=MAX(2*[.$L157]; 25*[.$R157]+[.$K157];15*[.$Q157]+[.$M157])-10*[.$P157]-0.5*MAX([.$H157];[.$I157];[.$J157])-5*[.$O157]-[.$B157]" office:value-type="float" office:value="170.5" calcext:value-type="float">
            <text:p>170.5</text:p>
          </table:table-cell>
          <table:table-cell table:style-name="ce17" table:formula="of:=((([.$F157]+1)^2)/4)+20" office:value-type="float" office:value="110.25" calcext:value-type="float">
            <text:p>110.25</text:p>
          </table:table-cell>
          <table:table-cell table:formula="of:=((([.$F157]+8)*2)^2)/([.$F157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Crossbow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58]+[.C158]+[.D158]+[.E158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8]+[.O158]*2" office:value-type="float" office:value="55" calcext:value-type="float">
            <text:p>55</text:p>
          </table:table-cell>
          <table:table-cell/>
          <table:table-cell table:formula="of:=MAX(2*[.$L158]; 25*[.$R158]+[.$K158];15*[.$Q158]+[.$M158])-10*[.$P158]-0.5*MAX([.$H158];[.$I158];[.$J158])-5*[.$O158]-[.$B158]" office:value-type="float" office:value="136" calcext:value-type="float">
            <text:p>136</text:p>
          </table:table-cell>
          <table:table-cell table:style-name="ce17" table:formula="of:=((([.$F158]+1)^2)/4)+20" office:value-type="float" office:value="141" calcext:value-type="float">
            <text:p>141</text:p>
          </table:table-cell>
          <table:table-cell table:formula="of:=((([.$F158]+8)*2)^2)/([.$F158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59]+[.C159]+[.D159]+[.E159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59]+[.O159]*2" office:value-type="float" office:value="63" calcext:value-type="float">
            <text:p>63</text:p>
          </table:table-cell>
          <table:table-cell/>
          <table:table-cell table:formula="of:=MAX(2*[.$L159]; 25*[.$R159]+[.$K159];15*[.$Q159]+[.$M159])-10*[.$P159]-0.5*MAX([.$H159];[.$I159];[.$J159])-5*[.$O159]-[.$B159]" office:value-type="float" office:value="79.5" calcext:value-type="float">
            <text:p>79.5</text:p>
          </table:table-cell>
          <table:table-cell table:style-name="ce17" table:formula="of:=((([.$F159]+1)^2)/4)+20" office:value-type="float" office:value="230.25" calcext:value-type="float">
            <text:p>230.25</text:p>
          </table:table-cell>
          <table:table-cell table:formula="of:=((([.$F159]+8)*2)^2)/([.$F159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60]+[.C160]+[.D160]+[.E160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0]+[.O160]*2" office:value-type="float" office:value="57" calcext:value-type="float">
            <text:p>57</text:p>
          </table:table-cell>
          <table:table-cell/>
          <table:table-cell table:formula="of:=MAX(2*[.$L160]; 25*[.$R160]+[.$K160];15*[.$Q160]+[.$M160])-10*[.$P160]-0.5*MAX([.$H160];[.$I160];[.$J160])-5*[.$O160]-[.$B160]" office:value-type="float" office:value="129" calcext:value-type="float">
            <text:p>129</text:p>
          </table:table-cell>
          <table:table-cell table:style-name="ce17" table:formula="of:=((([.$F160]+1)^2)/4)+20" office:value-type="float" office:value="152.25" calcext:value-type="float">
            <text:p>152.25</text:p>
          </table:table-cell>
          <table:table-cell table:formula="of:=((([.$F160]+8)*2)^2)/([.$F160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Crossbow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61]+[.C161]+[.D161]+[.E161]-23"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61]+[.O161]*2" office:value-type="float" office:value="49" calcext:value-type="float">
            <text:p>49</text:p>
          </table:table-cell>
          <table:table-cell/>
          <table:table-cell table:formula="of:=MAX(2*[.$L161]; 25*[.$R161]+[.$K161];15*[.$Q161]+[.$M161])-10*[.$P161]-0.5*MAX([.$H161];[.$I161];[.$J161])-5*[.$O161]-[.$B161]" office:value-type="float" office:value="187.5" calcext:value-type="float">
            <text:p>187.5</text:p>
          </table:table-cell>
          <table:table-cell table:style-name="ce17" table:formula="of:=((([.$F161]+1)^2)/4)+20" office:value-type="float" office:value="92.25" calcext:value-type="float">
            <text:p>92.25</text:p>
          </table:table-cell>
          <table:table-cell table:formula="of:=((([.$F161]+8)*2)^2)/([.$F161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62]+[.C162]+[.D162]+[.E162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2]+[.O162]*2" office:value-type="float" office:value="55" calcext:value-type="float">
            <text:p>55</text:p>
          </table:table-cell>
          <table:table-cell/>
          <table:table-cell table:formula="of:=MAX(2*[.$L162]; 25*[.$R162]+[.$K162];15*[.$Q162]+[.$M162])-10*[.$P162]-0.5*MAX([.$H162];[.$I162];[.$J162])-5*[.$O162]-[.$B162]" office:value-type="float" office:value="138" calcext:value-type="float">
            <text:p>138</text:p>
          </table:table-cell>
          <table:table-cell table:style-name="ce17" table:formula="of:=((([.$F162]+1)^2)/4)+20" office:value-type="float" office:value="152.25" calcext:value-type="float">
            <text:p>152.25</text:p>
          </table:table-cell>
          <table:table-cell table:formula="of:=((([.$F162]+8)*2)^2)/([.$F162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63]+[.C163]+[.D163]+[.E163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3]+[.O163]*2" office:value-type="float" office:value="63" calcext:value-type="float">
            <text:p>63</text:p>
          </table:table-cell>
          <table:table-cell/>
          <table:table-cell table:formula="of:=MAX(2*[.$L163]; 25*[.$R163]+[.$K163];15*[.$Q163]+[.$M163])-10*[.$P163]-0.5*MAX([.$H163];[.$I163];[.$J163])-5*[.$O163]-[.$B163]" office:value-type="float" office:value="96.5" calcext:value-type="float">
            <text:p>96.5</text:p>
          </table:table-cell>
          <table:table-cell table:style-name="ce17" table:formula="of:=((([.$F163]+1)^2)/4)+20" office:value-type="float" office:value="245" calcext:value-type="float">
            <text:p>245</text:p>
          </table:table-cell>
          <table:table-cell table:formula="of:=((([.$F163]+8)*2)^2)/([.$F163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Pikeman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64]+[.C164]+[.D164]+[.E164]-23" office:value-type="float" office:value="55" calcext:value-type="float">
            <text:p>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4]+[.O164]*2" office:value-type="float" office:value="87" calcext:value-type="float">
            <text:p>87</text:p>
          </table:table-cell>
          <table:table-cell/>
          <table:table-cell table:formula="of:=MAX(2*[.$L164]; 25*[.$R164]+[.$K164];15*[.$Q164]+[.$M164])-10*[.$P164]-0.5*MAX([.$H164];[.$I164];[.$J164])-5*[.$O164]-[.$B164]" office:value-type="float" office:value="43" calcext:value-type="float">
            <text:p>43</text:p>
          </table:table-cell>
          <table:table-cell table:style-name="ce17" table:formula="of:=((([.$F164]+1)^2)/4)+20" office:value-type="float" office:value="804" calcext:value-type="float">
            <text:p>804</text:p>
          </table:table-cell>
          <table:table-cell table:formula="of:=((([.$F164]+8)*2)^2)/([.$F164]+60)" office:value-type="float" office:value="138.052173913043" calcext:value-type="float">
            <text:p>138.05217391304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65]+[.C165]+[.D165]+[.E165]-23" office:value-type="float" office:value="14" calcext:value-type="float">
            <text:p>1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5]+[.O165]*2" office:value-type="float" office:value="51" calcext:value-type="float">
            <text:p>51</text:p>
          </table:table-cell>
          <table:table-cell/>
          <table:table-cell table:formula="of:=MAX(2*[.$L165]; 25*[.$R165]+[.$K165];15*[.$Q165]+[.$M165])-10*[.$P165]-0.5*MAX([.$H165];[.$I165];[.$J165])-5*[.$O165]-[.$B165]" office:value-type="float" office:value="118" calcext:value-type="float">
            <text:p>118</text:p>
          </table:table-cell>
          <table:table-cell table:style-name="ce17" table:formula="of:=((([.$F165]+1)^2)/4)+20" office:value-type="float" office:value="76.25" calcext:value-type="float">
            <text:p>76.25</text:p>
          </table:table-cell>
          <table:table-cell table:formula="of:=((([.$F165]+8)*2)^2)/([.$F165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rossbow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66]+[.C166]+[.D166]+[.E166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6]+[.O166]*2" office:value-type="float" office:value="56" calcext:value-type="float">
            <text:p>56</text:p>
          </table:table-cell>
          <table:table-cell/>
          <table:table-cell table:formula="of:=MAX(2*[.$L166]; 25*[.$R166]+[.$K166];15*[.$Q166]+[.$M166])-10*[.$P166]-0.5*MAX([.$H166];[.$I166];[.$J166])-5*[.$O166]-[.$B166]" office:value-type="float" office:value="75" calcext:value-type="float">
            <text:p>75</text:p>
          </table:table-cell>
          <table:table-cell table:style-name="ce17" table:formula="of:=((([.$F166]+1)^2)/4)+20" office:value-type="float" office:value="152.25" calcext:value-type="float">
            <text:p>152.25</text:p>
          </table:table-cell>
          <table:table-cell table:formula="of:=((([.$F166]+8)*2)^2)/([.$F166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67]+[.C167]+[.D167]+[.E167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7]+[.O167]*2" office:value-type="float" office:value="48" calcext:value-type="float">
            <text:p>48</text:p>
          </table:table-cell>
          <table:table-cell/>
          <table:table-cell table:formula="of:=MAX(2*[.$L167]; 25*[.$R167]+[.$K167];15*[.$Q167]+[.$M167])-10*[.$P167]-0.5*MAX([.$H167];[.$I167];[.$J167])-5*[.$O167]-[.$B167]" office:value-type="float" office:value="106.5" calcext:value-type="float">
            <text:p>106.5</text:p>
          </table:table-cell>
          <table:table-cell table:style-name="ce17" table:formula="of:=((([.$F167]+1)^2)/4)+20" office:value-type="float" office:value="92.25" calcext:value-type="float">
            <text:p>92.25</text:p>
          </table:table-cell>
          <table:table-cell table:formula="of:=((([.$F167]+8)*2)^2)/([.$F167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68]+[.C168]+[.D168]+[.E168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8]+[.O168]*2" office:value-type="float" office:value="55" calcext:value-type="float">
            <text:p>55</text:p>
          </table:table-cell>
          <table:table-cell/>
          <table:table-cell table:formula="of:=MAX(2*[.$L168]; 25*[.$R168]+[.$K168];15*[.$Q168]+[.$M168])-10*[.$P168]-0.5*MAX([.$H168];[.$I168];[.$J168])-5*[.$O168]-[.$B168]" office:value-type="float" office:value="71" calcext:value-type="float">
            <text:p>71</text:p>
          </table:table-cell>
          <table:table-cell table:style-name="ce17" table:formula="of:=((([.$F168]+1)^2)/4)+20" office:value-type="float" office:value="164" calcext:value-type="float">
            <text:p>164</text:p>
          </table:table-cell>
          <table:table-cell table:formula="of:=((([.$F168]+8)*2)^2)/([.$F168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69]+[.C169]+[.D169]+[.E169]-23" office:value-type="float" office:value="30" calcext:value-type="float">
            <text:p>3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69]+[.O169]*2" office:value-type="float" office:value="63" calcext:value-type="float">
            <text:p>63</text:p>
          </table:table-cell>
          <table:table-cell/>
          <table:table-cell table:formula="of:=MAX(2*[.$L169]; 25*[.$R169]+[.$K169];15*[.$Q169]+[.$M169])-10*[.$P169]-0.5*MAX([.$H169];[.$I169];[.$J169])-5*[.$O169]-[.$B169]" office:value-type="float" office:value="34.5" calcext:value-type="float">
            <text:p>34.5</text:p>
          </table:table-cell>
          <table:table-cell table:style-name="ce17" table:formula="of:=((([.$F169]+1)^2)/4)+20" office:value-type="float" office:value="260.25" calcext:value-type="float">
            <text:p>260.25</text:p>
          </table:table-cell>
          <table:table-cell table:formula="of:=((([.$F169]+8)*2)^2)/([.$F169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Caval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Scou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72]+[.C172]+[.D172]+[.E172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2]+[.O172]*2" office:value-type="float" office:value="53" calcext:value-type="float">
            <text:p>53</text:p>
          </table:table-cell>
          <table:table-cell/>
          <table:table-cell table:formula="of:=MAX(2*[.$L172]; 25*[.$R172]+[.$K172];15*[.$Q172]+[.$M172])-10*[.$P172]-0.5*MAX([.$H172];[.$I172];[.$J172])-5*[.$O172]-[.$B172]" office:value-type="float" office:value="-27" calcext:value-type="float">
            <text:p>-27</text:p>
          </table:table-cell>
          <table:table-cell table:style-name="ce17" table:formula="of:=((([.$F172]+1)^2)/4)+20" office:value-type="float" office:value="120" calcext:value-type="float">
            <text:p>120</text:p>
          </table:table-cell>
          <table:table-cell table:formula="of:=((([.$F172]+8)*2)^2)/([.$F172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ight Caval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73]+[.C173]+[.D173]+[.E173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3]+[.O173]*2" office:value-type="float" office:value="55" calcext:value-type="float">
            <text:p>55</text:p>
          </table:table-cell>
          <table:table-cell/>
          <table:table-cell table:formula="of:=MAX(2*[.$L173]; 25*[.$R173]+[.$K173];15*[.$Q173]+[.$M173])-10*[.$P173]-0.5*MAX([.$H173];[.$I173];[.$J173])-5*[.$O173]-[.$B173]" office:value-type="float" office:value="-24" calcext:value-type="float">
            <text:p>-24</text:p>
          </table:table-cell>
          <table:table-cell table:style-name="ce17" table:formula="of:=((([.$F173]+1)^2)/4)+20" office:value-type="float" office:value="176.25" calcext:value-type="float">
            <text:p>176.25</text:p>
          </table:table-cell>
          <table:table-cell table:formula="of:=((([.$F173]+8)*2)^2)/([.$F173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74]+[.C174]+[.D174]+[.E174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4]+[.O174]*2" office:value-type="float" office:value="54" calcext:value-type="float">
            <text:p>54</text:p>
          </table:table-cell>
          <table:table-cell/>
          <table:table-cell table:formula="of:=MAX(2*[.$L174]; 25*[.$R174]+[.$K174];15*[.$Q174]+[.$M174])-10*[.$P174]-0.5*MAX([.$H174];[.$I174];[.$J174])-5*[.$O174]-[.$B174]" office:value-type="float" office:value="-23" calcext:value-type="float">
            <text:p>-23</text:p>
          </table:table-cell>
          <table:table-cell table:style-name="ce17" table:formula="of:=((([.$F174]+1)^2)/4)+20" office:value-type="float" office:value="164" calcext:value-type="float">
            <text:p>164</text:p>
          </table:table-cell>
          <table:table-cell table:formula="of:=((([.$F174]+8)*2)^2)/([.$F174]+60)" office:value-type="float" office:value="46.3132530120482" calcext:value-type="float">
            <text:p>46.313253012048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orse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75]+[.C175]+[.D175]+[.E175]-23" office:value-type="float" office:value="28" calcext:value-type="float">
            <text:p>2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5]+[.O175]*2" office:value-type="float" office:value="61" calcext:value-type="float">
            <text:p>61</text:p>
          </table:table-cell>
          <table:table-cell/>
          <table:table-cell table:formula="of:=MAX(2*[.$L175]; 25*[.$R175]+[.$K175];15*[.$Q175]+[.$M175])-10*[.$P175]-0.5*MAX([.$H175];[.$I175];[.$J175])-5*[.$O175]-[.$B175]" office:value-type="float" office:value="-34" calcext:value-type="float">
            <text:p>-34</text:p>
          </table:table-cell>
          <table:table-cell table:style-name="ce17" table:formula="of:=((([.$F175]+1)^2)/4)+20" office:value-type="float" office:value="230.25" calcext:value-type="float">
            <text:p>230.25</text:p>
          </table:table-cell>
          <table:table-cell table:formula="of:=((([.$F175]+8)*2)^2)/([.$F175]+60)" office:value-type="float" office:value="58.9090909090909" calcext:value-type="float">
            <text:p>58.90909090909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Squir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76]+[.C176]+[.D176]+[.E176]-23" office:value-type="float" office:value="30" calcext:value-type="float">
            <text:p>3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6]+[.O176]*2" office:value-type="float" office:value="62" calcext:value-type="float">
            <text:p>62</text:p>
          </table:table-cell>
          <table:table-cell/>
          <table:table-cell table:formula="of:=MAX(2*[.$L176]; 25*[.$R176]+[.$K176];15*[.$Q176]+[.$M176])-10*[.$P176]-0.5*MAX([.$H176];[.$I176];[.$J176])-5*[.$O176]-[.$B176]" office:value-type="float" office:value="-32.5" calcext:value-type="float">
            <text:p>-32.5</text:p>
          </table:table-cell>
          <table:table-cell table:style-name="ce17" table:formula="of:=((([.$F176]+1)^2)/4)+20" office:value-type="float" office:value="260.25" calcext:value-type="float">
            <text:p>260.25</text:p>
          </table:table-cell>
          <table:table-cell table:formula="of:=((([.$F176]+8)*2)^2)/([.$F176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177]+[.C177]+[.D177]+[.E177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7]+[.O177]*2" office:value-type="float" office:value="67" calcext:value-type="float">
            <text:p>67</text:p>
          </table:table-cell>
          <table:table-cell/>
          <table:table-cell table:formula="of:=MAX(2*[.$L177]; 25*[.$R177]+[.$K177];15*[.$Q177]+[.$M177])-10*[.$P177]-0.5*MAX([.$H177];[.$I177];[.$J177])-5*[.$O177]-[.$B177]" office:value-type="float" office:value="-43.5" calcext:value-type="float">
            <text:p>-43.5</text:p>
          </table:table-cell>
          <table:table-cell table:style-name="ce17" table:formula="of:=((([.$F177]+1)^2)/4)+20" office:value-type="float" office:value="292.25" calcext:value-type="float">
            <text:p>292.25</text:p>
          </table:table-cell>
          <table:table-cell table:formula="of:=((([.$F177]+8)*2)^2)/([.$F177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Knight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178]+[.C178]+[.D178]+[.E178]-23" office:value-type="float" office:value="49" calcext:value-type="float">
            <text:p>4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8]+[.O178]*2" office:value-type="float" office:value="73" calcext:value-type="float">
            <text:p>73</text:p>
          </table:table-cell>
          <table:table-cell/>
          <table:table-cell table:formula="of:=MAX(2*[.$L178]; 25*[.$R178]+[.$K178];15*[.$Q178]+[.$M178])-10*[.$P178]-0.5*MAX([.$H178];[.$I178];[.$J178])-5*[.$O178]-[.$B178]" office:value-type="float" office:value="-37" calcext:value-type="float">
            <text:p>-37</text:p>
          </table:table-cell>
          <table:table-cell table:style-name="ce17" table:formula="of:=((([.$F178]+1)^2)/4)+20" office:value-type="float" office:value="645" calcext:value-type="float">
            <text:p>645</text:p>
          </table:table-cell>
          <table:table-cell table:formula="of:=((([.$F178]+8)*2)^2)/([.$F178]+60)" office:value-type="float" office:value="119.229357798165" calcext:value-type="float">
            <text:p>119.22935779816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Scou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79]+[.C179]+[.D179]+[.E179]-23" office:value-type="float" office:value="17" calcext:value-type="float">
            <text:p>17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9]+[.O179]*2" office:value-type="float" office:value="47" calcext:value-type="float">
            <text:p>47</text:p>
          </table:table-cell>
          <table:table-cell/>
          <table:table-cell table:formula="of:=MAX(2*[.$L179]; 25*[.$R179]+[.$K179];15*[.$Q179]+[.$M179])-10*[.$P179]-0.5*MAX([.$H179];[.$I179];[.$J179])-5*[.$O179]-[.$B179]" office:value-type="float" office:value="-42.5" calcext:value-type="float">
            <text:p>-42.5</text:p>
          </table:table-cell>
          <table:table-cell table:style-name="ce17" table:formula="of:=((([.$F179]+1)^2)/4)+20" office:value-type="float" office:value="101" calcext:value-type="float">
            <text:p>101</text:p>
          </table:table-cell>
          <table:table-cell table:formula="of:=((([.$F179]+8)*2)^2)/([.$F179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Cavalry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80]+[.C180]+[.D180]+[.E180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0]+[.O180]*2" office:value-type="float" office:value="50" calcext:value-type="float">
            <text:p>50</text:p>
          </table:table-cell>
          <table:table-cell/>
          <table:table-cell table:formula="of:=MAX(2*[.$L180]; 25*[.$R180]+[.$K180];15*[.$Q180]+[.$M180])-10*[.$P180]-0.5*MAX([.$H180];[.$I180];[.$J180])-5*[.$O180]-[.$B180]" office:value-type="float" office:value="-61" calcext:value-type="float">
            <text:p>-61</text:p>
          </table:table-cell>
          <table:table-cell table:style-name="ce17" table:formula="of:=((([.$F180]+1)^2)/4)+20" office:value-type="float" office:value="120" calcext:value-type="float">
            <text:p>120</text:p>
          </table:table-cell>
          <table:table-cell table:formula="of:=((([.$F180]+8)*2)^2)/([.$F180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Caval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81]+[.C181]+[.D181]+[.E181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1]+[.O181]*2" office:value-type="float" office:value="57" calcext:value-type="float">
            <text:p>57</text:p>
          </table:table-cell>
          <table:table-cell/>
          <table:table-cell table:formula="of:=MAX(2*[.$L181]; 25*[.$R181]+[.$K181];15*[.$Q181]+[.$M181])-10*[.$P181]-0.5*MAX([.$H181];[.$I181];[.$J181])-5*[.$O181]-[.$B181]" office:value-type="float" office:value="-59" calcext:value-type="float">
            <text:p>-59</text:p>
          </table:table-cell>
          <table:table-cell table:style-name="ce17" table:formula="of:=((([.$F181]+1)^2)/4)+20" office:value-type="float" office:value="189" calcext:value-type="float">
            <text:p>189</text:p>
          </table:table-cell>
          <table:table-cell table:formula="of:=((([.$F181]+8)*2)^2)/([.$F181]+60)" office:value-type="float" office:value="51.2470588235294" calcext:value-type="float">
            <text:p>51.2470588235294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82]+[.C182]+[.D182]+[.E182]-23" office:value-type="float" office:value="24" calcext:value-type="float">
            <text:p>24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2]+[.O182]*2" office:value-type="float" office:value="60" calcext:value-type="float">
            <text:p>60</text:p>
          </table:table-cell>
          <table:table-cell/>
          <table:table-cell table:formula="of:=MAX(2*[.$L182]; 25*[.$R182]+[.$K182];15*[.$Q182]+[.$M182])-10*[.$P182]-0.5*MAX([.$H182];[.$I182];[.$J182])-5*[.$O182]-[.$B182]" office:value-type="float" office:value="-60" calcext:value-type="float">
            <text:p>-60</text:p>
          </table:table-cell>
          <table:table-cell table:style-name="ce17" table:formula="of:=((([.$F182]+1)^2)/4)+20" office:value-type="float" office:value="176.25" calcext:value-type="float">
            <text:p>176.25</text:p>
          </table:table-cell>
          <table:table-cell table:formula="of:=((([.$F182]+8)*2)^2)/([.$F182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Horseman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183]+[.C183]+[.D183]+[.E183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3]+[.O183]*2" office:value-type="float" office:value="64" calcext:value-type="float">
            <text:p>64</text:p>
          </table:table-cell>
          <table:table-cell/>
          <table:table-cell table:formula="of:=MAX(2*[.$L183]; 25*[.$R183]+[.$K183];15*[.$Q183]+[.$M183])-10*[.$P183]-0.5*MAX([.$H183];[.$I183];[.$J183])-5*[.$O183]-[.$B183]" office:value-type="float" office:value="-84.5" calcext:value-type="float">
            <text:p>-84.5</text:p>
          </table:table-cell>
          <table:table-cell table:style-name="ce17" table:formula="of:=((([.$F183]+1)^2)/4)+20" office:value-type="float" office:value="420" calcext:value-type="float">
            <text:p>420</text:p>
          </table:table-cell>
          <table:table-cell table:formula="of:=((([.$F183]+8)*2)^2)/([.$F183]+60)" office:value-type="float" office:value="89.2525252525252" calcext:value-type="float">
            <text:p>89.2525252525252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84]+[.C184]+[.D184]+[.E184]-23" office:value-type="float" office:value="18" calcext:value-type="float">
            <text:p>1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84]+[.O184]*2" office:value-type="float" office:value="47" calcext:value-type="float">
            <text:p>47</text:p>
          </table:table-cell>
          <table:table-cell/>
          <table:table-cell table:formula="of:=MAX(2*[.$L184]; 25*[.$R184]+[.$K184];15*[.$Q184]+[.$M184])-10*[.$P184]-0.5*MAX([.$H184];[.$I184];[.$J184])-5*[.$O184]-[.$B184]" office:value-type="float" office:value="-10" calcext:value-type="float">
            <text:p>-10</text:p>
          </table:table-cell>
          <table:table-cell table:style-name="ce17" table:formula="of:=((([.$F184]+1)^2)/4)+20" office:value-type="float" office:value="110.25" calcext:value-type="float">
            <text:p>110.25</text:p>
          </table:table-cell>
          <table:table-cell table:formula="of:=((([.$F184]+8)*2)^2)/([.$F184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85]+[.C185]+[.D185]+[.E185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85]+[.O185]*2" office:value-type="float" office:value="52" calcext:value-type="float">
            <text:p>52</text:p>
          </table:table-cell>
          <table:table-cell/>
          <table:table-cell table:formula="of:=MAX(2*[.$L185]; 25*[.$R185]+[.$K185];15*[.$Q185]+[.$M185])-10*[.$P185]-0.5*MAX([.$H185];[.$I185];[.$J185])-5*[.$O185]-[.$B185]" office:value-type="float" office:value="92" calcext:value-type="float">
            <text:p>92</text:p>
          </table:table-cell>
          <table:table-cell table:style-name="ce17" table:formula="of:=((([.$F185]+1)^2)/4)+20" office:value-type="float" office:value="152.25" calcext:value-type="float">
            <text:p>152.25</text:p>
          </table:table-cell>
          <table:table-cell table:formula="of:=((([.$F185]+8)*2)^2)/([.$F185]+60)" office:value-type="float" office:value="43.9024390243903" calcext:value-type="float">
            <text:p>43.902439024390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86]+[.C186]+[.D186]+[.E186]-23" office:value-type="float" office:value="23" calcext:value-type="float">
            <text:p>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6]+[.O186]*2" office:value-type="float" office:value="54" calcext:value-type="float">
            <text:p>54</text:p>
          </table:table-cell>
          <table:table-cell/>
          <table:table-cell table:formula="of:=MAX(2*[.$L186]; 25*[.$R186]+[.$K186];15*[.$Q186]+[.$M186])-10*[.$P186]-0.5*MAX([.$H186];[.$I186];[.$J186])-5*[.$O186]-[.$B186]" office:value-type="float" office:value="-38" calcext:value-type="float">
            <text:p>-38</text:p>
          </table:table-cell>
          <table:table-cell table:style-name="ce17" table:formula="of:=((([.$F186]+1)^2)/4)+20" office:value-type="float" office:value="164" calcext:value-type="float">
            <text:p>164</text:p>
          </table:table-cell>
          <table:table-cell table:formula="of:=((([.$F186]+8)*2)^2)/([.$F186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87]+[.C187]+[.D187]+[.E187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87]+[.O187]*2" office:value-type="float" office:value="58" calcext:value-type="float">
            <text:p>58</text:p>
          </table:table-cell>
          <table:table-cell/>
          <table:table-cell table:formula="of:=MAX(2*[.$L187]; 25*[.$R187]+[.$K187];15*[.$Q187]+[.$M187])-10*[.$P187]-0.5*MAX([.$H187];[.$I187];[.$J187])-5*[.$O187]-[.$B187]" office:value-type="float" office:value="100" calcext:value-type="float">
            <text:p>100</text:p>
          </table:table-cell>
          <table:table-cell table:style-name="ce17" table:formula="of:=((([.$F187]+1)^2)/4)+20" office:value-type="float" office:value="216" calcext:value-type="float">
            <text:p>216</text:p>
          </table:table-cell>
          <table:table-cell table:formula="of:=((([.$F187]+8)*2)^2)/([.$F187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Rid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88]+[.C188]+[.D188]+[.E188]-23" office:value-type="float" office:value="43" calcext:value-type="float">
            <text:p>4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88]+[.O188]*2" office:value-type="float" office:value="62" calcext:value-type="float">
            <text:p>62</text:p>
          </table:table-cell>
          <table:table-cell/>
          <table:table-cell table:formula="of:=MAX(2*[.$L188]; 25*[.$R188]+[.$K188];15*[.$Q188]+[.$M188])-10*[.$P188]-0.5*MAX([.$H188];[.$I188];[.$J188])-5*[.$O188]-[.$B188]" office:value-type="float" office:value="-77" calcext:value-type="float">
            <text:p>-77</text:p>
          </table:table-cell>
          <table:table-cell table:style-name="ce17" table:formula="of:=((([.$F188]+1)^2)/4)+20" office:value-type="float" office:value="504" calcext:value-type="float">
            <text:p>504</text:p>
          </table:table-cell>
          <table:table-cell table:formula="of:=((([.$F188]+8)*2)^2)/([.$F188]+60)" office:value-type="float" office:value="101.009708737864" calcext:value-type="float">
            <text:p>101.00970873786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Cavalry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89]+[.C189]+[.D189]+[.E189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89]+[.O189]*2" office:value-type="float" office:value="60" calcext:value-type="float">
            <text:p>60</text:p>
          </table:table-cell>
          <table:table-cell/>
          <table:table-cell table:formula="of:=MAX(2*[.$L189]; 25*[.$R189]+[.$K189];15*[.$Q189]+[.$M189])-10*[.$P189]-0.5*MAX([.$H189];[.$I189];[.$J189])-5*[.$O189]-[.$B189]" office:value-type="float" office:value="-52" calcext:value-type="float">
            <text:p>-52</text:p>
          </table:table-cell>
          <table:table-cell table:style-name="ce17" table:formula="of:=((([.$F189]+1)^2)/4)+20" office:value-type="float" office:value="549" calcext:value-type="float">
            <text:p>549</text:p>
          </table:table-cell>
          <table:table-cell table:formula="of:=((([.$F189]+8)*2)^2)/([.$F189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Noble Horsema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90]+[.C190]+[.D190]+[.E190]-23"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190]+[.O190]*2" office:value-type="float" office:value="65" calcext:value-type="float">
            <text:p>65</text:p>
          </table:table-cell>
          <table:table-cell/>
          <table:table-cell table:formula="of:=MAX(2*[.$L190]; 25*[.$R190]+[.$K190];15*[.$Q190]+[.$M190])-10*[.$P190]-0.5*MAX([.$H190];[.$I190];[.$J190])-5*[.$O190]-[.$B190]" office:value-type="float" office:value="67" calcext:value-type="float">
            <text:p>67</text:p>
          </table:table-cell>
          <table:table-cell table:style-name="ce17" table:formula="of:=((([.$F190]+1)^2)/4)+20" office:value-type="float" office:value="596" calcext:value-type="float">
            <text:p>596</text:p>
          </table:table-cell>
          <table:table-cell table:formula="of:=((([.$F190]+8)*2)^2)/([.$F190]+60)" office:value-type="float" office:value="113.084112149533" calcext:value-type="float">
            <text:p>113.08411214953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Spear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91]+[.C191]+[.D191]+[.E191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35+[.B191]+[.O191]*2" office:value-type="float" office:value="51" calcext:value-type="float">
            <text:p>51</text:p>
          </table:table-cell>
          <table:table-cell/>
          <table:table-cell table:formula="of:=MAX(2*[.$L191]; 25*[.$R191]+[.$K191];15*[.$Q191]+[.$M191])-10*[.$P191]-0.5*MAX([.$H191];[.$I191];[.$J191])-5*[.$O191]-[.$B191]" office:value-type="float" office:value="-64.5" calcext:value-type="float">
            <text:p>-64.5</text:p>
          </table:table-cell>
          <table:table-cell table:style-name="ce17" table:formula="of:=((([.$F191]+1)^2)/4)+20" office:value-type="float" office:value="92.25" calcext:value-type="float">
            <text:p>92.25</text:p>
          </table:table-cell>
          <table:table-cell table:formula="of:=((([.$F191]+8)*2)^2)/([.$F191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92]+[.C192]+[.D192]+[.E192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92]+[.O192]*2" office:value-type="float" office:value="56" calcext:value-type="float">
            <text:p>56</text:p>
          </table:table-cell>
          <table:table-cell/>
          <table:table-cell table:formula="of:=MAX(2*[.$L192]; 25*[.$R192]+[.$K192];15*[.$Q192]+[.$M192])-10*[.$P192]-0.5*MAX([.$H192];[.$I192];[.$J192])-5*[.$O192]-[.$B192]" office:value-type="float" office:value="-47.5" calcext:value-type="float">
            <text:p>-47.5</text:p>
          </table:table-cell>
          <table:table-cell table:style-name="ce17" table:formula="of:=((([.$F192]+1)^2)/4)+20" office:value-type="float" office:value="110.25" calcext:value-type="float">
            <text:p>110.25</text:p>
          </table:table-cell>
          <table:table-cell table:formula="of:=((([.$F192]+8)*2)^2)/([.$F192]+60)" office:value-type="float" office:value="34.6666666666667" calcext:value-type="float">
            <text:p>34.6666666666667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Spear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93]+[.C193]+[.D193]+[.E193]-23"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93]+[.O193]*2" office:value-type="float" office:value="57" calcext:value-type="float">
            <text:p>57</text:p>
          </table:table-cell>
          <table:table-cell/>
          <table:table-cell table:formula="of:=MAX(2*[.$L193]; 25*[.$R193]+[.$K193];15*[.$Q193]+[.$M193])-10*[.$P193]-0.5*MAX([.$H193];[.$I193];[.$J193])-5*[.$O193]-[.$B193]" office:value-type="float" office:value="-64" calcext:value-type="float">
            <text:p>-64</text:p>
          </table:table-cell>
          <table:table-cell table:style-name="ce17" table:formula="of:=((([.$F193]+1)^2)/4)+20" office:value-type="float" office:value="130.25" calcext:value-type="float">
            <text:p>130.25</text:p>
          </table:table-cell>
          <table:table-cell table:formula="of:=((([.$F193]+8)*2)^2)/([.$F193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Caval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94]+[.C194]+[.D194]+[.E194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4]+[.O194]*2" office:value-type="float" office:value="57" calcext:value-type="float">
            <text:p>57</text:p>
          </table:table-cell>
          <table:table-cell/>
          <table:table-cell table:formula="of:=MAX(2*[.$L194]; 25*[.$R194]+[.$K194];15*[.$Q194]+[.$M194])-10*[.$P194]-0.5*MAX([.$H194];[.$I194];[.$J194])-5*[.$O194]-[.$B194]" office:value-type="float" office:value="-44" calcext:value-type="float">
            <text:p>-44</text:p>
          </table:table-cell>
          <table:table-cell table:style-name="ce17" table:formula="of:=((([.$F194]+1)^2)/4)+20" office:value-type="float" office:value="152.25" calcext:value-type="float">
            <text:p>152.25</text:p>
          </table:table-cell>
          <table:table-cell table:formula="of:=((([.$F194]+8)*2)^2)/([.$F194]+60)" office:value-type="float" office:value="43.9024390243903" calcext:value-type="float">
            <text:p>43.902439024390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Spear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195]+[.C195]+[.D195]+[.E195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5]+[.O195]*2" office:value-type="float" office:value="61" calcext:value-type="float">
            <text:p>61</text:p>
          </table:table-cell>
          <table:table-cell/>
          <table:table-cell table:formula="of:=MAX(2*[.$L195]; 25*[.$R195]+[.$K195];15*[.$Q195]+[.$M195])-10*[.$P195]-0.5*MAX([.$H195];[.$I195];[.$J195])-5*[.$O195]-[.$B195]" office:value-type="float" office:value="-63.5" calcext:value-type="float">
            <text:p>-63.5</text:p>
          </table:table-cell>
          <table:table-cell table:style-name="ce17" table:formula="of:=((([.$F195]+1)^2)/4)+20" office:value-type="float" office:value="216" calcext:value-type="float">
            <text:p>216</text:p>
          </table:table-cell>
          <table:table-cell table:formula="of:=((([.$F195]+8)*2)^2)/([.$F195]+60)" office:value-type="float" office:value="56.3218390804598" calcext:value-type="float">
            <text:p>56.321839080459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96]+[.C196]+[.D196]+[.E196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96]+[.O196]*2" office:value-type="float" office:value="57" calcext:value-type="float">
            <text:p>57</text:p>
          </table:table-cell>
          <table:table-cell/>
          <table:table-cell table:formula="of:=MAX(2*[.$L196]; 25*[.$R196]+[.$K196];15*[.$Q196]+[.$M196])-10*[.$P196]-0.5*MAX([.$H196];[.$I196];[.$J196])-5*[.$O196]-[.$B196]" office:value-type="float" office:value="-69.5" calcext:value-type="float">
            <text:p>-69.5</text:p>
          </table:table-cell>
          <table:table-cell table:style-name="ce17" table:formula="of:=((([.$F196]+1)^2)/4)+20" office:value-type="float" office:value="92.25" calcext:value-type="float">
            <text:p>92.25</text:p>
          </table:table-cell>
          <table:table-cell table:formula="of:=((([.$F196]+8)*2)^2)/([.$F196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Caval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97]+[.C197]+[.D197]+[.E197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7]+[.O197]*2" office:value-type="float" office:value="64" calcext:value-type="float">
            <text:p>64</text:p>
          </table:table-cell>
          <table:table-cell/>
          <table:table-cell table:formula="of:=MAX(2*[.$L197]; 25*[.$R197]+[.$K197];15*[.$Q197]+[.$M197])-10*[.$P197]-0.5*MAX([.$H197];[.$I197];[.$J197])-5*[.$O197]-[.$B197]" office:value-type="float" office:value="-77.5" calcext:value-type="float">
            <text:p>-77.5</text:p>
          </table:table-cell>
          <table:table-cell table:style-name="ce17" table:formula="of:=((([.$F197]+1)^2)/4)+20" office:value-type="float" office:value="141" calcext:value-type="float">
            <text:p>141</text:p>
          </table:table-cell>
          <table:table-cell table:formula="of:=((([.$F197]+8)*2)^2)/([.$F197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orseman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98]+[.C198]+[.D198]+[.E198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8]+[.O198]*2" office:value-type="float" office:value="58" calcext:value-type="float">
            <text:p>58</text:p>
          </table:table-cell>
          <table:table-cell/>
          <table:table-cell table:formula="of:=MAX(2*[.$L198]; 25*[.$R198]+[.$K198];15*[.$Q198]+[.$M198])-10*[.$P198]-0.5*MAX([.$H198];[.$I198];[.$J198])-5*[.$O198]-[.$B198]" office:value-type="float" office:value="-33" calcext:value-type="float">
            <text:p>-33</text:p>
          </table:table-cell>
          <table:table-cell table:style-name="ce17" table:formula="of:=((([.$F198]+1)^2)/4)+20" office:value-type="float" office:value="120" calcext:value-type="float">
            <text:p>120</text:p>
          </table:table-cell>
          <table:table-cell table:formula="of:=((([.$F198]+8)*2)^2)/([.$F198]+60)" office:value-type="float" office:value="36.9113924050633" calcext:value-type="float">
            <text:p>36.911392405063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Caval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99]+[.C199]+[.D199]+[.E199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9]+[.O199]*2" office:value-type="float" office:value="71" calcext:value-type="float">
            <text:p>71</text:p>
          </table:table-cell>
          <table:table-cell/>
          <table:table-cell table:formula="of:=MAX(2*[.$L199]; 25*[.$R199]+[.$K199];15*[.$Q199]+[.$M199])-10*[.$P199]-0.5*MAX([.$H199];[.$I199];[.$J199])-5*[.$O199]-[.$B199]" office:value-type="float" office:value="-48" calcext:value-type="float">
            <text:p>-48</text:p>
          </table:table-cell>
          <table:table-cell table:style-name="ce17" table:formula="of:=((([.$F199]+1)^2)/4)+20" office:value-type="float" office:value="245" calcext:value-type="float">
            <text:p>245</text:p>
          </table:table-cell>
          <table:table-cell table:formula="of:=((([.$F199]+8)*2)^2)/([.$F199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00]+[.C200]+[.D200]+[.E200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00]+[.O200]*2" office:value-type="float" office:value="62" calcext:value-type="float">
            <text:p>62</text:p>
          </table:table-cell>
          <table:table-cell/>
          <table:table-cell table:formula="of:=MAX(2*[.$L200]; 25*[.$R200]+[.$K200];15*[.$Q200]+[.$M200])-10*[.$P200]-0.5*MAX([.$H200];[.$I200];[.$J200])-5*[.$O200]-[.$B200]" office:value-type="float" office:value="-2.5" calcext:value-type="float">
            <text:p>-2.5</text:p>
          </table:table-cell>
          <table:table-cell table:style-name="ce17" table:formula="of:=((([.$F200]+1)^2)/4)+20" office:value-type="float" office:value="189" calcext:value-type="float">
            <text:p>189</text:p>
          </table:table-cell>
          <table:table-cell table:formula="of:=((([.$F200]+8)*2)^2)/([.$F200]+60)" office:value-type="float" office:value="51.2470588235294" calcext:value-type="float">
            <text:p>51.247058823529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Cavalry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01]+[.C201]+[.D201]+[.E201]-23" office:value-type="float" office:value="45" calcext:value-type="float">
            <text:p>4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1]+[.O201]*2" office:value-type="float" office:value="78" calcext:value-type="float">
            <text:p>78</text:p>
          </table:table-cell>
          <table:table-cell/>
          <table:table-cell table:formula="of:=MAX(2*[.$L201]; 25*[.$R201]+[.$K201];15*[.$Q201]+[.$M201])-10*[.$P201]-0.5*MAX([.$H201];[.$I201];[.$J201])-5*[.$O201]-[.$B201]" office:value-type="float" office:value="-15.5" calcext:value-type="float">
            <text:p>-15.5</text:p>
          </table:table-cell>
          <table:table-cell table:style-name="ce17" table:formula="of:=((([.$F201]+1)^2)/4)+20" office:value-type="float" office:value="549" calcext:value-type="float">
            <text:p>549</text:p>
          </table:table-cell>
          <table:table-cell table:formula="of:=((([.$F201]+8)*2)^2)/([.$F201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Horsema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02]+[.C202]+[.D202]+[.E202]-23" office:value-type="float" office:value="40" calcext:value-type="float">
            <text:p>4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2]+[.O202]*2" office:value-type="float" office:value="67" calcext:value-type="float">
            <text:p>67</text:p>
          </table:table-cell>
          <table:table-cell/>
          <table:table-cell table:formula="of:=MAX(2*[.$L202]; 25*[.$R202]+[.$K202];15*[.$Q202]+[.$M202])-10*[.$P202]-0.5*MAX([.$H202];[.$I202];[.$J202])-5*[.$O202]-[.$B202]" office:value-type="float" office:value="34.5" calcext:value-type="float">
            <text:p>34.5</text:p>
          </table:table-cell>
          <table:table-cell table:style-name="ce17" table:formula="of:=((([.$F202]+1)^2)/4)+20" office:value-type="float" office:value="440.25" calcext:value-type="float">
            <text:p>440.25</text:p>
          </table:table-cell>
          <table:table-cell table:formula="of:=((([.$F202]+8)*2)^2)/([.$F202]+60)" office:value-type="float" office:value="92.16" calcext:value-type="float">
            <text:p>92.16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3]+[.C203]+[.D203]+[.E203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03]+[.O203]*2" office:value-type="float" office:value="54" calcext:value-type="float">
            <text:p>54</text:p>
          </table:table-cell>
          <table:table-cell/>
          <table:table-cell table:formula="of:=MAX(2*[.$L203]; 25*[.$R203]+[.$K203];15*[.$Q203]+[.$M203])-10*[.$P203]-0.5*MAX([.$H203];[.$I203];[.$J203])-5*[.$O203]-[.$B203]" office:value-type="float" office:value="-2.5" calcext:value-type="float">
            <text:p>-2.5</text:p>
          </table:table-cell>
          <table:table-cell table:style-name="ce17" table:formula="of:=((([.$F203]+1)^2)/4)+20" office:value-type="float" office:value="202.25" calcext:value-type="float">
            <text:p>202.25</text:p>
          </table:table-cell>
          <table:table-cell table:formula="of:=((([.$F203]+8)*2)^2)/([.$F203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Mamluk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04]+[.C204]+[.D204]+[.E204]-23" office:value-type="float" office:value="31" calcext:value-type="float">
            <text:p>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4]+[.O204]*2" office:value-type="float" office:value="59" calcext:value-type="float">
            <text:p>59</text:p>
          </table:table-cell>
          <table:table-cell/>
          <table:table-cell table:formula="of:=MAX(2*[.$L204]; 25*[.$R204]+[.$K204];15*[.$Q204]+[.$M204])-10*[.$P204]-0.5*MAX([.$H204];[.$I204];[.$J204])-5*[.$O204]-[.$B204]" office:value-type="float" office:value="-53.5" calcext:value-type="float">
            <text:p>-53.5</text:p>
          </table:table-cell>
          <table:table-cell table:style-name="ce17" table:formula="of:=((([.$F204]+1)^2)/4)+20" office:value-type="float" office:value="276" calcext:value-type="float">
            <text:p>276</text:p>
          </table:table-cell>
          <table:table-cell table:formula="of:=((([.$F204]+8)*2)^2)/([.$F204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ataphrac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B205]+[.C205]+[.D205]+[.E205]-23" office:value-type="float" office:value="46" calcext:value-type="float">
            <text:p>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5]+[.O205]*2" office:value-type="float" office:value="64" calcext:value-type="float">
            <text:p>64</text:p>
          </table:table-cell>
          <table:table-cell/>
          <table:table-cell table:formula="of:=MAX(2*[.$L205]; 25*[.$R205]+[.$K205];15*[.$Q205]+[.$M205])-10*[.$P205]-0.5*MAX([.$H205];[.$I205];[.$J205])-5*[.$O205]-[.$B205]" office:value-type="float" office:value="-81.5" calcext:value-type="float">
            <text:p>-81.5</text:p>
          </table:table-cell>
          <table:table-cell table:style-name="ce17" table:formula="of:=((([.$F205]+1)^2)/4)+20" office:value-type="float" office:value="572.25" calcext:value-type="float">
            <text:p>572.25</text:p>
          </table:table-cell>
          <table:table-cell table:formula="of:=((([.$F205]+8)*2)^2)/([.$F205]+60)" office:value-type="float" office:value="110.037735849057" calcext:value-type="float">
            <text:p>110.037735849057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6" office:value-type="string" calcext:value-type="string">
            <text:p>Mercenary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06]+[.C206]+[.D206]+[.E206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6]+[.O206]*2" office:value-type="float" office:value="47" calcext:value-type="float">
            <text:p>47</text:p>
          </table:table-cell>
          <table:table-cell/>
          <table:table-cell table:formula="of:=MAX(2*[.$L206]; 25*[.$R206]+[.$K206];15*[.$Q206]+[.$M206])-10*[.$P206]-0.5*MAX([.$H206];[.$I206];[.$J206])-5*[.$O206]-[.$B206]" office:value-type="float" office:value="-17.5" calcext:value-type="float">
            <text:p>-17.5</text:p>
          </table:table-cell>
          <table:table-cell table:style-name="ce17" table:formula="of:=((([.$F206]+1)^2)/4)+20" office:value-type="float" office:value="110.25" calcext:value-type="float">
            <text:p>110.25</text:p>
          </table:table-cell>
          <table:table-cell table:formula="of:=((([.$F206]+8)*2)^2)/([.$F206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nar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07]+[.C207]+[.D207]+[.E207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7]+[.O207]*2" office:value-type="float" office:value="54" calcext:value-type="float">
            <text:p>54</text:p>
          </table:table-cell>
          <table:table-cell/>
          <table:table-cell table:formula="of:=MAX(2*[.$L207]; 25*[.$R207]+[.$K207];15*[.$Q207]+[.$M207])-10*[.$P207]-0.5*MAX([.$H207];[.$I207];[.$J207])-5*[.$O207]-[.$B207]" office:value-type="float" office:value="-23" calcext:value-type="float">
            <text:p>-23</text:p>
          </table:table-cell>
          <table:table-cell table:style-name="ce17" table:formula="of:=((([.$F207]+1)^2)/4)+20" office:value-type="float" office:value="152.25" calcext:value-type="float">
            <text:p>152.25</text:p>
          </table:table-cell>
          <table:table-cell table:formula="of:=((([.$F207]+8)*2)^2)/([.$F207]+60)" office:value-type="float" office:value="43.9024390243903" calcext:value-type="float">
            <text:p>43.9024390243903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rnary Heavy Cavalry</text:p>
          </table:table-cell>
          <table:table-cell table:number-columns-repeated="4"/>
          <table:table-cell table:formula="of:=[.B208]+[.C208]+[.D208]+[.E208]-23" office:value-type="float" office:value="-23" calcext:value-type="float">
            <text:p>-23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8]+[.O208]*2" office:value-type="float" office:value="47" calcext:value-type="float">
            <text:p>47</text:p>
          </table:table-cell>
          <table:table-cell/>
          <table:table-cell table:formula="of:=MAX(2*[.$L208]; 25*[.$R208]+[.$K208];15*[.$Q208]+[.$M208])-10*[.$P208]-0.5*MAX([.$H208];[.$I208];[.$J208])-5*[.$O208]-[.$B208]" office:value-type="float" office:value="-50" calcext:value-type="float">
            <text:p>-50</text:p>
          </table:table-cell>
          <table:table-cell table:style-name="ce17" table:formula="of:=((([.$F208]+1)^2)/4)+20" office:value-type="float" office:value="141" calcext:value-type="float">
            <text:p>141</text:p>
          </table:table-cell>
          <table:table-cell table:formula="of:=((([.$F208]+8)*2)^2)/([.$F208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Knigh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09]+[.C209]+[.D209]+[.E209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9]+[.O209]*2" office:value-type="float" office:value="73" calcext:value-type="float">
            <text:p>73</text:p>
          </table:table-cell>
          <table:table-cell/>
          <table:table-cell table:formula="of:=MAX(2*[.$L209]; 25*[.$R209]+[.$K209];15*[.$Q209]+[.$M209])-10*[.$P209]-0.5*MAX([.$H209];[.$I209];[.$J209])-5*[.$O209]-[.$B209]" office:value-type="float" office:value="-52.5" calcext:value-type="float">
            <text:p>-52.5</text:p>
          </table:table-cell>
          <table:table-cell table:style-name="ce17" table:formula="of:=((([.$F209]+1)^2)/4)+20" office:value-type="float" office:value="596" calcext:value-type="float">
            <text:p>596</text:p>
          </table:table-cell>
          <table:table-cell table:formula="of:=((([.$F209]+8)*2)^2)/([.$F209]+60)" office:value-type="float" office:value="113.084112149533" calcext:value-type="float">
            <text:p>113.084112149533</text:p>
          </table:table-cell>
          <table:table-cell table:number-columns-repeated="36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Lanc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12]+[.C212]+[.D212]+[.E212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2]+[.O212]*2" office:value-type="float" office:value="52" calcext:value-type="float">
            <text:p>52</text:p>
          </table:table-cell>
          <table:table-cell/>
          <table:table-cell table:formula="of:=MAX(2*[.$L212]; 25*[.$R212]+[.$K212];15*[.$Q212]+[.$M212])-10*[.$P212]-0.5*MAX([.$H212];[.$I212];[.$J212])-5*[.$O212]-[.$B212]" office:value-type="float" office:value="-33" calcext:value-type="float">
            <text:p>-33</text:p>
          </table:table-cell>
          <table:table-cell table:style-name="ce17" table:formula="of:=((([.$F212]+1)^2)/4)+20" office:value-type="float" office:value="152.25" calcext:value-type="float">
            <text:p>152.25</text:p>
          </table:table-cell>
          <table:table-cell table:formula="of:=((([.$F212]+8)*2)^2)/([.$F212]+60)" office:value-type="float" office:value="43.9024390243903" calcext:value-type="float">
            <text:p>43.902439024390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anc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13]+[.C213]+[.D213]+[.E213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3]+[.O213]*2" office:value-type="float" office:value="57" calcext:value-type="float">
            <text:p>57</text:p>
          </table:table-cell>
          <table:table-cell/>
          <table:table-cell table:formula="of:=MAX(2*[.$L213]; 25*[.$R213]+[.$K213];15*[.$Q213]+[.$M213])-10*[.$P213]-0.5*MAX([.$H213];[.$I213];[.$J213])-5*[.$O213]-[.$B213]" office:value-type="float" office:value="-44" calcext:value-type="float">
            <text:p>-44</text:p>
          </table:table-cell>
          <table:table-cell table:style-name="ce17" table:formula="of:=((([.$F213]+1)^2)/4)+20" office:value-type="float" office:value="216" calcext:value-type="float">
            <text:p>216</text:p>
          </table:table-cell>
          <table:table-cell table:formula="of:=((([.$F213]+8)*2)^2)/([.$F213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Lance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14]+[.C214]+[.D214]+[.E214]-23" office:value-type="float" office:value="33" calcext:value-type="float">
            <text:p>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4]+[.O214]*2" office:value-type="float" office:value="70" calcext:value-type="float">
            <text:p>70</text:p>
          </table:table-cell>
          <table:table-cell/>
          <table:table-cell table:formula="of:=MAX(2*[.$L214]; 25*[.$R214]+[.$K214];15*[.$Q214]+[.$M214])-10*[.$P214]-0.5*MAX([.$H214];[.$I214];[.$J214])-5*[.$O214]-[.$B214]" office:value-type="float" office:value="-57" calcext:value-type="float">
            <text:p>-57</text:p>
          </table:table-cell>
          <table:table-cell table:style-name="ce17" table:formula="of:=((([.$F214]+1)^2)/4)+20" office:value-type="float" office:value="309" calcext:value-type="float">
            <text:p>309</text:p>
          </table:table-cell>
          <table:table-cell table:formula="of:=((([.$F214]+8)*2)^2)/([.$F214]+60)" office:value-type="float" office:value="72.3010752688172" calcext:value-type="float">
            <text:p>72.3010752688172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15]+[.C215]+[.D215]+[.E215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15]+[.O215]*2" office:value-type="float" office:value="52" calcext:value-type="float">
            <text:p>52</text:p>
          </table:table-cell>
          <table:table-cell/>
          <table:table-cell table:formula="of:=MAX(2*[.$L215]; 25*[.$R215]+[.$K215];15*[.$Q215]+[.$M215])-10*[.$P215]-0.5*MAX([.$H215];[.$I215];[.$J215])-5*[.$O215]-[.$B215]" office:value-type="float" office:value="-10.5" calcext:value-type="float">
            <text:p>-10.5</text:p>
          </table:table-cell>
          <table:table-cell table:style-name="ce17" table:formula="of:=((([.$F215]+1)^2)/4)+20" office:value-type="float" office:value="130.25" calcext:value-type="float">
            <text:p>130.25</text:p>
          </table:table-cell>
          <table:table-cell table:formula="of:=((([.$F215]+8)*2)^2)/([.$F215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Lance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16]+[.C216]+[.D216]+[.E216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6]+[.O216]*2" office:value-type="float" office:value="61" calcext:value-type="float">
            <text:p>61</text:p>
          </table:table-cell>
          <table:table-cell/>
          <table:table-cell table:formula="of:=MAX(2*[.$L216]; 25*[.$R216]+[.$K216];15*[.$Q216]+[.$M216])-10*[.$P216]-0.5*MAX([.$H216];[.$I216];[.$J216])-5*[.$O216]-[.$B216]" office:value-type="float" office:value="-73.5" calcext:value-type="float">
            <text:p>-73.5</text:p>
          </table:table-cell>
          <table:table-cell table:style-name="ce17" table:formula="of:=((([.$F216]+1)^2)/4)+20" office:value-type="float" office:value="230.25" calcext:value-type="float">
            <text:p>230.25</text:p>
          </table:table-cell>
          <table:table-cell table:formula="of:=((([.$F216]+8)*2)^2)/([.$F216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Lancer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17]+[.C217]+[.D217]+[.E217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7]+[.O217]*2" office:value-type="float" office:value="66" calcext:value-type="float">
            <text:p>66</text:p>
          </table:table-cell>
          <table:table-cell/>
          <table:table-cell table:formula="of:=MAX(2*[.$L217]; 25*[.$R217]+[.$K217];15*[.$Q217]+[.$M217])-10*[.$P217]-0.5*MAX([.$H217];[.$I217];[.$J217])-5*[.$O217]-[.$B217]" office:value-type="float" office:value="-86.5" calcext:value-type="float">
            <text:p>-86.5</text:p>
          </table:table-cell>
          <table:table-cell table:style-name="ce17" table:formula="of:=((([.$F217]+1)^2)/4)+20" office:value-type="float" office:value="526.25" calcext:value-type="float">
            <text:p>526.25</text:p>
          </table:table-cell>
          <table:table-cell table:formula="of:=((([.$F217]+8)*2)^2)/([.$F217]+60)"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218]+[.C218]+[.D218]+[.E218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8]+[.O218]*2" office:value-type="float" office:value="55" calcext:value-type="float">
            <text:p>55</text:p>
          </table:table-cell>
          <table:table-cell/>
          <table:table-cell table:formula="of:=MAX(2*[.$L218]; 25*[.$R218]+[.$K218];15*[.$Q218]+[.$M218])-10*[.$P218]-0.5*MAX([.$H218];[.$I218];[.$J218])-5*[.$O218]-[.$B218]" office:value-type="float" office:value="-97" calcext:value-type="float">
            <text:p>-97</text:p>
          </table:table-cell>
          <table:table-cell table:style-name="ce17" table:formula="of:=((([.$F218]+1)^2)/4)+20" office:value-type="float" office:value="152.25" calcext:value-type="float">
            <text:p>152.25</text:p>
          </table:table-cell>
          <table:table-cell table:formula="of:=((([.$F218]+8)*2)^2)/([.$F218]+60)" office:value-type="float" office:value="43.9024390243903" calcext:value-type="float">
            <text:p>43.902439024390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anc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19]+[.C219]+[.D219]+[.E219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9]+[.O219]*2" office:value-type="float" office:value="62" calcext:value-type="float">
            <text:p>62</text:p>
          </table:table-cell>
          <table:table-cell/>
          <table:table-cell table:formula="of:=MAX(2*[.$L219]; 25*[.$R219]+[.$K219];15*[.$Q219]+[.$M219])-10*[.$P219]-0.5*MAX([.$H219];[.$I219];[.$J219])-5*[.$O219]-[.$B219]" office:value-type="float" office:value="-90" calcext:value-type="float">
            <text:p>-90</text:p>
          </table:table-cell>
          <table:table-cell table:style-name="ce17" table:formula="of:=((([.$F219]+1)^2)/4)+20" office:value-type="float" office:value="202.25" calcext:value-type="float">
            <text:p>202.25</text:p>
          </table:table-cell>
          <table:table-cell table:formula="of:=((([.$F219]+8)*2)^2)/([.$F219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20]+[.C220]+[.D220]+[.E220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0]+[.O220]*2" office:value-type="float" office:value="66" calcext:value-type="float">
            <text:p>66</text:p>
          </table:table-cell>
          <table:table-cell/>
          <table:table-cell table:formula="of:=MAX(2*[.$L220]; 25*[.$R220]+[.$K220];15*[.$Q220]+[.$M220])-10*[.$P220]-0.5*MAX([.$H220];[.$I220];[.$J220])-5*[.$O220]-[.$B220]" office:value-type="float" office:value="-110" calcext:value-type="float">
            <text:p>-110</text:p>
          </table:table-cell>
          <table:table-cell table:style-name="ce17" table:formula="of:=((([.$F220]+1)^2)/4)+20" office:value-type="float" office:value="260.25" calcext:value-type="float">
            <text:p>260.25</text:p>
          </table:table-cell>
          <table:table-cell table:formula="of:=((([.$F220]+8)*2)^2)/([.$F220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Lancer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B221]+[.C221]+[.D221]+[.E221]-23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21]+[.O221]*2" office:value-type="float" office:value="72" calcext:value-type="float">
            <text:p>72</text:p>
          </table:table-cell>
          <table:table-cell/>
          <table:table-cell table:formula="of:=MAX(2*[.$L221]; 25*[.$R221]+[.$K221];15*[.$Q221]+[.$M221])-10*[.$P221]-0.5*MAX([.$H221];[.$I221];[.$J221])-5*[.$O221]-[.$B221]" office:value-type="float" office:value="-121.5" calcext:value-type="float">
            <text:p>-121.5</text:p>
          </table:table-cell>
          <table:table-cell table:style-name="ce17" table:formula="of:=((([.$F221]+1)^2)/4)+20" office:value-type="float" office:value="670.25" calcext:value-type="float">
            <text:p>670.25</text:p>
          </table:table-cell>
          <table:table-cell table:formula="of:=((([.$F221]+8)*2)^2)/([.$F221]+60)" office:value-type="float" office:value="122.327272727273" calcext:value-type="float">
            <text:p>122.32727272727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22]+[.C222]+[.D222]+[.E222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2]+[.O222]*2" office:value-type="float" office:value="49" calcext:value-type="float">
            <text:p>49</text:p>
          </table:table-cell>
          <table:table-cell/>
          <table:table-cell table:formula="of:=MAX(2*[.$L222]; 25*[.$R222]+[.$K222];15*[.$Q222]+[.$M222])-10*[.$P222]-0.5*MAX([.$H222];[.$I222];[.$J222])-5*[.$O222]-[.$B222]" office:value-type="float" office:value="-37" calcext:value-type="float">
            <text:p>-37</text:p>
          </table:table-cell>
          <table:table-cell table:style-name="ce17" table:formula="of:=((([.$F222]+1)^2)/4)+20" office:value-type="float" office:value="101" calcext:value-type="float">
            <text:p>101</text:p>
          </table:table-cell>
          <table:table-cell table:formula="of:=((([.$F222]+8)*2)^2)/([.$F222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Armoured Lanc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23]+[.C223]+[.D223]+[.E223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3]+[.O223]*2" office:value-type="float" office:value="64" calcext:value-type="float">
            <text:p>64</text:p>
          </table:table-cell>
          <table:table-cell/>
          <table:table-cell table:formula="of:=MAX(2*[.$L223]; 25*[.$R223]+[.$K223];15*[.$Q223]+[.$M223])-10*[.$P223]-0.5*MAX([.$H223];[.$I223];[.$J223])-5*[.$O223]-[.$B223]" office:value-type="float" office:value="-56.5" calcext:value-type="float">
            <text:p>-56.5</text:p>
          </table:table-cell>
          <table:table-cell table:style-name="ce17" table:formula="of:=((([.$F223]+1)^2)/4)+20" office:value-type="float" office:value="482.25" calcext:value-type="float">
            <text:p>482.25</text:p>
          </table:table-cell>
          <table:table-cell table:formula="of:=((([.$F223]+8)*2)^2)/([.$F223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Scou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24]+[.C224]+[.D224]+[.E224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4]+[.O224]*2" office:value-type="float" office:value="51" calcext:value-type="float">
            <text:p>51</text:p>
          </table:table-cell>
          <table:table-cell/>
          <table:table-cell table:formula="of:=MAX(2*[.$L224]; 25*[.$R224]+[.$K224];15*[.$Q224]+[.$M224])-10*[.$P224]-0.5*MAX([.$H224];[.$I224];[.$J224])-5*[.$O224]-[.$B224]" office:value-type="float" office:value="-45" calcext:value-type="float">
            <text:p>-45</text:p>
          </table:table-cell>
          <table:table-cell table:style-name="ce17" table:formula="of:=((([.$F224]+1)^2)/4)+20" office:value-type="float" office:value="84" calcext:value-type="float">
            <text:p>84</text:p>
          </table:table-cell>
          <table:table-cell table:formula="of:=((([.$F224]+8)*2)^2)/([.$F224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25]+[.C225]+[.D225]+[.E225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25]+[.O225]*2" office:value-type="float" office:value="57" calcext:value-type="float">
            <text:p>57</text:p>
          </table:table-cell>
          <table:table-cell/>
          <table:table-cell table:formula="of:=MAX(2*[.$L225]; 25*[.$R225]+[.$K225];15*[.$Q225]+[.$M225])-10*[.$P225]-0.5*MAX([.$H225];[.$I225];[.$J225])-5*[.$O225]-[.$B225]" office:value-type="float" office:value="-42" calcext:value-type="float">
            <text:p>-42</text:p>
          </table:table-cell>
          <table:table-cell table:style-name="ce17" table:formula="of:=((([.$F225]+1)^2)/4)+20" office:value-type="float" office:value="120" calcext:value-type="float">
            <text:p>120</text:p>
          </table:table-cell>
          <table:table-cell table:formula="of:=((([.$F225]+8)*2)^2)/([.$F225]+60)" office:value-type="float" office:value="36.9113924050633" calcext:value-type="float">
            <text:p>36.911392405063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Lanc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26]+[.C226]+[.D226]+[.E226]-23"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26]+[.O226]*2" office:value-type="float" office:value="63" calcext:value-type="float">
            <text:p>63</text:p>
          </table:table-cell>
          <table:table-cell/>
          <table:table-cell table:formula="of:=MAX(2*[.$L226]; 25*[.$R226]+[.$K226];15*[.$Q226]+[.$M226])-10*[.$P226]-0.5*MAX([.$H226];[.$I226];[.$J226])-5*[.$O226]-[.$B226]" office:value-type="float" office:value="-34" calcext:value-type="float">
            <text:p>-34</text:p>
          </table:table-cell>
          <table:table-cell table:style-name="ce17" table:formula="of:=((([.$F226]+1)^2)/4)+20" office:value-type="float" office:value="189" calcext:value-type="float">
            <text:p>189</text:p>
          </table:table-cell>
          <table:table-cell table:formula="of:=((([.$F226]+8)*2)^2)/([.$F226]+60)" office:value-type="float" office:value="51.2470588235294" calcext:value-type="float">
            <text:p>51.247058823529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Lancer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227]+[.C227]+[.D227]+[.E227]-23" office:value-type="float" office:value="47" calcext:value-type="float">
            <text:p>4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7]+[.O227]*2" office:value-type="float" office:value="74" calcext:value-type="float">
            <text:p>74</text:p>
          </table:table-cell>
          <table:table-cell/>
          <table:table-cell table:formula="of:=MAX(2*[.$L227]; 25*[.$R227]+[.$K227];15*[.$Q227]+[.$M227])-10*[.$P227]-0.5*MAX([.$H227];[.$I227];[.$J227])-5*[.$O227]-[.$B227]" office:value-type="float" office:value="-13" calcext:value-type="float">
            <text:p>-13</text:p>
          </table:table-cell>
          <table:table-cell table:style-name="ce17" table:formula="of:=((([.$F227]+1)^2)/4)+20" office:value-type="float" office:value="596" calcext:value-type="float">
            <text:p>596</text:p>
          </table:table-cell>
          <table:table-cell table:formula="of:=((([.$F227]+8)*2)^2)/([.$F227]+60)" office:value-type="float" office:value="113.084112149533" calcext:value-type="float">
            <text:p>113.08411214953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28]+[.C228]+[.D228]+[.E228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8]+[.O228]*2" office:value-type="float" office:value="47" calcext:value-type="float">
            <text:p>47</text:p>
          </table:table-cell>
          <table:table-cell/>
          <table:table-cell table:formula="of:=MAX(2*[.$L228]; 25*[.$R228]+[.$K228];15*[.$Q228]+[.$M228])-10*[.$P228]-0.5*MAX([.$H228];[.$I228];[.$J228])-5*[.$O228]-[.$B228]" office:value-type="float" office:value="-52" calcext:value-type="float">
            <text:p>-52</text:p>
          </table:table-cell>
          <table:table-cell table:style-name="ce17" table:formula="of:=((([.$F228]+1)^2)/4)+20" office:value-type="float" office:value="130.25" calcext:value-type="float">
            <text:p>130.25</text:p>
          </table:table-cell>
          <table:table-cell table:formula="of:=((([.$F228]+8)*2)^2)/([.$F228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29]+[.C229]+[.D229]+[.E229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9]+[.O229]*2" office:value-type="float" office:value="56" calcext:value-type="float">
            <text:p>56</text:p>
          </table:table-cell>
          <table:table-cell/>
          <table:table-cell table:formula="of:=MAX(2*[.$L229]; 25*[.$R229]+[.$K229];15*[.$Q229]+[.$M229])-10*[.$P229]-0.5*MAX([.$H229];[.$I229];[.$J229])-5*[.$O229]-[.$B229]" office:value-type="float" office:value="-57.5" calcext:value-type="float">
            <text:p>-57.5</text:p>
          </table:table-cell>
          <table:table-cell table:style-name="ce17" table:formula="of:=((([.$F229]+1)^2)/4)+20" office:value-type="float" office:value="216" calcext:value-type="float">
            <text:p>216</text:p>
          </table:table-cell>
          <table:table-cell table:formula="of:=((([.$F229]+8)*2)^2)/([.$F229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6" office:value-type="string" calcext:value-type="string">
            <text:p>Mercenary Light Lancer</text:p>
          </table:table-cell>
          <table:table-cell table:number-columns-repeated="14"/>
          <table:table-cell table:style-name="ce3" office:value-type="float" office:value="4" calcext:value-type="float">
            <text:p>4</text:p>
          </table:table-cell>
          <table:table-cell table:number-columns-repeated="10"/>
          <table:table-cell table:style-name="ce17"/>
          <table:table-cell table:number-columns-repeated="37"/>
        </table:table-row>
        <table:table-row table:style-name="ro1">
          <table:table-cell table:style-name="ce6" office:value-type="string" calcext:value-type="string">
            <text:p>Mercenary Heavy Lancer</text:p>
          </table:table-cell>
          <table:table-cell table:number-columns-repeated="14"/>
          <table:table-cell table:style-name="ce3" office:value-type="float" office:value="3" calcext:value-type="float">
            <text:p>3</text:p>
          </table:table-cell>
          <table:table-cell table:number-columns-repeated="10"/>
          <table:table-cell table:style-name="ce17"/>
          <table:table-cell table:number-columns-repeated="37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Mounted Skirmis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34]+[.C234]+[.D234]+[.E234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34]+[.O234]*2" office:value-type="float" office:value="49" calcext:value-type="float">
            <text:p>49</text:p>
          </table:table-cell>
          <table:table-cell/>
          <table:table-cell table:formula="of:=MAX(2*[.$L234]; 25*[.$R234]+[.$K234];15*[.$Q234]+[.$M234])-10*[.$P234]-0.5*MAX([.$H234];[.$I234];[.$J234])-5*[.$O234]-[.$B234]" office:value-type="float" office:value="38" calcext:value-type="float">
            <text:p>38</text:p>
          </table:table-cell>
          <table:table-cell table:style-name="ce17" table:formula="of:=((([.$F234]+1)^2)/4)+20" office:value-type="float" office:value="130.25" calcext:value-type="float">
            <text:p>130.25</text:p>
          </table:table-cell>
          <table:table-cell table:formula="of:=((([.$F234]+8)*2)^2)/([.$F234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35]+[.C235]+[.D235]+[.E235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35]+[.O235]*2" office:value-type="float" office:value="48" calcext:value-type="float">
            <text:p>48</text:p>
          </table:table-cell>
          <table:table-cell/>
          <table:table-cell table:formula="of:=MAX(2*[.$L235]; 25*[.$R235]+[.$K235];15*[.$Q235]+[.$M235])-10*[.$P235]-0.5*MAX([.$H235];[.$I235];[.$J235])-5*[.$O235]-[.$B235]" office:value-type="float" office:value="43.5" calcext:value-type="float">
            <text:p>43.5</text:p>
          </table:table-cell>
          <table:table-cell table:style-name="ce17" table:formula="of:=((([.$F235]+1)^2)/4)+20" office:value-type="float" office:value="101" calcext:value-type="float">
            <text:p>101</text:p>
          </table:table-cell>
          <table:table-cell table:formula="of:=((([.$F235]+8)*2)^2)/([.$F235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Skirmish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36]+[.C236]+[.D236]+[.E236]-23" office:value-type="float" office:value="41" calcext:value-type="float">
            <text:p>4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36]+[.O236]*2" office:value-type="float" office:value="64" calcext:value-type="float">
            <text:p>64</text:p>
          </table:table-cell>
          <table:table-cell/>
          <table:table-cell table:formula="of:=MAX(2*[.$L236]; 25*[.$R236]+[.$K236];15*[.$Q236]+[.$M236])-10*[.$P236]-0.5*MAX([.$H236];[.$I236];[.$J236])-5*[.$O236]-[.$B236]" office:value-type="float" office:value="3.5" calcext:value-type="float">
            <text:p>3.5</text:p>
          </table:table-cell>
          <table:table-cell table:style-name="ce17" table:formula="of:=((([.$F236]+1)^2)/4)+20" office:value-type="float" office:value="461" calcext:value-type="float">
            <text:p>461</text:p>
          </table:table-cell>
          <table:table-cell table:formula="of:=((([.$F236]+8)*2)^2)/([.$F236]+60)" office:value-type="float" office:value="95.0891089108911" calcext:value-type="float">
            <text:p>95.0891089108911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Steppe Cavalry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37]+[.C237]+[.D237]+[.E237]-23" office:value-type="float" office:value="20" calcext:value-type="float">
            <text:p>2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7]+[.O237]*2" office:value-type="float" office:value="44" calcext:value-type="float">
            <text:p>44</text:p>
          </table:table-cell>
          <table:table-cell/>
          <table:table-cell table:formula="of:=MAX(2*[.$L237]; 25*[.$R237]+[.$K237];15*[.$Q237]+[.$M237])-10*[.$P237]-0.5*MAX([.$H237];[.$I237];[.$J237])-5*[.$O237]-[.$B237]" office:value-type="float" office:value="66" calcext:value-type="float">
            <text:p>66</text:p>
          </table:table-cell>
          <table:table-cell table:style-name="ce17" table:formula="of:=((([.$F237]+1)^2)/4)+20" office:value-type="float" office:value="130.25" calcext:value-type="float">
            <text:p>130.25</text:p>
          </table:table-cell>
          <table:table-cell table:formula="of:=((([.$F237]+8)*2)^2)/([.$F237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Steppe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38]+[.C238]+[.D238]+[.E238]-23" office:value-type="float" office:value="25" calcext:value-type="float">
            <text:p>25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38]+[.O238]*2" office:value-type="float" office:value="52" calcext:value-type="float">
            <text:p>52</text:p>
          </table:table-cell>
          <table:table-cell/>
          <table:table-cell table:formula="of:=MAX(2*[.$L238]; 25*[.$R238]+[.$K238];15*[.$Q238]+[.$M238])-10*[.$P238]-0.5*MAX([.$H238];[.$I238];[.$J238])-5*[.$O238]-[.$B238]" office:value-type="float" office:value="49.5" calcext:value-type="float">
            <text:p>49.5</text:p>
          </table:table-cell>
          <table:table-cell table:style-name="ce17" table:formula="of:=((([.$F238]+1)^2)/4)+20" office:value-type="float" office:value="189" calcext:value-type="float">
            <text:p>189</text:p>
          </table:table-cell>
          <table:table-cell table:formula="of:=((([.$F238]+8)*2)^2)/([.$F238]+60)" office:value-type="float" office:value="51.2470588235294" calcext:value-type="float">
            <text:p>51.2470588235294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39]+[.C239]+[.D239]+[.E239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39]+[.O239]*2" office:value-type="float" office:value="49" calcext:value-type="float">
            <text:p>49</text:p>
          </table:table-cell>
          <table:table-cell/>
          <table:table-cell table:formula="of:=MAX(2*[.$L239]; 25*[.$R239]+[.$K239];15*[.$Q239]+[.$M239])-10*[.$P239]-0.5*MAX([.$H239];[.$I239];[.$J239])-5*[.$O239]-[.$B239]" office:value-type="float" office:value="45.5" calcext:value-type="float">
            <text:p>45.5</text:p>
          </table:table-cell>
          <table:table-cell table:style-name="ce17" table:formula="of:=((([.$F239]+1)^2)/4)+20" office:value-type="float" office:value="84" calcext:value-type="float">
            <text:p>84</text:p>
          </table:table-cell>
          <table:table-cell table:formula="of:=((([.$F239]+8)*2)^2)/([.$F239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40]+[.C240]+[.D240]+[.E240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40]+[.O240]*2" office:value-type="float" office:value="51" calcext:value-type="float">
            <text:p>51</text:p>
          </table:table-cell>
          <table:table-cell/>
          <table:table-cell table:formula="of:=MAX(2*[.$L240]; 25*[.$R240]+[.$K240];15*[.$Q240]+[.$M240])-10*[.$P240]-0.5*MAX([.$H240];[.$I240];[.$J240])-5*[.$O240]-[.$B240]" office:value-type="float" office:value="50.5" calcext:value-type="float">
            <text:p>50.5</text:p>
          </table:table-cell>
          <table:table-cell table:style-name="ce17" table:formula="of:=((([.$F240]+1)^2)/4)+20" office:value-type="float" office:value="101" calcext:value-type="float">
            <text:p>101</text:p>
          </table:table-cell>
          <table:table-cell table:formula="of:=((([.$F240]+8)*2)^2)/([.$F240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41]+[.C241]+[.D241]+[.E241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41]+[.O241]*2" office:value-type="float" office:value="45" calcext:value-type="float">
            <text:p>45</text:p>
          </table:table-cell>
          <table:table-cell/>
          <table:table-cell table:formula="of:=MAX(2*[.$L241]; 25*[.$R241]+[.$K241];15*[.$Q241]+[.$M241])-10*[.$P241]-0.5*MAX([.$H241];[.$I241];[.$J241])-5*[.$O241]-[.$B241]" office:value-type="float" office:value="70" calcext:value-type="float">
            <text:p>70</text:p>
          </table:table-cell>
          <table:table-cell table:style-name="ce17" table:formula="of:=((([.$F241]+1)^2)/4)+20" office:value-type="float" office:value="120" calcext:value-type="float">
            <text:p>120</text:p>
          </table:table-cell>
          <table:table-cell table:formula="of:=((([.$F241]+8)*2)^2)/([.$F241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42]+[.C242]+[.D242]+[.E242]-23" office:value-type="float" office:value="24" calcext:value-type="float">
            <text:p>24</text:p>
          </table:table-cell>
          <table:table-cell/>
          <table:table-cell table:style-name="ce15" office:value-type="float" office:value="95" calcext:value-type="float">
            <text:p>95</text:p>
          </table:table-cell>
          <table:table-cell table:number-columns-repeated="2" table:style-name="ce3"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42]+[.O242]*2" office:value-type="float" office:value="51" calcext:value-type="float">
            <text:p>51</text:p>
          </table:table-cell>
          <table:table-cell/>
          <table:table-cell table:formula="of:=MAX(2*[.$L242]; 25*[.$R242]+[.$K242];15*[.$Q242]+[.$M242])-10*[.$P242]-0.5*MAX([.$H242];[.$I242];[.$J242])-5*[.$O242]-[.$B242]" office:value-type="float" office:value="60.5" calcext:value-type="float">
            <text:p>60.5</text:p>
          </table:table-cell>
          <table:table-cell table:style-name="ce17" table:formula="of:=((([.$F242]+1)^2)/4)+20" office:value-type="float" office:value="176.25" calcext:value-type="float">
            <text:p>176.25</text:p>
          </table:table-cell>
          <table:table-cell table:formula="of:=((([.$F242]+8)*2)^2)/([.$F242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243]+[.C243]+[.D243]+[.E243]-23" office:value-type="float" office:value="45" calcext:value-type="float">
            <text:p>4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43]+[.O243]*2" office:value-type="float" office:value="61" calcext:value-type="float">
            <text:p>61</text:p>
          </table:table-cell>
          <table:table-cell/>
          <table:table-cell table:formula="of:=MAX(2*[.$L243]; 25*[.$R243]+[.$K243];15*[.$Q243]+[.$M243])-10*[.$P243]-0.5*MAX([.$H243];[.$I243];[.$J243])-5*[.$O243]-[.$B243]" office:value-type="float" office:value="42" calcext:value-type="float">
            <text:p>42</text:p>
          </table:table-cell>
          <table:table-cell table:style-name="ce17" table:formula="of:=((([.$F243]+1)^2)/4)+20" office:value-type="float" office:value="549" calcext:value-type="float">
            <text:p>549</text:p>
          </table:table-cell>
          <table:table-cell table:formula="of:=((([.$F243]+8)*2)^2)/([.$F243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Mercenary Mounted Skirmisher</text:p>
          </table:table-cell>
          <table:table-cell table:number-columns-repeated="25"/>
          <table:table-cell table:style-name="ce17"/>
          <table:table-cell table:number-columns-repeated="37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Horse Arc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Ranger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247]+[.C247]+[.D247]+[.E247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47]+[.O247]*2" office:value-type="float" office:value="50" calcext:value-type="float">
            <text:p>50</text:p>
          </table:table-cell>
          <table:table-cell/>
          <table:table-cell table:formula="of:=MAX(2*[.$L247]; 25*[.$R247]+[.$K247];15*[.$Q247]+[.$M247])-10*[.$P247]-0.5*MAX([.$H247];[.$I247];[.$J247])-5*[.$O247]-[.$B247]" office:value-type="float" office:value="144.5" calcext:value-type="float">
            <text:p>144.5</text:p>
          </table:table-cell>
          <table:table-cell table:style-name="ce17" table:formula="of:=((([.$F247]+1)^2)/4)+20" office:value-type="float" office:value="176.25" calcext:value-type="float">
            <text:p>176.25</text:p>
          </table:table-cell>
          <table:table-cell table:formula="of:=((([.$F247]+8)*2)^2)/([.$F247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Mounted 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48]+[.C248]+[.D248]+[.E248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48]+[.O248]*2" office:value-type="float" office:value="49" calcext:value-type="float">
            <text:p>49</text:p>
          </table:table-cell>
          <table:table-cell/>
          <table:table-cell table:formula="of:=MAX(2*[.$L248]; 25*[.$R248]+[.$K248];15*[.$Q248]+[.$M248])-10*[.$P248]-0.5*MAX([.$H248];[.$I248];[.$J248])-5*[.$O248]-[.$B248]" office:value-type="float" office:value="183" calcext:value-type="float">
            <text:p>183</text:p>
          </table:table-cell>
          <table:table-cell table:style-name="ce17" table:formula="of:=((([.$F248]+1)^2)/4)+20" office:value-type="float" office:value="164" calcext:value-type="float">
            <text:p>164</text:p>
          </table:table-cell>
          <table:table-cell table:formula="of:=((([.$F248]+8)*2)^2)/([.$F248]+60)" office:value-type="float" office:value="46.3132530120482" calcext:value-type="float">
            <text:p>46.313253012048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Mounted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49]+[.C249]+[.D249]+[.E249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49]+[.O249]*2" office:value-type="float" office:value="50" calcext:value-type="float">
            <text:p>50</text:p>
          </table:table-cell>
          <table:table-cell/>
          <table:table-cell table:formula="of:=MAX(2*[.$L249]; 25*[.$R249]+[.$K249];15*[.$Q249]+[.$M249])-10*[.$P249]-0.5*MAX([.$H249];[.$I249];[.$J249])-5*[.$O249]-[.$B249]" office:value-type="float" office:value="187" calcext:value-type="float">
            <text:p>187</text:p>
          </table:table-cell>
          <table:table-cell table:style-name="ce17" table:formula="of:=((([.$F249]+1)^2)/4)+20" office:value-type="float" office:value="176.25" calcext:value-type="float">
            <text:p>176.25</text:p>
          </table:table-cell>
          <table:table-cell table:formula="of:=((([.$F249]+8)*2)^2)/([.$F249]+60)" office:value-type="float" office:value="48.7619047619048" calcext:value-type="float">
            <text:p>48.7619047619048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ussa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50]+[.C250]+[.D250]+[.E250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0]+[.O250]*2" office:value-type="float" office:value="52" calcext:value-type="float">
            <text:p>52</text:p>
          </table:table-cell>
          <table:table-cell/>
          <table:table-cell table:formula="of:=MAX(2*[.$L250]; 25*[.$R250]+[.$K250];15*[.$Q250]+[.$M250])-10*[.$P250]-0.5*MAX([.$H250];[.$I250];[.$J250])-5*[.$O250]-[.$B250]" office:value-type="float" office:value="149.5" calcext:value-type="float">
            <text:p>149.5</text:p>
          </table:table-cell>
          <table:table-cell table:style-name="ce17" table:formula="of:=((([.$F250]+1)^2)/4)+20" office:value-type="float" office:value="189" calcext:value-type="float">
            <text:p>189</text:p>
          </table:table-cell>
          <table:table-cell table:formula="of:=((([.$F250]+8)*2)^2)/([.$F250]+60)" office:value-type="float" office:value="51.2470588235294" calcext:value-type="float">
            <text:p>51.2470588235294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Mounte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51]+[.C251]+[.D251]+[.E251]-23" office:value-type="float" office:value="30" calcext:value-type="float">
            <text:p>3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51]+[.O251]*2" office:value-type="float" office:value="55" calcext:value-type="float">
            <text:p>55</text:p>
          </table:table-cell>
          <table:table-cell/>
          <table:table-cell table:formula="of:=MAX(2*[.$L251]; 25*[.$R251]+[.$K251];15*[.$Q251]+[.$M251])-10*[.$P251]-0.5*MAX([.$H251];[.$I251];[.$J251])-5*[.$O251]-[.$B251]" office:value-type="float" office:value="164" calcext:value-type="float">
            <text:p>164</text:p>
          </table:table-cell>
          <table:table-cell table:style-name="ce17" table:formula="of:=((([.$F251]+1)^2)/4)+20" office:value-type="float" office:value="260.25" calcext:value-type="float">
            <text:p>260.25</text:p>
          </table:table-cell>
          <table:table-cell table:formula="of:=((([.$F251]+8)*2)^2)/([.$F251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Hussa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52]+[.C252]+[.D252]+[.E252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52]+[.O252]*2" office:value-type="float" office:value="58" calcext:value-type="float">
            <text:p>58</text:p>
          </table:table-cell>
          <table:table-cell/>
          <table:table-cell table:formula="of:=MAX(2*[.$L252]; 25*[.$R252]+[.$K252];15*[.$Q252]+[.$M252])-10*[.$P252]-0.5*MAX([.$H252];[.$I252];[.$J252])-5*[.$O252]-[.$B252]" office:value-type="float" office:value="128" calcext:value-type="float">
            <text:p>128</text:p>
          </table:table-cell>
          <table:table-cell table:style-name="ce17" table:formula="of:=((([.$F252]+1)^2)/4)+20" office:value-type="float" office:value="276" calcext:value-type="float">
            <text:p>276</text:p>
          </table:table-cell>
          <table:table-cell table:formula="of:=((([.$F252]+8)*2)^2)/([.$F252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Hussa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53]+[.C253]+[.D253]+[.E253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3]+[.O253]*2" office:value-type="float" office:value="63" calcext:value-type="float">
            <text:p>63</text:p>
          </table:table-cell>
          <table:table-cell/>
          <table:table-cell table:formula="of:=MAX(2*[.$L253]; 25*[.$R253]+[.$K253];15*[.$Q253]+[.$M253])-10*[.$P253]-0.5*MAX([.$H253];[.$I253];[.$J253])-5*[.$O253]-[.$B253]" office:value-type="float" office:value="99.5" calcext:value-type="float">
            <text:p>99.5</text:p>
          </table:table-cell>
          <table:table-cell table:style-name="ce17" table:formula="of:=((([.$F253]+1)^2)/4)+20" office:value-type="float" office:value="482.25" calcext:value-type="float">
            <text:p>482.25</text:p>
          </table:table-cell>
          <table:table-cell table:formula="of:=((([.$F253]+8)*2)^2)/([.$F253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Mounted Longbowma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54]+[.C254]+[.D254]+[.E254]-23" office:value-type="float" office:value="43" calcext:value-type="float">
            <text:p>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254]+[.O254]*2" office:value-type="float" office:value="63" calcext:value-type="float">
            <text:p>63</text:p>
          </table:table-cell>
          <table:table-cell/>
          <table:table-cell table:formula="of:=MAX(2*[.$L254]; 25*[.$R254]+[.$K254];15*[.$Q254]+[.$M254])-10*[.$P254]-0.5*MAX([.$H254];[.$I254];[.$J254])-5*[.$O254]-[.$B254]" office:value-type="float" office:value="157" calcext:value-type="float">
            <text:p>157</text:p>
          </table:table-cell>
          <table:table-cell table:style-name="ce17" table:formula="of:=((([.$F254]+1)^2)/4)+20" office:value-type="float" office:value="504" calcext:value-type="float">
            <text:p>504</text:p>
          </table:table-cell>
          <table:table-cell table:formula="of:=((([.$F254]+8)*2)^2)/([.$F254]+60)" office:value-type="float" office:value="101.009708737864" calcext:value-type="float">
            <text:p>101.00970873786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55]+[.C255]+[.D255]+[.E255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5]+[.O255]*2" office:value-type="float" office:value="44" calcext:value-type="float">
            <text:p>44</text:p>
          </table:table-cell>
          <table:table-cell/>
          <table:table-cell table:formula="of:=MAX(2*[.$L255]; 25*[.$R255]+[.$K255];15*[.$Q255]+[.$M255])-10*[.$P255]-0.5*MAX([.$H255];[.$I255];[.$J255])-5*[.$O255]-[.$B255]" office:value-type="float" office:value="133.5" calcext:value-type="float">
            <text:p>133.5</text:p>
          </table:table-cell>
          <table:table-cell table:style-name="ce17" table:formula="of:=((([.$F255]+1)^2)/4)+20" office:value-type="float" office:value="130.25" calcext:value-type="float">
            <text:p>130.25</text:p>
          </table:table-cell>
          <table:table-cell table:formula="of:=((([.$F255]+8)*2)^2)/([.$F255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56]+[.C256]+[.D256]+[.E256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6]+[.O256]*2" office:value-type="float" office:value="46" calcext:value-type="float">
            <text:p>46</text:p>
          </table:table-cell>
          <table:table-cell/>
          <table:table-cell table:formula="of:=MAX(2*[.$L256]; 25*[.$R256]+[.$K256];15*[.$Q256]+[.$M256])-10*[.$P256]-0.5*MAX([.$H256];[.$I256];[.$J256])-5*[.$O256]-[.$B256]" office:value-type="float" office:value="168.5" calcext:value-type="float">
            <text:p>168.5</text:p>
          </table:table-cell>
          <table:table-cell table:style-name="ce17" table:formula="of:=((([.$F256]+1)^2)/4)+20" office:value-type="float" office:value="141" calcext:value-type="float">
            <text:p>141</text:p>
          </table:table-cell>
          <table:table-cell table:formula="of:=((([.$F256]+8)*2)^2)/([.$F256]+60)" office:value-type="float" office:value="41.5308641975309" calcext:value-type="float">
            <text:p>41.530864197530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57]+[.C257]+[.D257]+[.E257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57]+[.O257]*2" office:value-type="float" office:value="50" calcext:value-type="float">
            <text:p>50</text:p>
          </table:table-cell>
          <table:table-cell/>
          <table:table-cell table:formula="of:=MAX(2*[.$L257]; 25*[.$R257]+[.$K257];15*[.$Q257]+[.$M257])-10*[.$P257]-0.5*MAX([.$H257];[.$I257];[.$J257])-5*[.$O257]-[.$B257]" office:value-type="float" office:value="179" calcext:value-type="float">
            <text:p>179</text:p>
          </table:table-cell>
          <table:table-cell table:style-name="ce17" table:formula="of:=((([.$F257]+1)^2)/4)+20" office:value-type="float" office:value="176.25" calcext:value-type="float">
            <text:p>176.25</text:p>
          </table:table-cell>
          <table:table-cell table:formula="of:=((([.$F257]+8)*2)^2)/([.$F257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Horse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58]+[.C258]+[.D258]+[.E258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58]+[.O258]*2" office:value-type="float" office:value="56" calcext:value-type="float">
            <text:p>56</text:p>
          </table:table-cell>
          <table:table-cell/>
          <table:table-cell table:formula="of:=MAX(2*[.$L258]; 25*[.$R258]+[.$K258];15*[.$Q258]+[.$M258])-10*[.$P258]-0.5*MAX([.$H258];[.$I258];[.$J258])-5*[.$O258]-[.$B258]" office:value-type="float" office:value="149.5" calcext:value-type="float">
            <text:p>149.5</text:p>
          </table:table-cell>
          <table:table-cell table:style-name="ce17" table:formula="of:=((([.$F258]+1)^2)/4)+20" office:value-type="float" office:value="230.25" calcext:value-type="float">
            <text:p>230.25</text:p>
          </table:table-cell>
          <table:table-cell table:formula="of:=((([.$F258]+8)*2)^2)/([.$F258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Horse Archer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B259]+[.C259]+[.D259]+[.E259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59]+[.O259]*2" office:value-type="float" office:value="61" calcext:value-type="float">
            <text:p>61</text:p>
          </table:table-cell>
          <table:table-cell/>
          <table:table-cell table:formula="of:=MAX(2*[.$L259]; 25*[.$R259]+[.$K259];15*[.$Q259]+[.$M259])-10*[.$P259]-0.5*MAX([.$H259];[.$I259];[.$J259])-5*[.$O259]-[.$B259]" office:value-type="float" office:value="126.5" calcext:value-type="float">
            <text:p>126.5</text:p>
          </table:table-cell>
          <table:table-cell table:style-name="ce17" table:formula="of:=((([.$F259]+1)^2)/4)+20" office:value-type="float" office:value="596" calcext:value-type="float">
            <text:p>596</text:p>
          </table:table-cell>
          <table:table-cell table:formula="of:=((([.$F259]+8)*2)^2)/([.$F259]+60)" office:value-type="float" office:value="113.084112149533" calcext:value-type="float">
            <text:p>113.08411214953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Mounted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60]+[.C260]+[.D260]+[.E260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60]+[.O260]*2" office:value-type="float" office:value="48" calcext:value-type="float">
            <text:p>48</text:p>
          </table:table-cell>
          <table:table-cell/>
          <table:table-cell table:formula="of:=MAX(2*[.$L260]; 25*[.$R260]+[.$K260];15*[.$Q260]+[.$M260])-10*[.$P260]-0.5*MAX([.$H260];[.$I260];[.$J260])-5*[.$O260]-[.$B260]" office:value-type="float" office:value="149.5" calcext:value-type="float">
            <text:p>149.5</text:p>
          </table:table-cell>
          <table:table-cell table:style-name="ce17" table:formula="of:=((([.$F260]+1)^2)/4)+20" office:value-type="float" office:value="120" calcext:value-type="float">
            <text:p>120</text:p>
          </table:table-cell>
          <table:table-cell table:formula="of:=((([.$F260]+8)*2)^2)/([.$F260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61]+[.C261]+[.D261]+[.E261]-23" office:value-type="float" office:value="26" calcext:value-type="float">
            <text:p>2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261]+[.O261]*2" office:value-type="float" office:value="54" calcext:value-type="float">
            <text:p>54</text:p>
          </table:table-cell>
          <table:table-cell/>
          <table:table-cell table:formula="of:=MAX(2*[.$L261]; 25*[.$R261]+[.$K261];15*[.$Q261]+[.$M261])-10*[.$P261]-0.5*MAX([.$H261];[.$I261];[.$J261])-5*[.$O261]-[.$B261]" office:value-type="float" office:value="122.5" calcext:value-type="float">
            <text:p>122.5</text:p>
          </table:table-cell>
          <table:table-cell table:style-name="ce17" table:formula="of:=((([.$F261]+1)^2)/4)+20" office:value-type="float" office:value="202.25" calcext:value-type="float">
            <text:p>202.25</text:p>
          </table:table-cell>
          <table:table-cell table:formula="of:=((([.$F261]+8)*2)^2)/([.$F261]+60)" office:value-type="float" office:value="53.7674418604651" calcext:value-type="float">
            <text:p>53.767441860465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62]+[.C262]+[.D262]+[.E262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62]+[.O262]*2" office:value-type="float" office:value="46" calcext:value-type="float">
            <text:p>46</text:p>
          </table:table-cell>
          <table:table-cell/>
          <table:table-cell table:formula="of:=MAX(2*[.$L262]; 25*[.$R262]+[.$K262];15*[.$Q262]+[.$M262])-10*[.$P262]-0.5*MAX([.$H262];[.$I262];[.$J262])-5*[.$O262]-[.$B262]" office:value-type="float" office:value="193.5" calcext:value-type="float">
            <text:p>193.5</text:p>
          </table:table-cell>
          <table:table-cell table:style-name="ce17" table:formula="of:=((([.$F262]+1)^2)/4)+20" office:value-type="float" office:value="84" calcext:value-type="float">
            <text:p>84</text:p>
          </table:table-cell>
          <table:table-cell table:formula="of:=((([.$F262]+8)*2)^2)/([.$F262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Mounted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63]+[.C263]+[.D263]+[.E263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63]+[.O263]*2" office:value-type="float" office:value="44" calcext:value-type="float">
            <text:p>44</text:p>
          </table:table-cell>
          <table:table-cell/>
          <table:table-cell table:formula="of:=MAX(2*[.$L263]; 25*[.$R263]+[.$K263];15*[.$Q263]+[.$M263])-10*[.$P263]-0.5*MAX([.$H263];[.$I263];[.$J263])-5*[.$O263]-[.$B263]" office:value-type="float" office:value="161" calcext:value-type="float">
            <text:p>161</text:p>
          </table:table-cell>
          <table:table-cell table:style-name="ce17" table:formula="of:=((([.$F263]+1)^2)/4)+20" office:value-type="float" office:value="76.25" calcext:value-type="float">
            <text:p>76.25</text:p>
          </table:table-cell>
          <table:table-cell table:formula="of:=((([.$F263]+8)*2)^2)/([.$F263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Mounted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64]+[.C264]+[.D264]+[.E264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4]+[.O264]*2" office:value-type="float" office:value="52" calcext:value-type="float">
            <text:p>52</text:p>
          </table:table-cell>
          <table:table-cell/>
          <table:table-cell table:formula="of:=MAX(2*[.$L264]; 25*[.$R264]+[.$K264];15*[.$Q264]+[.$M264])-10*[.$P264]-0.5*MAX([.$H264];[.$I264];[.$J264])-5*[.$O264]-[.$B264]" office:value-type="float" office:value="164" calcext:value-type="float">
            <text:p>164</text:p>
          </table:table-cell>
          <table:table-cell table:style-name="ce17" table:formula="of:=((([.$F264]+1)^2)/4)+20" office:value-type="float" office:value="130.25" calcext:value-type="float">
            <text:p>130.25</text:p>
          </table:table-cell>
          <table:table-cell table:formula="of:=((([.$F264]+8)*2)^2)/([.$F264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Mounted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65]+[.C265]+[.D265]+[.E265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5]+[.O265]*2" office:value-type="float" office:value="57" calcext:value-type="float">
            <text:p>57</text:p>
          </table:table-cell>
          <table:table-cell/>
          <table:table-cell table:formula="of:=MAX(2*[.$L265]; 25*[.$R265]+[.$K265];15*[.$Q265]+[.$M265])-10*[.$P265]-0.5*MAX([.$H265];[.$I265];[.$J265])-5*[.$O265]-[.$B265]" office:value-type="float" office:value="138.5" calcext:value-type="float">
            <text:p>138.5</text:p>
          </table:table-cell>
          <table:table-cell table:style-name="ce17" table:formula="of:=((([.$F265]+1)^2)/4)+20" office:value-type="float" office:value="216" calcext:value-type="float">
            <text:p>216</text:p>
          </table:table-cell>
          <table:table-cell table:formula="of:=((([.$F265]+8)*2)^2)/([.$F265]+60)" office:value-type="float" office:value="56.3218390804598" calcext:value-type="float">
            <text:p>56.321839080459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Mounte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66]+[.C266]+[.D266]+[.E266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66]+[.O266]*2" office:value-type="float" office:value="61" calcext:value-type="float">
            <text:p>61</text:p>
          </table:table-cell>
          <table:table-cell/>
          <table:table-cell table:formula="of:=MAX(2*[.$L266]; 25*[.$R266]+[.$K266];15*[.$Q266]+[.$M266])-10*[.$P266]-0.5*MAX([.$H266];[.$I266];[.$J266])-5*[.$O266]-[.$B266]" office:value-type="float" office:value="156.5" calcext:value-type="float">
            <text:p>156.5</text:p>
          </table:table-cell>
          <table:table-cell table:style-name="ce17" table:formula="of:=((([.$F266]+1)^2)/4)+20" office:value-type="float" office:value="420" calcext:value-type="float">
            <text:p>420</text:p>
          </table:table-cell>
          <table:table-cell table:formula="of:=((([.$F266]+8)*2)^2)/([.$F266]+60)" office:value-type="float" office:value="89.2525252525252" calcext:value-type="float">
            <text:p>89.2525252525252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67]+[.C267]+[.D267]+[.E267]-23"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67]+[.O267]*2" office:value-type="float" office:value="44" calcext:value-type="float">
            <text:p>44</text:p>
          </table:table-cell>
          <table:table-cell/>
          <table:table-cell table:formula="of:=MAX(2*[.$L267]; 25*[.$R267]+[.$K267];15*[.$Q267]+[.$M267])-10*[.$P267]-0.5*MAX([.$H267];[.$I267];[.$J267])-5*[.$O267]-[.$B267]" office:value-type="float" office:value="176" calcext:value-type="float">
            <text:p>176</text:p>
          </table:table-cell>
          <table:table-cell table:style-name="ce17" table:formula="of:=((([.$F267]+1)^2)/4)+20" office:value-type="float" office:value="92.25" calcext:value-type="float">
            <text:p>92.25</text:p>
          </table:table-cell>
          <table:table-cell table:formula="of:=((([.$F267]+8)*2)^2)/([.$F267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68]+[.C268]+[.D268]+[.E268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8]+[.O268]*2" office:value-type="float" office:value="48" calcext:value-type="float">
            <text:p>48</text:p>
          </table:table-cell>
          <table:table-cell/>
          <table:table-cell table:formula="of:=MAX(2*[.$L268]; 25*[.$R268]+[.$K268];15*[.$Q268]+[.$M268])-10*[.$P268]-0.5*MAX([.$H268];[.$I268];[.$J268])-5*[.$O268]-[.$B268]" office:value-type="float" office:value="154" calcext:value-type="float">
            <text:p>154</text:p>
          </table:table-cell>
          <table:table-cell table:style-name="ce17" table:formula="of:=((([.$F268]+1)^2)/4)+20" office:value-type="float" office:value="164" calcext:value-type="float">
            <text:p>164</text:p>
          </table:table-cell>
          <table:table-cell table:formula="of:=((([.$F268]+8)*2)^2)/([.$F268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Horse Archer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69]+[.C269]+[.D269]+[.E269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9]+[.O269]*2" office:value-type="float" office:value="53" calcext:value-type="float">
            <text:p>53</text:p>
          </table:table-cell>
          <table:table-cell/>
          <table:table-cell table:formula="of:=MAX(2*[.$L269]; 25*[.$R269]+[.$K269];15*[.$Q269]+[.$M269])-10*[.$P269]-0.5*MAX([.$H269];[.$I269];[.$J269])-5*[.$O269]-[.$B269]" office:value-type="float" office:value="156" calcext:value-type="float">
            <text:p>156</text:p>
          </table:table-cell>
          <table:table-cell table:style-name="ce17" table:formula="of:=((([.$F269]+1)^2)/4)+20" office:value-type="float" office:value="245" calcext:value-type="float">
            <text:p>245</text:p>
          </table:table-cell>
          <table:table-cell table:formula="of:=((([.$F269]+8)*2)^2)/([.$F269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70]+[.C270]+[.D270]+[.E270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70]+[.O270]*2" office:value-type="float" office:value="61" calcext:value-type="float">
            <text:p>61</text:p>
          </table:table-cell>
          <table:table-cell/>
          <table:table-cell table:formula="of:=MAX(2*[.$L270]; 25*[.$R270]+[.$K270];15*[.$Q270]+[.$M270])-10*[.$P270]-0.5*MAX([.$H270];[.$I270];[.$J270])-5*[.$O270]-[.$B270]" office:value-type="float" office:value="127" calcext:value-type="float">
            <text:p>127</text:p>
          </table:table-cell>
          <table:table-cell table:style-name="ce17" table:formula="of:=((([.$F270]+1)^2)/4)+20" office:value-type="float" office:value="526.25" calcext:value-type="float">
            <text:p>526.25</text:p>
          </table:table-cell>
          <table:table-cell table:formula="of:=((([.$F270]+8)*2)^2)/([.$F270]+60)"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6" office:value-type="string" calcext:value-type="string">
            <text:p>Mercenary Light Horse Archer</text:p>
          </table:table-cell>
          <table:table-cell table:number-columns-repeated="4"/>
          <table:table-cell table:formula="of:=[.B271]+[.C271]+[.D271]+[.E271]-23" office:value-type="float" office:value="-23" calcext:value-type="float">
            <text:p>-23</text:p>
          </table:table-cell>
          <table:table-cell table:number-columns-repeated="17"/>
          <table:table-cell table:formula="of:=35+[.B271]+[.O271]*2" office:value-type="float" office:value="35" calcext:value-type="float">
            <text:p>35</text:p>
          </table:table-cell>
          <table:table-cell/>
          <table:table-cell table:formula="of:=MAX(2*[.$L271]; 25*[.$R271]+[.$K271];15*[.$Q271]+[.$M271])-10*[.$P271]-0.5*MAX([.$H271];[.$I271];[.$J271])-5*[.$O271]-[.$B271]" office:value-type="float" office:value="0" calcext:value-type="float">
            <text:p>0</text:p>
          </table:table-cell>
          <table:table-cell table:style-name="ce17" table:formula="of:=((([.$F271]+1)^2)/4)+20" office:value-type="float" office:value="141" calcext:value-type="float">
            <text:p>141</text:p>
          </table:table-cell>
          <table:table-cell table:formula="of:=((([.$F271]+8)*2)^2)/([.$F271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ercenary Mounted Longbowman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72]+[.C272]+[.D272]+[.E272]-23" office:value-type="float" office:value="18" calcext:value-type="float">
            <text:p>1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72]+[.O272]*2" office:value-type="float" office:value="44" calcext:value-type="float">
            <text:p>44</text:p>
          </table:table-cell>
          <table:table-cell/>
          <table:table-cell table:formula="of:=MAX(2*[.$L272]; 25*[.$R272]+[.$K272];15*[.$Q272]+[.$M272])-10*[.$P272]-0.5*MAX([.$H272];[.$I272];[.$J272])-5*[.$O272]-[.$B272]" office:value-type="float" office:value="173.5" calcext:value-type="float">
            <text:p>173.5</text:p>
          </table:table-cell>
          <table:table-cell table:style-name="ce17" table:formula="of:=((([.$F272]+1)^2)/4)+20" office:value-type="float" office:value="110.25" calcext:value-type="float">
            <text:p>110.25</text:p>
          </table:table-cell>
          <table:table-cell table:formula="of:=((([.$F272]+8)*2)^2)/([.$F272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nary Heavy Horse Archer</text:p>
          </table:table-cell>
          <table:table-cell table:number-columns-repeated="4"/>
          <table:table-cell table:formula="of:=[.B273]+[.C273]+[.D273]+[.E273]-23" office:value-type="float" office:value="-23" calcext:value-type="float">
            <text:p>-23</text:p>
          </table:table-cell>
          <table:table-cell table:number-columns-repeated="17"/>
          <table:table-cell table:formula="of:=35+[.B273]+[.O273]*2" office:value-type="float" office:value="35" calcext:value-type="float">
            <text:p>35</text:p>
          </table:table-cell>
          <table:table-cell/>
          <table:table-cell table:formula="of:=MAX(2*[.$L273]; 25*[.$R273]+[.$K273];15*[.$Q273]+[.$M273])-10*[.$P273]-0.5*MAX([.$H273];[.$I273];[.$J273])-5*[.$O273]-[.$B273]" office:value-type="float" office:value="0" calcext:value-type="float">
            <text:p>0</text:p>
          </table:table-cell>
          <table:table-cell table:style-name="ce17" table:formula="of:=((([.$F273]+1)^2)/4)+20" office:value-type="float" office:value="141" calcext:value-type="float">
            <text:p>141</text:p>
          </table:table-cell>
          <table:table-cell table:formula="of:=((([.$F273]+8)*2)^2)/([.$F273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Armoured Mounted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74]+[.C274]+[.D274]+[.E274]-23" office:value-type="float" office:value="46" calcext:value-type="float">
            <text:p>46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74]+[.O274]*2" office:value-type="float" office:value="65" calcext:value-type="float">
            <text:p>65</text:p>
          </table:table-cell>
          <table:table-cell/>
          <table:table-cell table:formula="of:=MAX(2*[.$L274]; 25*[.$R274]+[.$K274];15*[.$Q274]+[.$M274])-10*[.$P274]-0.5*MAX([.$H274];[.$I274];[.$J274])-5*[.$O274]-[.$B274]" office:value-type="float" office:value="124.5" calcext:value-type="float">
            <text:p>124.5</text:p>
          </table:table-cell>
          <table:table-cell table:style-name="ce17" table:formula="of:=((([.$F274]+1)^2)/4)+20" office:value-type="float" office:value="572.25" calcext:value-type="float">
            <text:p>572.25</text:p>
          </table:table-cell>
          <table:table-cell table:formula="of:=((([.$F274]+8)*2)^2)/([.$F274]+60)" office:value-type="float" office:value="110.037735849057" calcext:value-type="float">
            <text:p>110.037735849057</text:p>
          </table:table-cell>
          <table:table-cell table:number-columns-repeated="36"/>
        </table:table-row>
        <table:table-row table:style-name="ro1">
          <table:table-cell table:number-columns-repeated="5"/>
          <table:table-cell table:style-name="ce5"/>
          <table:table-cell table:number-columns-repeated="20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Shock Infant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Champio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77]+[.C277]+[.D277]+[.E277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77]+[.O277]*2" office:value-type="float" office:value="62" calcext:value-type="float">
            <text:p>62</text:p>
          </table:table-cell>
          <table:table-cell/>
          <table:table-cell table:formula="of:=MAX(2*[.$L277]; 25*[.$R277]+[.$K277];15*[.$Q277]+[.$M277])-10*[.$P277]-0.5*MAX([.$H277];[.$I277];[.$J277])-5*[.$O277]-[.$B277]" office:value-type="float" office:value="-52" calcext:value-type="float">
            <text:p>-52</text:p>
          </table:table-cell>
          <table:table-cell table:style-name="ce17" table:formula="of:=((([.$F277]+1)^2)/4)+20" office:value-type="float" office:value="202.25" calcext:value-type="float">
            <text:p>202.25</text:p>
          </table:table-cell>
          <table:table-cell table:formula="of:=((([.$F277]+8)*2)^2)/([.$F277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78]+[.C278]+[.D278]+[.E278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78]+[.O278]*2" office:value-type="float" office:value="63" calcext:value-type="float">
            <text:p>63</text:p>
          </table:table-cell>
          <table:table-cell/>
          <table:table-cell table:formula="of:=MAX(2*[.$L278]; 25*[.$R278]+[.$K278];15*[.$Q278]+[.$M278])-10*[.$P278]-0.5*MAX([.$H278];[.$I278];[.$J278])-5*[.$O278]-[.$B278]" office:value-type="float" office:value="-40.5" calcext:value-type="float">
            <text:p>-40.5</text:p>
          </table:table-cell>
          <table:table-cell table:style-name="ce17" table:formula="of:=((([.$F278]+1)^2)/4)+20" office:value-type="float" office:value="189" calcext:value-type="float">
            <text:p>189</text:p>
          </table:table-cell>
          <table:table-cell table:formula="of:=((([.$F278]+8)*2)^2)/([.$F278]+60)" office:value-type="float" office:value="51.2470588235294" calcext:value-type="float">
            <text:p>51.2470588235294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Guard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279]+[.C279]+[.D279]+[.E279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79]+[.O279]*2" office:value-type="float" office:value="77" calcext:value-type="float">
            <text:p>77</text:p>
          </table:table-cell>
          <table:table-cell/>
          <table:table-cell table:formula="of:=MAX(2*[.$L279]; 25*[.$R279]+[.$K279];15*[.$Q279]+[.$M279])-10*[.$P279]-0.5*MAX([.$H279];[.$I279];[.$J279])-5*[.$O279]-[.$B279]" office:value-type="float" office:value="-71.5" calcext:value-type="float">
            <text:p>-71.5</text:p>
          </table:table-cell>
          <table:table-cell table:style-name="ce17" table:formula="of:=((([.$F279]+1)^2)/4)+20" office:value-type="float" office:value="292.25" calcext:value-type="float">
            <text:p>292.25</text:p>
          </table:table-cell>
          <table:table-cell table:formula="of:=((([.$F279]+8)*2)^2)/([.$F279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Champio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80]+[.C280]+[.D280]+[.E280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0]+[.O280]*2" office:value-type="float" office:value="58" calcext:value-type="float">
            <text:p>58</text:p>
          </table:table-cell>
          <table:table-cell/>
          <table:table-cell table:formula="of:=MAX(2*[.$L280]; 25*[.$R280]+[.$K280];15*[.$Q280]+[.$M280])-10*[.$P280]-0.5*MAX([.$H280];[.$I280];[.$J280])-5*[.$O280]-[.$B280]" office:value-type="float" office:value="-65" calcext:value-type="float">
            <text:p>-65</text:p>
          </table:table-cell>
          <table:table-cell table:style-name="ce17" table:formula="of:=((([.$F280]+1)^2)/4)+20" office:value-type="float" office:value="176.25" calcext:value-type="float">
            <text:p>176.25</text:p>
          </table:table-cell>
          <table:table-cell table:formula="of:=((([.$F280]+8)*2)^2)/([.$F280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Guard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81]+[.C281]+[.D281]+[.E281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1]+[.O281]*2" office:value-type="float" office:value="63" calcext:value-type="float">
            <text:p>63</text:p>
          </table:table-cell>
          <table:table-cell/>
          <table:table-cell table:formula="of:=MAX(2*[.$L281]; 25*[.$R281]+[.$K281];15*[.$Q281]+[.$M281])-10*[.$P281]-0.5*MAX([.$H281];[.$I281];[.$J281])-5*[.$O281]-[.$B281]" office:value-type="float" office:value="-100.5" calcext:value-type="float">
            <text:p>-100.5</text:p>
          </table:table-cell>
          <table:table-cell table:style-name="ce17" table:formula="of:=((([.$F281]+1)^2)/4)+20" office:value-type="float" office:value="230.25" calcext:value-type="float">
            <text:p>230.25</text:p>
          </table:table-cell>
          <table:table-cell table:formula="of:=((([.$F281]+8)*2)^2)/([.$F281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82]+[.C282]+[.D282]+[.E282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2]+[.O282]*2" office:value-type="float" office:value="50" calcext:value-type="float">
            <text:p>50</text:p>
          </table:table-cell>
          <table:table-cell/>
          <table:table-cell table:formula="of:=MAX(2*[.$L282]; 25*[.$R282]+[.$K282];15*[.$Q282]+[.$M282])-10*[.$P282]-0.5*MAX([.$H282];[.$I282];[.$J282])-5*[.$O282]-[.$B282]" office:value-type="float" office:value="-53" calcext:value-type="float">
            <text:p>-53</text:p>
          </table:table-cell>
          <table:table-cell table:style-name="ce17" table:formula="of:=((([.$F282]+1)^2)/4)+20" office:value-type="float" office:value="152.25" calcext:value-type="float">
            <text:p>152.25</text:p>
          </table:table-cell>
          <table:table-cell table:formula="of:=((([.$F282]+8)*2)^2)/([.$F282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Guard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83]+[.C283]+[.D283]+[.E283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3]+[.O283]*2" office:value-type="float" office:value="59" calcext:value-type="float">
            <text:p>59</text:p>
          </table:table-cell>
          <table:table-cell/>
          <table:table-cell table:formula="of:=MAX(2*[.$L283]; 25*[.$R283]+[.$K283];15*[.$Q283]+[.$M283])-10*[.$P283]-0.5*MAX([.$H283];[.$I283];[.$J283])-5*[.$O283]-[.$B283]" office:value-type="float" office:value="-86" calcext:value-type="float">
            <text:p>-86</text:p>
          </table:table-cell>
          <table:table-cell table:style-name="ce17" table:formula="of:=((([.$F283]+1)^2)/4)+20" office:value-type="float" office:value="216" calcext:value-type="float">
            <text:p>216</text:p>
          </table:table-cell>
          <table:table-cell table:formula="of:=((([.$F283]+8)*2)^2)/([.$F283]+60)" office:value-type="float" office:value="56.3218390804598" calcext:value-type="float">
            <text:p>56.321839080459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Blademaster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284]+[.C284]+[.D284]+[.E284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84]+[.O284]*2" office:value-type="float" office:value="55" calcext:value-type="float">
            <text:p>55</text:p>
          </table:table-cell>
          <table:table-cell/>
          <table:table-cell table:formula="of:=MAX(2*[.$L284]; 25*[.$R284]+[.$K284];15*[.$Q284]+[.$M284])-10*[.$P284]-0.5*MAX([.$H284];[.$I284];[.$J284])-5*[.$O284]-[.$B284]" office:value-type="float" office:value="-66.5" calcext:value-type="float">
            <text:p>-66.5</text:p>
          </table:table-cell>
          <table:table-cell table:style-name="ce17" table:formula="of:=((([.$F284]+1)^2)/4)+20" office:value-type="float" office:value="230.25" calcext:value-type="float">
            <text:p>230.25</text:p>
          </table:table-cell>
          <table:table-cell table:formula="of:=((([.$F284]+8)*2)^2)/([.$F284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Champio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85]+[.C285]+[.D285]+[.E285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5]+[.O285]*2" office:value-type="float" office:value="59" calcext:value-type="float">
            <text:p>59</text:p>
          </table:table-cell>
          <table:table-cell/>
          <table:table-cell table:formula="of:=MAX(2*[.$L285]; 25*[.$R285]+[.$K285];15*[.$Q285]+[.$M285])-10*[.$P285]-0.5*MAX([.$H285];[.$I285];[.$J285])-5*[.$O285]-[.$B285]" office:value-type="float" office:value="-76" calcext:value-type="float">
            <text:p>-76</text:p>
          </table:table-cell>
          <table:table-cell table:style-name="ce17" table:formula="of:=((([.$F285]+1)^2)/4)+20" office:value-type="float" office:value="176.25" calcext:value-type="float">
            <text:p>176.25</text:p>
          </table:table-cell>
          <table:table-cell table:formula="of:=((([.$F285]+8)*2)^2)/([.$F285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Guard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86]+[.C286]+[.D286]+[.E286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6]+[.O286]*2" office:value-type="float" office:value="57" calcext:value-type="float">
            <text:p>57</text:p>
          </table:table-cell>
          <table:table-cell/>
          <table:table-cell table:formula="of:=MAX(2*[.$L286]; 25*[.$R286]+[.$K286];15*[.$Q286]+[.$M286])-10*[.$P286]-0.5*MAX([.$H286];[.$I286];[.$J286])-5*[.$O286]-[.$B286]" office:value-type="float" office:value="-8.5" calcext:value-type="float">
            <text:p>-8.5</text:p>
          </table:table-cell>
          <table:table-cell table:style-name="ce17" table:formula="of:=((([.$F286]+1)^2)/4)+20" office:value-type="float" office:value="141" calcext:value-type="float">
            <text:p>141</text:p>
          </table:table-cell>
          <table:table-cell table:formula="of:=((([.$F286]+8)*2)^2)/([.$F286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87]+[.C287]+[.D287]+[.E287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7]+[.O287]*2" office:value-type="float" office:value="52" calcext:value-type="float">
            <text:p>52</text:p>
          </table:table-cell>
          <table:table-cell/>
          <table:table-cell table:formula="of:=MAX(2*[.$L287]; 25*[.$R287]+[.$K287];15*[.$Q287]+[.$M287])-10*[.$P287]-0.5*MAX([.$H287];[.$I287];[.$J287])-5*[.$O287]-[.$B287]" office:value-type="float" office:value="-75.5" calcext:value-type="float">
            <text:p>-75.5</text:p>
          </table:table-cell>
          <table:table-cell table:style-name="ce17" table:formula="of:=((([.$F287]+1)^2)/4)+20" office:value-type="float" office:value="152.25" calcext:value-type="float">
            <text:p>152.25</text:p>
          </table:table-cell>
          <table:table-cell table:formula="of:=((([.$F287]+8)*2)^2)/([.$F287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88]+[.C288]+[.D288]+[.E288]-23" office:value-type="float" office:value="42" calcext:value-type="float">
            <text:p>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88]+[.O288]*2" office:value-type="float" office:value="62" calcext:value-type="float">
            <text:p>62</text:p>
          </table:table-cell>
          <table:table-cell/>
          <table:table-cell table:formula="of:=MAX(2*[.$L288]; 25*[.$R288]+[.$K288];15*[.$Q288]+[.$M288])-10*[.$P288]-0.5*MAX([.$H288];[.$I288];[.$J288])-5*[.$O288]-[.$B288]" office:value-type="float" office:value="96" calcext:value-type="float">
            <text:p>96</text:p>
          </table:table-cell>
          <table:table-cell table:style-name="ce17" table:formula="of:=((([.$F288]+1)^2)/4)+20" office:value-type="float" office:value="482.25" calcext:value-type="float">
            <text:p>482.25</text:p>
          </table:table-cell>
          <table:table-cell table:formula="of:=((([.$F288]+8)*2)^2)/([.$F288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Mercenary Guard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89]+[.C289]+[.D289]+[.E289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9]+[.O289]*2" office:value-type="float" office:value="58" calcext:value-type="float">
            <text:p>58</text:p>
          </table:table-cell>
          <table:table-cell/>
          <table:table-cell table:formula="of:=MAX(2*[.$L289]; 25*[.$R289]+[.$K289];15*[.$Q289]+[.$M289])-10*[.$P289]-0.5*MAX([.$H289];[.$I289];[.$J289])-5*[.$O289]-[.$B289]" office:value-type="float" office:value="-32.5" calcext:value-type="float">
            <text:p>-32.5</text:p>
          </table:table-cell>
          <table:table-cell table:style-name="ce17" table:formula="of:=((([.$F289]+1)^2)/4)+20" office:value-type="float" office:value="176.25" calcext:value-type="float">
            <text:p>176.25</text:p>
          </table:table-cell>
          <table:table-cell table:formula="of:=((([.$F289]+8)*2)^2)/([.$F289]+60)" office:value-type="float" office:value="48.7619047619048" calcext:value-type="float">
            <text:p>48.7619047619048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nary Paladin</text:p>
          </table:table-cell>
          <table:table-cell table:number-columns-repeated="25"/>
          <table:table-cell table:style-name="ce17"/>
          <table:table-cell table:number-columns-repeated="37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Companion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93]+[.C293]+[.D293]+[.E293]-23" office:value-type="float" office:value="19" calcext:value-type="float">
            <text:p>1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93]+[.O293]*2" office:value-type="float" office:value="51" calcext:value-type="float">
            <text:p>51</text:p>
          </table:table-cell>
          <table:table-cell/>
          <table:table-cell table:formula="of:=MAX(2*[.$L293]; 25*[.$R293]+[.$K293];15*[.$Q293]+[.$M293])-10*[.$P293]-0.5*MAX([.$H293];[.$I293];[.$J293])-5*[.$O293]-[.$B293]" office:value-type="float" office:value="-65" calcext:value-type="float">
            <text:p>-65</text:p>
          </table:table-cell>
          <table:table-cell table:style-name="ce17" table:formula="of:=((([.$F293]+1)^2)/4)+20" office:value-type="float" office:value="120" calcext:value-type="float">
            <text:p>120</text:p>
          </table:table-cell>
          <table:table-cell table:formula="of:=((([.$F293]+8)*2)^2)/([.$F293]+60)" office:value-type="float" office:value="36.9113924050633" calcext:value-type="float">
            <text:p>36.91139240506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aximili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94]+[.C294]+[.D294]+[.E294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94]+[.O294]*2" office:value-type="float" office:value="62" calcext:value-type="float">
            <text:p>62</text:p>
          </table:table-cell>
          <table:table-cell/>
          <table:table-cell table:formula="of:=MAX(2*[.$L294]; 25*[.$R294]+[.$K294];15*[.$Q294]+[.$M294])-10*[.$P294]-0.5*MAX([.$H294];[.$I294];[.$J294])-5*[.$O294]-[.$B294]" office:value-type="float" office:value="-95" calcext:value-type="float">
            <text:p>-95</text:p>
          </table:table-cell>
          <table:table-cell table:style-name="ce17" table:formula="of:=((([.$F294]+1)^2)/4)+20" office:value-type="float" office:value="260.25" calcext:value-type="float">
            <text:p>260.25</text:p>
          </table:table-cell>
          <table:table-cell table:formula="of:=((([.$F294]+8)*2)^2)/([.$F294]+60)" office:value-type="float" office:value="64.1777777777778" calcext:value-type="float">
            <text:p>64.17777777777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aximu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95]+[.C295]+[.D295]+[.E295]-23" office:value-type="float" office:value="40" calcext:value-type="float">
            <text:p>4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95]+[.O295]*2" office:value-type="float" office:value="74" calcext:value-type="float">
            <text:p>74</text:p>
          </table:table-cell>
          <table:table-cell/>
          <table:table-cell table:formula="of:=MAX(2*[.$L295]; 25*[.$R295]+[.$K295];15*[.$Q295]+[.$M295])-10*[.$P295]-0.5*MAX([.$H295];[.$I295];[.$J295])-5*[.$O295]-[.$B295]" office:value-type="float" office:value="-126" calcext:value-type="float">
            <text:p>-126</text:p>
          </table:table-cell>
          <table:table-cell table:style-name="ce17" table:formula="of:=((([.$F295]+1)^2)/4)+20" office:value-type="float" office:value="440.25" calcext:value-type="float">
            <text:p>440.25</text:p>
          </table:table-cell>
          <table:table-cell table:formula="of:=((([.$F295]+8)*2)^2)/([.$F295]+60)" office:value-type="float" office:value="92.16" calcext:value-type="float">
            <text:p>92.1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Gea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96]+[.C296]+[.D296]+[.E296]-23"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96]+[.O296]*2" office:value-type="float" office:value="46" calcext:value-type="float">
            <text:p>46</text:p>
          </table:table-cell>
          <table:table-cell/>
          <table:table-cell table:formula="of:=MAX(2*[.$L296]; 25*[.$R296]+[.$K296];15*[.$Q296]+[.$M296])-10*[.$P296]-0.5*MAX([.$H296];[.$I296];[.$J296])-5*[.$O296]-[.$B296]" office:value-type="float" office:value="-54" calcext:value-type="float">
            <text:p>-54</text:p>
          </table:table-cell>
          <table:table-cell table:style-name="ce17" table:formula="of:=((([.$F296]+1)^2)/4)+20" office:value-type="float" office:value="110.25" calcext:value-type="float">
            <text:p>110.25</text:p>
          </table:table-cell>
          <table:table-cell table:formula="of:=((([.$F296]+8)*2)^2)/([.$F296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Lixe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297]+[.C297]+[.D297]+[.E297]-23" office:value-type="float" office:value="31" calcext:value-type="float">
            <text:p>3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97]+[.O297]*2" office:value-type="float" office:value="54" calcext:value-type="float">
            <text:p>54</text:p>
          </table:table-cell>
          <table:table-cell/>
          <table:table-cell table:formula="of:=MAX(2*[.$L297]; 25*[.$R297]+[.$K297];15*[.$Q297]+[.$M297])-10*[.$P297]-0.5*MAX([.$H297];[.$I297];[.$J297])-5*[.$O297]-[.$B297]" office:value-type="float" office:value="-78" calcext:value-type="float">
            <text:p>-78</text:p>
          </table:table-cell>
          <table:table-cell table:style-name="ce17" table:formula="of:=((([.$F297]+1)^2)/4)+20" office:value-type="float" office:value="276" calcext:value-type="float">
            <text:p>276</text:p>
          </table:table-cell>
          <table:table-cell table:formula="of:=((([.$F297]+8)*2)^2)/([.$F297]+60)" office:value-type="float" office:value="66.8571428571429" calcext:value-type="float">
            <text:p>66.85714285714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ethrod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98]+[.C298]+[.D298]+[.E298]-23" office:value-type="float" office:value="43" calcext:value-type="float">
            <text:p>4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98]+[.O298]*2" office:value-type="float" office:value="63" calcext:value-type="float">
            <text:p>63</text:p>
          </table:table-cell>
          <table:table-cell/>
          <table:table-cell table:formula="of:=MAX(2*[.$L298]; 25*[.$R298]+[.$K298];15*[.$Q298]+[.$M298])-10*[.$P298]-0.5*MAX([.$H298];[.$I298];[.$J298])-5*[.$O298]-[.$B298]" office:value-type="float" office:value="72" calcext:value-type="float">
            <text:p>72</text:p>
          </table:table-cell>
          <table:table-cell table:style-name="ce17" table:formula="of:=((([.$F298]+1)^2)/4)+20" office:value-type="float" office:value="504" calcext:value-type="float">
            <text:p>504</text:p>
          </table:table-cell>
          <table:table-cell table:formula="of:=((([.$F298]+8)*2)^2)/([.$F298]+60)" office:value-type="float" office:value="101.009708737864" calcext:value-type="float">
            <text:p>101.00970873786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Li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99]+[.C299]+[.D299]+[.E299]-23" office:value-type="float" office:value="16" calcext:value-type="float">
            <text:p>16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99]+[.O299]*2" office:value-type="float" office:value="44" calcext:value-type="float">
            <text:p>44</text:p>
          </table:table-cell>
          <table:table-cell/>
          <table:table-cell table:formula="of:=MAX(2*[.$L299]; 25*[.$R299]+[.$K299];15*[.$Q299]+[.$M299])-10*[.$P299]-0.5*MAX([.$H299];[.$I299];[.$J299])-5*[.$O299]-[.$B299]" office:value-type="float" office:value="-4" calcext:value-type="float">
            <text:p>-4</text:p>
          </table:table-cell>
          <table:table-cell table:style-name="ce17" table:formula="of:=((([.$F299]+1)^2)/4)+20" office:value-type="float" office:value="92.25" calcext:value-type="float">
            <text:p>92.25</text:p>
          </table:table-cell>
          <table:table-cell table:formula="of:=((([.$F299]+8)*2)^2)/([.$F299]+60)" office:value-type="float" office:value="30.3157894736842" calcext:value-type="float">
            <text:p>30.315789473684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eshtu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00]+[.C300]+[.D300]+[.E300]-23" office:value-type="float" office:value="33" calcext:value-type="float">
            <text:p>3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300]+[.O300]*2" office:value-type="float" office:value="53" calcext:value-type="float">
            <text:p>53</text:p>
          </table:table-cell>
          <table:table-cell/>
          <table:table-cell table:formula="of:=MAX(2*[.$L300]; 25*[.$R300]+[.$K300];15*[.$Q300]+[.$M300])-10*[.$P300]-0.5*MAX([.$H300];[.$I300];[.$J300])-5*[.$O300]-[.$B300]" office:value-type="float" office:value="51" calcext:value-type="float">
            <text:p>51</text:p>
          </table:table-cell>
          <table:table-cell table:style-name="ce17" table:formula="of:=((([.$F300]+1)^2)/4)+20" office:value-type="float" office:value="309" calcext:value-type="float">
            <text:p>309</text:p>
          </table:table-cell>
          <table:table-cell table:formula="of:=((([.$F300]+8)*2)^2)/([.$F300]+60)" office:value-type="float" office:value="72.3010752688172" calcext:value-type="float">
            <text:p>72.301075268817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anch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301]+[.C301]+[.D301]+[.E301]-23" office:value-type="float" office:value="45" calcext:value-type="float">
            <text:p>4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301]+[.O301]*2" office:value-type="float" office:value="60" calcext:value-type="float">
            <text:p>60</text:p>
          </table:table-cell>
          <table:table-cell/>
          <table:table-cell table:formula="of:=MAX(2*[.$L301]; 25*[.$R301]+[.$K301];15*[.$Q301]+[.$M301])-10*[.$P301]-0.5*MAX([.$H301];[.$I301];[.$J301])-5*[.$O301]-[.$B301]" office:value-type="float" office:value="-97" calcext:value-type="float">
            <text:p>-97</text:p>
          </table:table-cell>
          <table:table-cell table:style-name="ce17" table:formula="of:=((([.$F301]+1)^2)/4)+20" office:value-type="float" office:value="549" calcext:value-type="float">
            <text:p>549</text:p>
          </table:table-cell>
          <table:table-cell table:formula="of:=((([.$F301]+8)*2)^2)/([.$F301]+60)" office:value-type="float" office:value="107.009523809524" calcext:value-type="float">
            <text:p>107.00952380952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Uldi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02]+[.C302]+[.D302]+[.E302]-23" office:value-type="float" office:value="18" calcext:value-type="float">
            <text:p>1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02]+[.O302]*2" office:value-type="float" office:value="50" calcext:value-type="float">
            <text:p>50</text:p>
          </table:table-cell>
          <table:table-cell/>
          <table:table-cell table:formula="of:=MAX(2*[.$L302]; 25*[.$R302]+[.$K302];15*[.$Q302]+[.$M302])-10*[.$P302]-0.5*MAX([.$H302];[.$I302];[.$J302])-5*[.$O302]-[.$B302]" office:value-type="float" office:value="-26" calcext:value-type="float">
            <text:p>-26</text:p>
          </table:table-cell>
          <table:table-cell table:style-name="ce17" table:formula="of:=((([.$F302]+1)^2)/4)+20" office:value-type="float" office:value="110.25" calcext:value-type="float">
            <text:p>110.25</text:p>
          </table:table-cell>
          <table:table-cell table:formula="of:=((([.$F302]+8)*2)^2)/([.$F302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Uthre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303]+[.C303]+[.D303]+[.E303]-23" office:value-type="float" office:value="27" calcext:value-type="float">
            <text:p>2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03]+[.O303]*2" office:value-type="float" office:value="57" calcext:value-type="float">
            <text:p>57</text:p>
          </table:table-cell>
          <table:table-cell/>
          <table:table-cell table:formula="of:=MAX(2*[.$L303]; 25*[.$R303]+[.$K303];15*[.$Q303]+[.$M303])-10*[.$P303]-0.5*MAX([.$H303];[.$I303];[.$J303])-5*[.$O303]-[.$B303]" office:value-type="float" office:value="81" calcext:value-type="float">
            <text:p>81</text:p>
          </table:table-cell>
          <table:table-cell table:style-name="ce17" table:formula="of:=((([.$F303]+1)^2)/4)+20" office:value-type="float" office:value="216" calcext:value-type="float">
            <text:p>216</text:p>
          </table:table-cell>
          <table:table-cell table:formula="of:=((([.$F303]+8)*2)^2)/([.$F303]+60)" office:value-type="float" office:value="56.3218390804598" calcext:value-type="float">
            <text:p>56.321839080459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lok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304]+[.C304]+[.D304]+[.E304]-23" office:value-type="float" office:value="41" calcext:value-type="float">
            <text:p>4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04]+[.O304]*2" office:value-type="float" office:value="65" calcext:value-type="float">
            <text:p>65</text:p>
          </table:table-cell>
          <table:table-cell/>
          <table:table-cell table:formula="of:=MAX(2*[.$L304]; 25*[.$R304]+[.$K304];15*[.$Q304]+[.$M304])-10*[.$P304]-0.5*MAX([.$H304];[.$I304];[.$J304])-5*[.$O304]-[.$B304]" office:value-type="float" office:value="-118" calcext:value-type="float">
            <text:p>-118</text:p>
          </table:table-cell>
          <table:table-cell table:style-name="ce17" table:formula="of:=((([.$F304]+1)^2)/4)+20" office:value-type="float" office:value="461" calcext:value-type="float">
            <text:p>461</text:p>
          </table:table-cell>
          <table:table-cell table:formula="of:=((([.$F304]+8)*2)^2)/([.$F304]+60)" office:value-type="float" office:value="95.0891089108911" calcext:value-type="float">
            <text:p>95.08910891089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omulu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305]+[.C305]+[.D305]+[.E305]-23"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5]+[.O305]*2" office:value-type="float" office:value="52" calcext:value-type="float">
            <text:p>52</text:p>
          </table:table-cell>
          <table:table-cell/>
          <table:table-cell table:formula="of:=MAX(2*[.$L305]; 25*[.$R305]+[.$K305];15*[.$Q305]+[.$M305])-10*[.$P305]-0.5*MAX([.$H305];[.$I305];[.$J305])-5*[.$O305]-[.$B305]" office:value-type="float" office:value="-73" calcext:value-type="float">
            <text:p>-73</text:p>
          </table:table-cell>
          <table:table-cell table:style-name="ce17" table:formula="of:=((([.$F305]+1)^2)/4)+20" office:value-type="float" office:value="130.25" calcext:value-type="float">
            <text:p>130.25</text:p>
          </table:table-cell>
          <table:table-cell table:formula="of:=((([.$F305]+8)*2)^2)/([.$F305]+60)" office:value-type="float" office:value="39.2" calcext:value-type="float">
            <text:p>39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obi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306]+[.C306]+[.D306]+[.E306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06]+[.O306]*2" office:value-type="float" office:value="64" calcext:value-type="float">
            <text:p>64</text:p>
          </table:table-cell>
          <table:table-cell/>
          <table:table-cell table:formula="of:=MAX(2*[.$L306]; 25*[.$R306]+[.$K306];15*[.$Q306]+[.$M306])-10*[.$P306]-0.5*MAX([.$H306];[.$I306];[.$J306])-5*[.$O306]-[.$B306]" office:value-type="float" office:value="-97" calcext:value-type="float">
            <text:p>-97</text:p>
          </table:table-cell>
          <table:table-cell table:style-name="ce17" table:formula="of:=((([.$F306]+1)^2)/4)+20" office:value-type="float" office:value="260.25" calcext:value-type="float">
            <text:p>260.25</text:p>
          </table:table-cell>
          <table:table-cell table:formula="of:=((([.$F306]+8)*2)^2)/([.$F306]+60)" office:value-type="float" office:value="64.1777777777778" calcext:value-type="float">
            <text:p>64.17777777777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unduk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307]+[.C307]+[.D307]+[.E307]-23" office:value-type="float" office:value="44" calcext:value-type="float">
            <text:p>4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07]+[.O307]*2" office:value-type="float" office:value="79" calcext:value-type="float">
            <text:p>79</text:p>
          </table:table-cell>
          <table:table-cell/>
          <table:table-cell table:formula="of:=MAX(2*[.$L307]; 25*[.$R307]+[.$K307];15*[.$Q307]+[.$M307])-10*[.$P307]-0.5*MAX([.$H307];[.$I307];[.$J307])-5*[.$O307]-[.$B307]" office:value-type="float" office:value="-144" calcext:value-type="float">
            <text:p>-144</text:p>
          </table:table-cell>
          <table:table-cell table:style-name="ce17" table:formula="of:=((([.$F307]+1)^2)/4)+20" office:value-type="float" office:value="526.25" calcext:value-type="float">
            <text:p>526.25</text:p>
          </table:table-cell>
          <table:table-cell table:formula="of:=((([.$F307]+8)*2)^2)/([.$F307]+60)" office:value-type="float" office:value="104" calcext:value-type="float">
            <text:p>104</text:p>
          </table:table-cell>
          <table:table-cell table:number-columns-repeated="36"/>
        </table:table-row>
        <table:table-row table:style-name="ro1" table:number-rows-repeated="2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Bandit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Forest Bandi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11]+[.C311]+[.D311]+[.E311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1]+[.O311]*2" office:value-type="float" office:value="47" calcext:value-type="float">
            <text:p>47</text:p>
          </table:table-cell>
          <table:table-cell/>
          <table:table-cell table:formula="of:=MAX(2*[.$L311]; 25*[.$R311]+[.$K311];15*[.$Q311]+[.$M311])-10*[.$P311]-0.5*MAX([.$H311];[.$I311];[.$J311])-5*[.$O311]-[.$B311]" office:value-type="float" office:value="80" calcext:value-type="float">
            <text:p>80</text:p>
          </table:table-cell>
          <table:table-cell table:style-name="ce17" table:formula="of:=((([.$F311]+1)^2)/4)+20" office:value-type="float" office:value="76.25" calcext:value-type="float">
            <text:p>76.25</text:p>
          </table:table-cell>
          <table:table-cell table:formula="of:=((([.$F311]+8)*2)^2)/([.$F311]+60)" office:value-type="float" office:value="26.1621621621622" calcext:value-type="float">
            <text:p>26.16216216216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Ranger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312]+[.C312]+[.D312]+[.E312]-23" office:value-type="float" office:value="14" calcext:value-type="float">
            <text:p>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2]+[.O312]*2" office:value-type="float" office:value="44" calcext:value-type="float">
            <text:p>44</text:p>
          </table:table-cell>
          <table:table-cell/>
          <table:table-cell table:formula="of:=MAX(2*[.$L312]; 25*[.$R312]+[.$K312];15*[.$Q312]+[.$M312])-10*[.$P312]-0.5*MAX([.$H312];[.$I312];[.$J312])-5*[.$O312]-[.$B312]" office:value-type="float" office:value="126" calcext:value-type="float">
            <text:p>126</text:p>
          </table:table-cell>
          <table:table-cell table:style-name="ce17" table:formula="of:=((([.$F312]+1)^2)/4)+20" office:value-type="float" office:value="76.25" calcext:value-type="float">
            <text:p>76.25</text:p>
          </table:table-cell>
          <table:table-cell table:formula="of:=((([.$F312]+8)*2)^2)/([.$F312]+60)" office:value-type="float" office:value="26.1621621621622" calcext:value-type="float">
            <text:p>26.16216216216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Warrio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13]+[.C313]+[.D313]+[.E313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13]+[.O313]*2" office:value-type="float" office:value="53" calcext:value-type="float">
            <text:p>53</text:p>
          </table:table-cell>
          <table:table-cell/>
          <table:table-cell table:formula="of:=MAX(2*[.$L313]; 25*[.$R313]+[.$K313];15*[.$Q313]+[.$M313])-10*[.$P313]-0.5*MAX([.$H313];[.$I313];[.$J313])-5*[.$O313]-[.$B313]" office:value-type="float" office:value="-21.5" calcext:value-type="float">
            <text:p>-21.5</text:p>
          </table:table-cell>
          <table:table-cell table:style-name="ce17" table:formula="of:=((([.$F313]+1)^2)/4)+20" office:value-type="float" office:value="130.25" calcext:value-type="float">
            <text:p>130.25</text:p>
          </table:table-cell>
          <table:table-cell table:formula="of:=((([.$F313]+8)*2)^2)/([.$F313]+60)" office:value-type="float" office:value="39.2" calcext:value-type="float">
            <text:p>39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Horse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314]+[.C314]+[.D314]+[.E314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14]+[.O314]*2" office:value-type="float" office:value="45" calcext:value-type="float">
            <text:p>45</text:p>
          </table:table-cell>
          <table:table-cell/>
          <table:table-cell table:formula="of:=MAX(2*[.$L314]; 25*[.$R314]+[.$K314];15*[.$Q314]+[.$M314])-10*[.$P314]-0.5*MAX([.$H314];[.$I314];[.$J314])-5*[.$O314]-[.$B314]" office:value-type="float" office:value="92.5" calcext:value-type="float">
            <text:p>92.5</text:p>
          </table:table-cell>
          <table:table-cell table:style-name="ce17" table:formula="of:=((([.$F314]+1)^2)/4)+20" office:value-type="float" office:value="84" calcext:value-type="float">
            <text:p>84</text:p>
          </table:table-cell>
          <table:table-cell table:formula="of:=((([.$F314]+8)*2)^2)/([.$F314]+60)" office:value-type="float" office:value="28.2133333333333" calcext:value-type="float">
            <text:p>28.21333333333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315]+[.C315]+[.D315]+[.E315]-23" office:value-type="float" office:value="19" calcext:value-type="float">
            <text:p>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5]+[.O315]*2" office:value-type="float" office:value="45" calcext:value-type="float">
            <text:p>45</text:p>
          </table:table-cell>
          <table:table-cell/>
          <table:table-cell table:formula="of:=MAX(2*[.$L315]; 25*[.$R315]+[.$K315];15*[.$Q315]+[.$M315])-10*[.$P315]-0.5*MAX([.$H315];[.$I315];[.$J315])-5*[.$O315]-[.$B315]" office:value-type="float" office:value="145" calcext:value-type="float">
            <text:p>145</text:p>
          </table:table-cell>
          <table:table-cell table:style-name="ce17" table:formula="of:=((([.$F315]+1)^2)/4)+20" office:value-type="float" office:value="120" calcext:value-type="float">
            <text:p>120</text:p>
          </table:table-cell>
          <table:table-cell table:formula="of:=((([.$F315]+8)*2)^2)/([.$F315]+60)" office:value-type="float" office:value="36.9113924050633" calcext:value-type="float">
            <text:p>36.91139240506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Lead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316]+[.C316]+[.D316]+[.E316]-23" office:value-type="float" office:value="28" calcext:value-type="float">
            <text:p>2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16]+[.O316]*2" office:value-type="float" office:value="55" calcext:value-type="float">
            <text:p>55</text:p>
          </table:table-cell>
          <table:table-cell/>
          <table:table-cell table:formula="of:=MAX(2*[.$L316]; 25*[.$R316]+[.$K316];15*[.$Q316]+[.$M316])-10*[.$P316]-0.5*MAX([.$H316];[.$I316];[.$J316])-5*[.$O316]-[.$B316]" office:value-type="float" office:value="78.5" calcext:value-type="float">
            <text:p>78.5</text:p>
          </table:table-cell>
          <table:table-cell table:style-name="ce17" table:formula="of:=((([.$F316]+1)^2)/4)+20" office:value-type="float" office:value="230.25" calcext:value-type="float">
            <text:p>230.25</text:p>
          </table:table-cell>
          <table:table-cell table:formula="of:=((([.$F316]+8)*2)^2)/([.$F316]+60)" office:value-type="float" office:value="58.9090909090909" calcext:value-type="float">
            <text:p>58.909090909090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Loot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17]+[.C317]+[.D317]+[.E317]-23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7]+[.O317]*2" office:value-type="float" office:value="48" calcext:value-type="float">
            <text:p>48</text:p>
          </table:table-cell>
          <table:table-cell/>
          <table:table-cell table:formula="of:=MAX(2*[.$L317]; 25*[.$R317]+[.$K317];15*[.$Q317]+[.$M317])-10*[.$P317]-0.5*MAX([.$H317];[.$I317];[.$J317])-5*[.$O317]-[.$B317]" office:value-type="float" office:value="-11.5" calcext:value-type="float">
            <text:p>-11.5</text:p>
          </table:table-cell>
          <table:table-cell table:style-name="ce17" table:formula="of:=((([.$F317]+1)^2)/4)+20" office:value-type="float" office:value="50.25" calcext:value-type="float">
            <text:p>50.25</text:p>
          </table:table-cell>
          <table:table-cell table:formula="of:=((([.$F317]+8)*2)^2)/([.$F317]+60)" office:value-type="float" office:value="18.5142857142857" calcext:value-type="float">
            <text:p>18.514285714285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Poache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318]+[.C318]+[.D318]+[.E318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8]+[.O318]*2" office:value-type="float" office:value="45" calcext:value-type="float">
            <text:p>45</text:p>
          </table:table-cell>
          <table:table-cell/>
          <table:table-cell table:formula="of:=MAX(2*[.$L318]; 25*[.$R318]+[.$K318];15*[.$Q318]+[.$M318])-10*[.$P318]-0.5*MAX([.$H318];[.$I318];[.$J318])-5*[.$O318]-[.$B318]" office:value-type="float" office:value="57" calcext:value-type="float">
            <text:p>57</text:p>
          </table:table-cell>
          <table:table-cell table:style-name="ce17" table:formula="of:=((([.$F318]+1)^2)/4)+20" office:value-type="float" office:value="62.25" calcext:value-type="float">
            <text:p>62.25</text:p>
          </table:table-cell>
          <table:table-cell table:formula="of:=((([.$F318]+8)*2)^2)/([.$F318]+60)" office:value-type="float" office:value="22.2222222222222" calcext:value-type="float">
            <text:p>22.22222222222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Rid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9]+[.C319]+[.D319]+[.E319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319]+[.O319]*2" office:value-type="float" office:value="49" calcext:value-type="float">
            <text:p>49</text:p>
          </table:table-cell>
          <table:table-cell/>
          <table:table-cell table:formula="of:=MAX(2*[.$L319]; 25*[.$R319]+[.$K319];15*[.$Q319]+[.$M319])-10*[.$P319]-0.5*MAX([.$H319];[.$I319];[.$J319])-5*[.$O319]-[.$B319]" office:value-type="float" office:value="-2.5" calcext:value-type="float">
            <text:p>-2.5</text:p>
          </table:table-cell>
          <table:table-cell table:style-name="ce17" table:formula="of:=((([.$F319]+1)^2)/4)+20" office:value-type="float" office:value="62.25" calcext:value-type="float">
            <text:p>62.25</text:p>
          </table:table-cell>
          <table:table-cell table:formula="of:=((([.$F319]+8)*2)^2)/([.$F319]+60)" office:value-type="float" office:value="22.2222222222222" calcext:value-type="float">
            <text:p>22.22222222222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Marauder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320]+[.C320]+[.D320]+[.E320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0]+[.O320]*2" office:value-type="float" office:value="61" calcext:value-type="float">
            <text:p>61</text:p>
          </table:table-cell>
          <table:table-cell/>
          <table:table-cell table:formula="of:=MAX(2*[.$L320]; 25*[.$R320]+[.$K320];15*[.$Q320]+[.$M320])-10*[.$P320]-0.5*MAX([.$H320];[.$I320];[.$J320])-5*[.$O320]-[.$B320]" office:value-type="float" office:value="-38.5" calcext:value-type="float">
            <text:p>-38.5</text:p>
          </table:table-cell>
          <table:table-cell table:style-name="ce17" table:formula="of:=((([.$F320]+1)^2)/4)+20" office:value-type="float" office:value="130.25" calcext:value-type="float">
            <text:p>130.25</text:p>
          </table:table-cell>
          <table:table-cell table:formula="of:=((([.$F320]+8)*2)^2)/([.$F320]+60)" office:value-type="float" office:value="39.2" calcext:value-type="float">
            <text:p>39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Thug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21]+[.C321]+[.D321]+[.E321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21]+[.O321]*2" office:value-type="float" office:value="52" calcext:value-type="float">
            <text:p>52</text:p>
          </table:table-cell>
          <table:table-cell/>
          <table:table-cell table:formula="of:=MAX(2*[.$L321]; 25*[.$R321]+[.$K321];15*[.$Q321]+[.$M321])-10*[.$P321]-0.5*MAX([.$H321];[.$I321];[.$J321])-5*[.$O321]-[.$B321]" office:value-type="float" office:value="-13" calcext:value-type="float">
            <text:p>-13</text:p>
          </table:table-cell>
          <table:table-cell table:style-name="ce17" table:formula="of:=((([.$F321]+1)^2)/4)+20" office:value-type="float" office:value="120" calcext:value-type="float">
            <text:p>120</text:p>
          </table:table-cell>
          <table:table-cell table:formula="of:=((([.$F321]+8)*2)^2)/([.$F321]+60)" office:value-type="float" office:value="36.9113924050633" calcext:value-type="float">
            <text:p>36.91139240506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Leade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22]+[.C322]+[.D322]+[.E322]-23" office:value-type="float" office:value="31" calcext:value-type="float">
            <text:p>3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22]+[.O322]*2" office:value-type="float" office:value="66" calcext:value-type="float">
            <text:p>66</text:p>
          </table:table-cell>
          <table:table-cell/>
          <table:table-cell table:formula="of:=MAX(2*[.$L322]; 25*[.$R322]+[.$K322];15*[.$Q322]+[.$M322])-10*[.$P322]-0.5*MAX([.$H322];[.$I322];[.$J322])-5*[.$O322]-[.$B322]" office:value-type="float" office:value="-54" calcext:value-type="float">
            <text:p>-54</text:p>
          </table:table-cell>
          <table:table-cell table:style-name="ce17" table:formula="of:=((([.$F322]+1)^2)/4)+20" office:value-type="float" office:value="276" calcext:value-type="float">
            <text:p>276</text:p>
          </table:table-cell>
          <table:table-cell table:formula="of:=((([.$F322]+8)*2)^2)/([.$F322]+60)" office:value-type="float" office:value="66.8571428571429" calcext:value-type="float">
            <text:p>66.85714285714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Ride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23]+[.C323]+[.D323]+[.E323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23]+[.O323]*2" office:value-type="float" office:value="52" calcext:value-type="float">
            <text:p>52</text:p>
          </table:table-cell>
          <table:table-cell/>
          <table:table-cell table:formula="of:=MAX(2*[.$L323]; 25*[.$R323]+[.$K323];15*[.$Q323]+[.$M323])-10*[.$P323]-0.5*MAX([.$H323];[.$I323];[.$J323])-5*[.$O323]-[.$B323]" office:value-type="float" office:value="11.5" calcext:value-type="float">
            <text:p>11.5</text:p>
          </table:table-cell>
          <table:table-cell table:style-name="ce17" table:formula="of:=((([.$F323]+1)^2)/4)+20" office:value-type="float" office:value="45" calcext:value-type="float">
            <text:p>45</text:p>
          </table:table-cell>
          <table:table-cell table:formula="of:=((([.$F323]+8)*2)^2)/([.$F323]+60)" office:value-type="float" office:value="16.7536231884058" calcext:value-type="float">
            <text:p>16.753623188405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Bandi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324]+[.C324]+[.D324]+[.E324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4]+[.O324]*2" office:value-type="float" office:value="51" calcext:value-type="float">
            <text:p>51</text:p>
          </table:table-cell>
          <table:table-cell/>
          <table:table-cell table:formula="of:=MAX(2*[.$L324]; 25*[.$R324]+[.$K324];15*[.$Q324]+[.$M324])-10*[.$P324]-0.5*MAX([.$H324];[.$I324];[.$J324])-5*[.$O324]-[.$B324]" office:value-type="float" office:value="2.5" calcext:value-type="float">
            <text:p>2.5</text:p>
          </table:table-cell>
          <table:table-cell table:style-name="ce17" table:formula="of:=((([.$F324]+1)^2)/4)+20" office:value-type="float" office:value="45" calcext:value-type="float">
            <text:p>45</text:p>
          </table:table-cell>
          <table:table-cell table:formula="of:=((([.$F324]+8)*2)^2)/([.$F324]+60)" office:value-type="float" office:value="16.7536231884058" calcext:value-type="float">
            <text:p>16.753623188405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Warrior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25]+[.C325]+[.D325]+[.E325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5]+[.O325]*2" office:value-type="float" office:value="58" calcext:value-type="float">
            <text:p>58</text:p>
          </table:table-cell>
          <table:table-cell/>
          <table:table-cell table:formula="of:=MAX(2*[.$L325]; 25*[.$R325]+[.$K325];15*[.$Q325]+[.$M325])-10*[.$P325]-0.5*MAX([.$H325];[.$I325];[.$J325])-5*[.$O325]-[.$B325]" office:value-type="float" office:value="-55.5" calcext:value-type="float">
            <text:p>-55.5</text:p>
          </table:table-cell>
          <table:table-cell table:style-name="ce17" table:formula="of:=((([.$F325]+1)^2)/4)+20" office:value-type="float" office:value="84" calcext:value-type="float">
            <text:p>84</text:p>
          </table:table-cell>
          <table:table-cell table:formula="of:=((([.$F325]+8)*2)^2)/([.$F325]+60)" office:value-type="float" office:value="28.2133333333333" calcext:value-type="float">
            <text:p>28.21333333333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Raide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26]+[.C326]+[.D326]+[.E326]-23" office:value-type="float" office:value="21" calcext:value-type="float">
            <text:p>2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6]+[.O326]*2" office:value-type="float" office:value="55" calcext:value-type="float">
            <text:p>55</text:p>
          </table:table-cell>
          <table:table-cell/>
          <table:table-cell table:formula="of:=MAX(2*[.$L326]; 25*[.$R326]+[.$K326];15*[.$Q326]+[.$M326])-10*[.$P326]-0.5*MAX([.$H326];[.$I326];[.$J326])-5*[.$O326]-[.$B326]" office:value-type="float" office:value="61" calcext:value-type="float">
            <text:p>61</text:p>
          </table:table-cell>
          <table:table-cell table:style-name="ce17" table:formula="of:=((([.$F326]+1)^2)/4)+20" office:value-type="float" office:value="141" calcext:value-type="float">
            <text:p>141</text:p>
          </table:table-cell>
          <table:table-cell table:formula="of:=((([.$F326]+8)*2)^2)/([.$F326]+60)" office:value-type="float" office:value="41.5308641975309" calcext:value-type="float">
            <text:p>41.530864197530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Hunter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27]+[.C327]+[.D327]+[.E327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7]+[.O327]*2" office:value-type="float" office:value="50" calcext:value-type="float">
            <text:p>50</text:p>
          </table:table-cell>
          <table:table-cell/>
          <table:table-cell table:formula="of:=MAX(2*[.$L327]; 25*[.$R327]+[.$K327];15*[.$Q327]+[.$M327])-10*[.$P327]-0.5*MAX([.$H327];[.$I327];[.$J327])-5*[.$O327]-[.$B327]" office:value-type="float" office:value="104" calcext:value-type="float">
            <text:p>104</text:p>
          </table:table-cell>
          <table:table-cell table:style-name="ce17" table:formula="of:=((([.$F327]+1)^2)/4)+20" office:value-type="float" office:value="62.25" calcext:value-type="float">
            <text:p>62.25</text:p>
          </table:table-cell>
          <table:table-cell table:formula="of:=((([.$F327]+8)*2)^2)/([.$F327]+60)" office:value-type="float" office:value="22.2222222222222" calcext:value-type="float">
            <text:p>22.22222222222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Chieftain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28]+[.C328]+[.D328]+[.E328]-23" office:value-type="float" office:value="31" calcext:value-type="float">
            <text:p>3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8]+[.O328]*2" office:value-type="float" office:value="62" calcext:value-type="float">
            <text:p>62</text:p>
          </table:table-cell>
          <table:table-cell/>
          <table:table-cell table:formula="of:=MAX(2*[.$L328]; 25*[.$R328]+[.$K328];15*[.$Q328]+[.$M328])-10*[.$P328]-0.5*MAX([.$H328];[.$I328];[.$J328])-5*[.$O328]-[.$B328]" office:value-type="float" office:value="-4.5" calcext:value-type="float">
            <text:p>-4.5</text:p>
          </table:table-cell>
          <table:table-cell table:style-name="ce17" table:formula="of:=((([.$F328]+1)^2)/4)+20" office:value-type="float" office:value="276" calcext:value-type="float">
            <text:p>276</text:p>
          </table:table-cell>
          <table:table-cell table:formula="of:=((([.$F328]+8)*2)^2)/([.$F328]+60)" office:value-type="float" office:value="66.8571428571429" calcext:value-type="float">
            <text:p>66.85714285714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Raider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329]+[.C329]+[.D329]+[.E329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29]+[.O329]*2" office:value-type="float" office:value="53" calcext:value-type="float">
            <text:p>53</text:p>
          </table:table-cell>
          <table:table-cell/>
          <table:table-cell table:formula="of:=MAX(2*[.$L329]; 25*[.$R329]+[.$K329];15*[.$Q329]+[.$M329])-10*[.$P329]-0.5*MAX([.$H329];[.$I329];[.$J329])-5*[.$O329]-[.$B329]" office:value-type="float" office:value="48.5" calcext:value-type="float">
            <text:p>48.5</text:p>
          </table:table-cell>
          <table:table-cell table:style-name="ce17" table:formula="of:=((([.$F329]+1)^2)/4)+20" office:value-type="float" office:value="110.25" calcext:value-type="float">
            <text:p>110.25</text:p>
          </table:table-cell>
          <table:table-cell table:formula="of:=((([.$F329]+8)*2)^2)/([.$F329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Rider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0]+[.C330]+[.D330]+[.E330]-23" office:value-type="float" office:value="16" calcext:value-type="float">
            <text:p>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30]+[.O330]*2" office:value-type="float" office:value="50" calcext:value-type="float">
            <text:p>50</text:p>
          </table:table-cell>
          <table:table-cell/>
          <table:table-cell table:formula="of:=MAX(2*[.$L330]; 25*[.$R330]+[.$K330];15*[.$Q330]+[.$M330])-10*[.$P330]-0.5*MAX([.$H330];[.$I330];[.$J330])-5*[.$O330]-[.$B330]" office:value-type="float" office:value="62" calcext:value-type="float">
            <text:p>62</text:p>
          </table:table-cell>
          <table:table-cell table:style-name="ce17" table:formula="of:=((([.$F330]+1)^2)/4)+20" office:value-type="float" office:value="92.25" calcext:value-type="float">
            <text:p>92.25</text:p>
          </table:table-cell>
          <table:table-cell table:formula="of:=((([.$F330]+8)*2)^2)/([.$F330]+60)" office:value-type="float" office:value="30.3157894736842" calcext:value-type="float">
            <text:p>30.315789473684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kull Crusher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31]+[.C331]+[.D331]+[.E331]-23" office:value-type="float" office:value="27" calcext:value-type="float">
            <text:p>2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31]+[.O331]*2" office:value-type="float" office:value="60" calcext:value-type="float">
            <text:p>60</text:p>
          </table:table-cell>
          <table:table-cell/>
          <table:table-cell table:formula="of:=MAX(2*[.$L331]; 25*[.$R331]+[.$K331];15*[.$Q331]+[.$M331])-10*[.$P331]-0.5*MAX([.$H331];[.$I331];[.$J331])-5*[.$O331]-[.$B331]" office:value-type="float" office:value="65.5" calcext:value-type="float">
            <text:p>65.5</text:p>
          </table:table-cell>
          <table:table-cell table:style-name="ce17" table:formula="of:=((([.$F331]+1)^2)/4)+20" office:value-type="float" office:value="216" calcext:value-type="float">
            <text:p>216</text:p>
          </table:table-cell>
          <table:table-cell table:formula="of:=((([.$F331]+8)*2)^2)/([.$F331]+60)" office:value-type="float" office:value="56.3218390804598" calcext:value-type="float">
            <text:p>56.321839080459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Hunt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32]+[.C332]+[.D332]+[.E332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2]+[.O332]*2" office:value-type="float" office:value="54" calcext:value-type="float">
            <text:p>54</text:p>
          </table:table-cell>
          <table:table-cell/>
          <table:table-cell table:formula="of:=MAX(2*[.$L332]; 25*[.$R332]+[.$K332];15*[.$Q332]+[.$M332])-10*[.$P332]-0.5*MAX([.$H332];[.$I332];[.$J332])-5*[.$O332]-[.$B332]" office:value-type="float" office:value="82.5" calcext:value-type="float">
            <text:p>82.5</text:p>
          </table:table-cell>
          <table:table-cell table:style-name="ce17" table:formula="of:=((([.$F332]+1)^2)/4)+20" office:value-type="float" office:value="164" calcext:value-type="float">
            <text:p>164</text:p>
          </table:table-cell>
          <table:table-cell table:formula="of:=((([.$F332]+8)*2)^2)/([.$F332]+60)" office:value-type="float" office:value="46.3132530120482" calcext:value-type="float">
            <text:p>46.313253012048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illag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333]+[.C333]+[.D333]+[.E333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3]+[.O333]*2" office:value-type="float" office:value="55" calcext:value-type="float">
            <text:p>55</text:p>
          </table:table-cell>
          <table:table-cell/>
          <table:table-cell table:formula="of:=MAX(2*[.$L333]; 25*[.$R333]+[.$K333];15*[.$Q333]+[.$M333])-10*[.$P333]-0.5*MAX([.$H333];[.$I333];[.$J333])-5*[.$O333]-[.$B333]" office:value-type="float" office:value="16" calcext:value-type="float">
            <text:p>16</text:p>
          </table:table-cell>
          <table:table-cell table:style-name="ce17" table:formula="of:=((([.$F333]+1)^2)/4)+20" office:value-type="float" office:value="176.25" calcext:value-type="float">
            <text:p>176.25</text:p>
          </table:table-cell>
          <table:table-cell table:formula="of:=((([.$F333]+8)*2)^2)/([.$F333]+60)" office:value-type="float" office:value="48.7619047619048" calcext:value-type="float">
            <text:p>48.761904761904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Captai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34]+[.C334]+[.D334]+[.E334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34]+[.O334]*2" office:value-type="float" office:value="64" calcext:value-type="float">
            <text:p>64</text:p>
          </table:table-cell>
          <table:table-cell/>
          <table:table-cell table:formula="of:=MAX(2*[.$L334]; 25*[.$R334]+[.$K334];15*[.$Q334]+[.$M334])-10*[.$P334]-0.5*MAX([.$H334];[.$I334];[.$J334])-5*[.$O334]-[.$B334]" office:value-type="float" office:value="-11.5" calcext:value-type="float">
            <text:p>-11.5</text:p>
          </table:table-cell>
          <table:table-cell table:style-name="ce17" table:formula="of:=((([.$F334]+1)^2)/4)+20" office:value-type="float" office:value="362.25" calcext:value-type="float">
            <text:p>362.25</text:p>
          </table:table-cell>
          <table:table-cell table:formula="of:=((([.$F334]+8)*2)^2)/([.$F334]+60)" office:value-type="float" office:value="80.6666666666667" calcext:value-type="float">
            <text:p>80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Bandit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35]+[.C335]+[.D335]+[.E335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35]+[.O335]*2" office:value-type="float" office:value="44" calcext:value-type="float">
            <text:p>44</text:p>
          </table:table-cell>
          <table:table-cell/>
          <table:table-cell table:formula="of:=MAX(2*[.$L335]; 25*[.$R335]+[.$K335];15*[.$Q335]+[.$M335])-10*[.$P335]-0.5*MAX([.$H335];[.$I335];[.$J335])-5*[.$O335]-[.$B335]" office:value-type="float" office:value="98" calcext:value-type="float">
            <text:p>98</text:p>
          </table:table-cell>
          <table:table-cell table:style-name="ce17" table:formula="of:=((([.$F335]+1)^2)/4)+20" office:value-type="float" office:value="45" calcext:value-type="float">
            <text:p>45</text:p>
          </table:table-cell>
          <table:table-cell table:formula="of:=((([.$F335]+8)*2)^2)/([.$F335]+60)" office:value-type="float" office:value="16.7536231884058" calcext:value-type="float">
            <text:p>16.753623188405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Rid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6]+[.C336]+[.D336]+[.E336]-23" office:value-type="float" office:value="13" calcext:value-type="float">
            <text:p>1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36]+[.O336]*2" office:value-type="float" office:value="48" calcext:value-type="float">
            <text:p>48</text:p>
          </table:table-cell>
          <table:table-cell/>
          <table:table-cell table:formula="of:=MAX(2*[.$L336]; 25*[.$R336]+[.$K336];15*[.$Q336]+[.$M336])-10*[.$P336]-0.5*MAX([.$H336];[.$I336];[.$J336])-5*[.$O336]-[.$B336]" office:value-type="float" office:value="6" calcext:value-type="float">
            <text:p>6</text:p>
          </table:table-cell>
          <table:table-cell table:style-name="ce17" table:formula="of:=((([.$F336]+1)^2)/4)+20" office:value-type="float" office:value="69" calcext:value-type="float">
            <text:p>69</text:p>
          </table:table-cell>
          <table:table-cell table:formula="of:=((([.$F336]+8)*2)^2)/([.$F336]+60)" office:value-type="float" office:value="24.1643835616438" calcext:value-type="float">
            <text:p>24.164383561643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Lanc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37]+[.C337]+[.D337]+[.E337]-23" office:value-type="float" office:value="17" calcext:value-type="float">
            <text:p>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37]+[.O337]*2" office:value-type="float" office:value="49" calcext:value-type="float">
            <text:p>49</text:p>
          </table:table-cell>
          <table:table-cell/>
          <table:table-cell table:formula="of:=MAX(2*[.$L337]; 25*[.$R337]+[.$K337];15*[.$Q337]+[.$M337])-10*[.$P337]-0.5*MAX([.$H337];[.$I337];[.$J337])-5*[.$O337]-[.$B337]" office:value-type="float" office:value="-30" calcext:value-type="float">
            <text:p>-30</text:p>
          </table:table-cell>
          <table:table-cell table:style-name="ce17" table:formula="of:=((([.$F337]+1)^2)/4)+20" office:value-type="float" office:value="101" calcext:value-type="float">
            <text:p>101</text:p>
          </table:table-cell>
          <table:table-cell table:formula="of:=((([.$F337]+8)*2)^2)/([.$F337]+60)" office:value-type="float" office:value="32.4675324675325" calcext:value-type="float">
            <text:p>32.467532467532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Hunter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8]+[.C338]+[.D338]+[.E338]-23" office:value-type="float" office:value="13" calcext:value-type="float">
            <text:p>1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38]+[.O338]*2" office:value-type="float" office:value="43" calcext:value-type="float">
            <text:p>43</text:p>
          </table:table-cell>
          <table:table-cell/>
          <table:table-cell table:formula="of:=MAX(2*[.$L338]; 25*[.$R338]+[.$K338];15*[.$Q338]+[.$M338])-10*[.$P338]-0.5*MAX([.$H338];[.$I338];[.$J338])-5*[.$O338]-[.$B338]" office:value-type="float" office:value="132" calcext:value-type="float">
            <text:p>132</text:p>
          </table:table-cell>
          <table:table-cell table:style-name="ce17" table:formula="of:=((([.$F338]+1)^2)/4)+20" office:value-type="float" office:value="69" calcext:value-type="float">
            <text:p>69</text:p>
          </table:table-cell>
          <table:table-cell table:formula="of:=((([.$F338]+8)*2)^2)/([.$F338]+60)" office:value-type="float" office:value="24.1643835616438" calcext:value-type="float">
            <text:p>24.164383561643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Arch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39]+[.C339]+[.D339]+[.E339]-23" office:value-type="float" office:value="11" calcext:value-type="float">
            <text:p>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39]+[.O339]*2" office:value-type="float" office:value="44" calcext:value-type="float">
            <text:p>44</text:p>
          </table:table-cell>
          <table:table-cell/>
          <table:table-cell table:formula="of:=MAX(2*[.$L339]; 25*[.$R339]+[.$K339];15*[.$Q339]+[.$M339])-10*[.$P339]-0.5*MAX([.$H339];[.$I339];[.$J339])-5*[.$O339]-[.$B339]" office:value-type="float" office:value="118.5" calcext:value-type="float">
            <text:p>118.5</text:p>
          </table:table-cell>
          <table:table-cell table:style-name="ce17" table:formula="of:=((([.$F339]+1)^2)/4)+20" office:value-type="float" office:value="56" calcext:value-type="float">
            <text:p>56</text:p>
          </table:table-cell>
          <table:table-cell table:formula="of:=((([.$F339]+8)*2)^2)/([.$F339]+60)" office:value-type="float" office:value="20.3380281690141" calcext:value-type="float">
            <text:p>20.338028169014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Chief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40]+[.C340]+[.D340]+[.E340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40]+[.O340]*2" office:value-type="float" office:value="53" calcext:value-type="float">
            <text:p>53</text:p>
          </table:table-cell>
          <table:table-cell/>
          <table:table-cell table:formula="of:=MAX(2*[.$L340]; 25*[.$R340]+[.$K340];15*[.$Q340]+[.$M340])-10*[.$P340]-0.5*MAX([.$H340];[.$I340];[.$J340])-5*[.$O340]-[.$B340]" office:value-type="float" office:value="111" calcext:value-type="float">
            <text:p>111</text:p>
          </table:table-cell>
          <table:table-cell table:style-name="ce17" table:formula="of:=((([.$F340]+1)^2)/4)+20" office:value-type="float" office:value="245" calcext:value-type="float">
            <text:p>245</text:p>
          </table:table-cell>
          <table:table-cell table:formula="of:=((([.$F340]+8)*2)^2)/([.$F340]+60)" office:value-type="float" office:value="61.5280898876405" calcext:value-type="float">
            <text:p>61.528089887640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undra Bandi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41]+[.C341]+[.D341]+[.E341]-23" office:value-type="float" office:value="10" calcext:value-type="float">
            <text:p>10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1]+[.O341]*2" office:value-type="float" office:value="46" calcext:value-type="float">
            <text:p>46</text:p>
          </table:table-cell>
          <table:table-cell/>
          <table:table-cell table:formula="of:=MAX(2*[.$L341]; 25*[.$R341]+[.$K341];15*[.$Q341]+[.$M341])-10*[.$P341]-0.5*MAX([.$H341];[.$I341];[.$J341])-5*[.$O341]-[.$B341]" office:value-type="float" office:value="103.5" calcext:value-type="float">
            <text:p>103.5</text:p>
          </table:table-cell>
          <table:table-cell table:style-name="ce17" table:formula="of:=((([.$F341]+1)^2)/4)+20" office:value-type="float" office:value="50.25" calcext:value-type="float">
            <text:p>50.25</text:p>
          </table:table-cell>
          <table:table-cell table:formula="of:=((([.$F341]+8)*2)^2)/([.$F341]+60)" office:value-type="float" office:value="18.5142857142857" calcext:value-type="float">
            <text:p>18.514285714285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undra Ride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42]+[.C342]+[.D342]+[.E342]-23" office:value-type="float" office:value="13" calcext:value-type="float">
            <text:p>1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42]+[.O342]*2" office:value-type="float" office:value="45" calcext:value-type="float">
            <text:p>45</text:p>
          </table:table-cell>
          <table:table-cell/>
          <table:table-cell table:formula="of:=MAX(2*[.$L342]; 25*[.$R342]+[.$K342];15*[.$Q342]+[.$M342])-10*[.$P342]-0.5*MAX([.$H342];[.$I342];[.$J342])-5*[.$O342]-[.$B342]" office:value-type="float" office:value="110" calcext:value-type="float">
            <text:p>110</text:p>
          </table:table-cell>
          <table:table-cell table:style-name="ce17" table:formula="of:=((([.$F342]+1)^2)/4)+20" office:value-type="float" office:value="69" calcext:value-type="float">
            <text:p>69</text:p>
          </table:table-cell>
          <table:table-cell table:formula="of:=((([.$F342]+8)*2)^2)/([.$F342]+60)" office:value-type="float" office:value="24.1643835616438" calcext:value-type="float">
            <text:p>24.164383561643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undra Hunt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43]+[.C343]+[.D343]+[.E343]-23"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3]+[.O343]*2" office:value-type="float" office:value="44" calcext:value-type="float">
            <text:p>44</text:p>
          </table:table-cell>
          <table:table-cell/>
          <table:table-cell table:formula="of:=MAX(2*[.$L343]; 25*[.$R343]+[.$K343];15*[.$Q343]+[.$M343])-10*[.$P343]-0.5*MAX([.$H343];[.$I343];[.$J343])-5*[.$O343]-[.$B343]" office:value-type="float" office:value="128.5" calcext:value-type="float">
            <text:p>128.5</text:p>
          </table:table-cell>
          <table:table-cell table:style-name="ce17" table:formula="of:=((([.$F343]+1)^2)/4)+20" office:value-type="float" office:value="76.25" calcext:value-type="float">
            <text:p>76.25</text:p>
          </table:table-cell>
          <table:table-cell table:formula="of:=((([.$F343]+8)*2)^2)/([.$F343]+60)" office:value-type="float" office:value="26.1621621621622" calcext:value-type="float">
            <text:p>26.16216216216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aiga Bandit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44]+[.C344]+[.D344]+[.E344]-23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4]+[.O344]*2" office:value-type="float" office:value="52" calcext:value-type="float">
            <text:p>52</text:p>
          </table:table-cell>
          <table:table-cell/>
          <table:table-cell table:formula="of:=MAX(2*[.$L344]; 25*[.$R344]+[.$K344];15*[.$Q344]+[.$M344])-10*[.$P344]-0.5*MAX([.$H344];[.$I344];[.$J344])-5*[.$O344]-[.$B344]" office:value-type="float" office:value="27" calcext:value-type="float">
            <text:p>27</text:p>
          </table:table-cell>
          <table:table-cell table:style-name="ce17" table:formula="of:=((([.$F344]+1)^2)/4)+20" office:value-type="float" office:value="130.25" calcext:value-type="float">
            <text:p>130.25</text:p>
          </table:table-cell>
          <table:table-cell table:formula="of:=((([.$F344]+8)*2)^2)/([.$F344]+60)" office:value-type="float" office:value="39.2" calcext:value-type="float">
            <text:p>39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aiga Hunter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45]+[.C345]+[.D345]+[.E345]-23" office:value-type="float" office:value="21" calcext:value-type="float">
            <text:p>21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5]+[.O345]*2" office:value-type="float" office:value="49" calcext:value-type="float">
            <text:p>49</text:p>
          </table:table-cell>
          <table:table-cell/>
          <table:table-cell table:formula="of:=MAX(2*[.$L345]; 25*[.$R345]+[.$K345];15*[.$Q345]+[.$M345])-10*[.$P345]-0.5*MAX([.$H345];[.$I345];[.$J345])-5*[.$O345]-[.$B345]" office:value-type="float" office:value="115.5" calcext:value-type="float">
            <text:p>115.5</text:p>
          </table:table-cell>
          <table:table-cell table:style-name="ce17" table:formula="of:=((([.$F345]+1)^2)/4)+20" office:value-type="float" office:value="141" calcext:value-type="float">
            <text:p>141</text:p>
          </table:table-cell>
          <table:table-cell table:formula="of:=((([.$F345]+8)*2)^2)/([.$F345]+60)" office:value-type="float" office:value="41.5308641975309" calcext:value-type="float">
            <text:p>41.530864197530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aiga Chieftai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346]+[.C346]+[.D346]+[.E346]-23" office:value-type="float" office:value="34" calcext:value-type="float">
            <text:p>34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46]+[.O346]*2" office:value-type="float" office:value="57" calcext:value-type="float">
            <text:p>57</text:p>
          </table:table-cell>
          <table:table-cell/>
          <table:table-cell table:formula="of:=MAX(2*[.$L346]; 25*[.$R346]+[.$K346];15*[.$Q346]+[.$M346])-10*[.$P346]-0.5*MAX([.$H346];[.$I346];[.$J346])-5*[.$O346]-[.$B346]" office:value-type="float" office:value="101.5" calcext:value-type="float">
            <text:p>101.5</text:p>
          </table:table-cell>
          <table:table-cell table:style-name="ce17" table:formula="of:=((([.$F346]+1)^2)/4)+20" office:value-type="float" office:value="326.25" calcext:value-type="float">
            <text:p>326.25</text:p>
          </table:table-cell>
          <table:table-cell table:formula="of:=((([.$F346]+8)*2)^2)/([.$F346]+60)" office:value-type="float" office:value="75.063829787234" calcext:value-type="float">
            <text:p>75.06382978723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Bandi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47]+[.C347]+[.D347]+[.E347]-23"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7]+[.O347]*2" office:value-type="float" office:value="44" calcext:value-type="float">
            <text:p>44</text:p>
          </table:table-cell>
          <table:table-cell/>
          <table:table-cell table:formula="of:=MAX(2*[.$L347]; 25*[.$R347]+[.$K347];15*[.$Q347]+[.$M347])-10*[.$P347]-0.5*MAX([.$H347];[.$I347];[.$J347])-5*[.$O347]-[.$B347]" office:value-type="float" office:value="46" calcext:value-type="float">
            <text:p>46</text:p>
          </table:table-cell>
          <table:table-cell table:style-name="ce17" table:formula="of:=((([.$F347]+1)^2)/4)+20" office:value-type="float" office:value="40.25" calcext:value-type="float">
            <text:p>40.25</text:p>
          </table:table-cell>
          <table:table-cell table:formula="of:=((([.$F347]+8)*2)^2)/([.$F347]+60)" office:value-type="float" office:value="15.0588235294118" calcext:value-type="float">
            <text:p>15.058823529411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Rid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48]+[.C348]+[.D348]+[.E348]-23"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48]+[.O348]*2" office:value-type="float" office:value="47" calcext:value-type="float">
            <text:p>47</text:p>
          </table:table-cell>
          <table:table-cell/>
          <table:table-cell table:formula="of:=MAX(2*[.$L348]; 25*[.$R348]+[.$K348];15*[.$Q348]+[.$M348])-10*[.$P348]-0.5*MAX([.$H348];[.$I348];[.$J348])-5*[.$O348]-[.$B348]" office:value-type="float" office:value="17.5" calcext:value-type="float">
            <text:p>17.5</text:p>
          </table:table-cell>
          <table:table-cell table:style-name="ce17" table:formula="of:=((([.$F348]+1)^2)/4)+20" office:value-type="float" office:value="101" calcext:value-type="float">
            <text:p>101</text:p>
          </table:table-cell>
          <table:table-cell table:formula="of:=((([.$F348]+8)*2)^2)/([.$F348]+60)" office:value-type="float" office:value="32.4675324675325" calcext:value-type="float">
            <text:p>32.467532467532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Hunt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49]+[.C349]+[.D349]+[.E349]-23" office:value-type="float" office:value="15" calcext:value-type="float">
            <text:p>1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49]+[.O349]*2" office:value-type="float" office:value="44" calcext:value-type="float">
            <text:p>44</text:p>
          </table:table-cell>
          <table:table-cell/>
          <table:table-cell table:formula="of:=MAX(2*[.$L349]; 25*[.$R349]+[.$K349];15*[.$Q349]+[.$M349])-10*[.$P349]-0.5*MAX([.$H349];[.$I349];[.$J349])-5*[.$O349]-[.$B349]" office:value-type="float" office:value="111" calcext:value-type="float">
            <text:p>111</text:p>
          </table:table-cell>
          <table:table-cell table:style-name="ce17" table:formula="of:=((([.$F349]+1)^2)/4)+20" office:value-type="float" office:value="84" calcext:value-type="float">
            <text:p>84</text:p>
          </table:table-cell>
          <table:table-cell table:formula="of:=((([.$F349]+8)*2)^2)/([.$F349]+60)" office:value-type="float" office:value="28.2133333333333" calcext:value-type="float">
            <text:p>28.21333333333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Nomad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50]+[.C350]+[.D350]+[.E350]-23" office:value-type="float" office:value="22" calcext:value-type="float">
            <text:p>2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50]+[.O350]*2" office:value-type="float" office:value="51" calcext:value-type="float">
            <text:p>51</text:p>
          </table:table-cell>
          <table:table-cell/>
          <table:table-cell table:formula="of:=MAX(2*[.$L350]; 25*[.$R350]+[.$K350];15*[.$Q350]+[.$M350])-10*[.$P350]-0.5*MAX([.$H350];[.$I350];[.$J350])-5*[.$O350]-[.$B350]" office:value-type="float" office:value="18" calcext:value-type="float">
            <text:p>18</text:p>
          </table:table-cell>
          <table:table-cell table:style-name="ce17" table:formula="of:=((([.$F350]+1)^2)/4)+20" office:value-type="float" office:value="152.25" calcext:value-type="float">
            <text:p>152.25</text:p>
          </table:table-cell>
          <table:table-cell table:formula="of:=((([.$F350]+8)*2)^2)/([.$F350]+60)" office:value-type="float" office:value="43.9024390243903" calcext:value-type="float">
            <text:p>43.902439024390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Maraude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51]+[.C351]+[.D351]+[.E351]-23" office:value-type="float" office:value="16" calcext:value-type="float">
            <text:p>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51]+[.O351]*2" office:value-type="float" office:value="55" calcext:value-type="float">
            <text:p>55</text:p>
          </table:table-cell>
          <table:table-cell/>
          <table:table-cell table:formula="of:=MAX(2*[.$L351]; 25*[.$R351]+[.$K351];15*[.$Q351]+[.$M351])-10*[.$P351]-0.5*MAX([.$H351];[.$I351];[.$J351])-5*[.$O351]-[.$B351]" office:value-type="float" office:value="-22" calcext:value-type="float">
            <text:p>-22</text:p>
          </table:table-cell>
          <table:table-cell table:style-name="ce17" table:formula="of:=((([.$F351]+1)^2)/4)+20" office:value-type="float" office:value="92.25" calcext:value-type="float">
            <text:p>92.25</text:p>
          </table:table-cell>
          <table:table-cell table:formula="of:=((([.$F351]+8)*2)^2)/([.$F351]+60)" office:value-type="float" office:value="30.3157894736842" calcext:value-type="float">
            <text:p>30.315789473684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Chief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52]+[.C352]+[.D352]+[.E352]-23" office:value-type="float" office:value="32" calcext:value-type="float">
            <text:p>3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52]+[.O352]*2" office:value-type="float" office:value="59" calcext:value-type="float">
            <text:p>59</text:p>
          </table:table-cell>
          <table:table-cell/>
          <table:table-cell table:formula="of:=MAX(2*[.$L352]; 25*[.$R352]+[.$K352];15*[.$Q352]+[.$M352])-10*[.$P352]-0.5*MAX([.$H352];[.$I352];[.$J352])-5*[.$O352]-[.$B352]" office:value-type="float" office:value="6" calcext:value-type="float">
            <text:p>6</text:p>
          </table:table-cell>
          <table:table-cell table:style-name="ce17" table:formula="of:=((([.$F352]+1)^2)/4)+20" office:value-type="float" office:value="292.25" calcext:value-type="float">
            <text:p>292.25</text:p>
          </table:table-cell>
          <table:table-cell table:formula="of:=((([.$F352]+8)*2)^2)/([.$F352]+60)" office:value-type="float" office:value="69.5652173913043" calcext:value-type="float">
            <text:p>69.5652173913043</text:p>
          </table:table-cell>
          <table:table-cell table:number-columns-repeated="36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Bodyguard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number-columns-repeated="2"/>
          <table:table-cell table:style-name="ce17"/>
          <table:table-cell table:number-columns-repeated="37"/>
        </table:table-row>
        <table:table-row table:style-name="ro1">
          <table:table-cell table:style-name="ce7" office:value-type="string" calcext:value-type="string">
            <text:p>Swadian Rid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formula="of:=[.B355]+[.C355]+[.D355]+[.E355]-23" office:value-type="float" office:value="23" calcext:value-type="float">
            <text:p>23</text:p>
          </table:table-cell>
          <table:table-cell table:style-name="ce11"/>
          <table:table-cell table:style-name="ce16"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table:style-name="ce16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number-columns-repeated="2"/>
          <table:table-cell table:formula="of:=35+[.B355]+[.O355]*2" office:value-type="float" office:value="54" calcext:value-type="float">
            <text:p>54</text:p>
          </table:table-cell>
          <table:table-cell/>
          <table:table-cell table:formula="of:=MAX(2*[.$L355]; 25*[.$R355]+[.$K355];15*[.$Q355]+[.$M355])-10*[.$P355]-0.5*MAX([.$H355];[.$I355];[.$J355])-5*[.$O355]-[.$B355]" office:value-type="float" office:value="-23" calcext:value-type="float">
            <text:p>-23</text:p>
          </table:table-cell>
          <table:table-cell table:style-name="ce17" table:formula="of:=((([.$F355]+1)^2)/4)+20" office:value-type="float" office:value="164" calcext:value-type="float">
            <text:p>164</text:p>
          </table:table-cell>
          <table:table-cell table:formula="of:=((([.$F355]+8)*2)^2)/([.$F355]+60)" office:value-type="float" office:value="46.3132530120482" calcext:value-type="float">
            <text:p>46.3132530120482</text:p>
          </table:table-cell>
          <table:table-cell table:style-name="ce7" table:number-columns-repeated="36"/>
        </table:table-row>
        <table:table-row table:style-name="ro1">
          <table:table-cell office:value-type="string" calcext:value-type="string">
            <text:p>Swadian Paladi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6]+[.C356]+[.D356]+[.E356]-23" office:value-type="float" office:value="40" calcext:value-type="float">
            <text:p>4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56]+[.O356]*2" office:value-type="float" office:value="71" calcext:value-type="float">
            <text:p>71</text:p>
          </table:table-cell>
          <table:table-cell/>
          <table:table-cell table:formula="of:=MAX(2*[.$L356]; 25*[.$R356]+[.$K356];15*[.$Q356]+[.$M356])-10*[.$P356]-0.5*MAX([.$H356];[.$I356];[.$J356])-5*[.$O356]-[.$B356]" office:value-type="float" office:value="-54.5" calcext:value-type="float">
            <text:p>-54.5</text:p>
          </table:table-cell>
          <table:table-cell table:style-name="ce17" table:formula="of:=((([.$F356]+1)^2)/4)+20" office:value-type="float" office:value="440.25" calcext:value-type="float">
            <text:p>440.25</text:p>
          </table:table-cell>
          <table:table-cell table:formula="of:=((([.$F356]+8)*2)^2)/([.$F356]+60)" office:value-type="float" office:value="92.16" calcext:value-type="float">
            <text:p>92.1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Marksman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57]+[.C357]+[.D357]+[.E357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57]+[.O357]*2" office:value-type="float" office:value="58" calcext:value-type="float">
            <text:p>58</text:p>
          </table:table-cell>
          <table:table-cell/>
          <table:table-cell table:formula="of:=MAX(2*[.$L357]; 25*[.$R357]+[.$K357];15*[.$Q357]+[.$M357])-10*[.$P357]-0.5*MAX([.$H357];[.$I357];[.$J357])-5*[.$O357]-[.$B357]" office:value-type="float" office:value="135" calcext:value-type="float">
            <text:p>135</text:p>
          </table:table-cell>
          <table:table-cell table:style-name="ce17" table:formula="of:=((([.$F357]+1)^2)/4)+20" office:value-type="float" office:value="260.25" calcext:value-type="float">
            <text:p>260.25</text:p>
          </table:table-cell>
          <table:table-cell table:formula="of:=((([.$F357]+8)*2)^2)/([.$F357]+60)" office:value-type="float" office:value="64.1777777777778" calcext:value-type="float">
            <text:p>64.17777777777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King's Guard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58]+[.C358]+[.D358]+[.E358]-23" office:value-type="float" office:value="38" calcext:value-type="float">
            <text:p>38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58]+[.O358]*2" office:value-type="float" office:value="67" calcext:value-type="float">
            <text:p>67</text:p>
          </table:table-cell>
          <table:table-cell/>
          <table:table-cell table:formula="of:=MAX(2*[.$L358]; 25*[.$R358]+[.$K358];15*[.$Q358]+[.$M358])-10*[.$P358]-0.5*MAX([.$H358];[.$I358];[.$J358])-5*[.$O358]-[.$B358]" office:value-type="float" office:value="-40" calcext:value-type="float">
            <text:p>-40</text:p>
          </table:table-cell>
          <table:table-cell table:style-name="ce17" table:formula="of:=((([.$F358]+1)^2)/4)+20" office:value-type="float" office:value="400.25" calcext:value-type="float">
            <text:p>400.25</text:p>
          </table:table-cell>
          <table:table-cell table:formula="of:=((([.$F358]+8)*2)^2)/([.$F358]+60)" office:value-type="float" office:value="86.3673469387755" calcext:value-type="float">
            <text:p>86.367346938775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Camp Follow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59]+[.C359]+[.D359]+[.E359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359]+[.O359]*2" office:value-type="float" office:value="49" calcext:value-type="float">
            <text:p>49</text:p>
          </table:table-cell>
          <table:table-cell/>
          <table:table-cell table:formula="of:=MAX(2*[.$L359]; 25*[.$R359]+[.$K359];15*[.$Q359]+[.$M359])-10*[.$P359]-0.5*MAX([.$H359];[.$I359];[.$J359])-5*[.$O359]-[.$B359]" office:value-type="float" office:value="147.5" calcext:value-type="float">
            <text:p>147.5</text:p>
          </table:table-cell>
          <table:table-cell table:style-name="ce17" table:formula="of:=((([.$F359]+1)^2)/4)+20" office:value-type="float" office:value="110.25" calcext:value-type="float">
            <text:p>110.25</text:p>
          </table:table-cell>
          <table:table-cell table:formula="of:=((([.$F359]+8)*2)^2)/([.$F359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Vanguar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60]+[.C360]+[.D360]+[.E360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60]+[.O360]*2" office:value-type="float" office:value="65" calcext:value-type="float">
            <text:p>65</text:p>
          </table:table-cell>
          <table:table-cell/>
          <table:table-cell table:formula="of:=MAX(2*[.$L360]; 25*[.$R360]+[.$K360];15*[.$Q360]+[.$M360])-10*[.$P360]-0.5*MAX([.$H360];[.$I360];[.$J360])-5*[.$O360]-[.$B360]" office:value-type="float" office:value="-8" calcext:value-type="float">
            <text:p>-8</text:p>
          </table:table-cell>
          <table:table-cell table:style-name="ce17" table:formula="of:=((([.$F360]+1)^2)/4)+20" office:value-type="float" office:value="420" calcext:value-type="float">
            <text:p>420</text:p>
          </table:table-cell>
          <table:table-cell table:formula="of:=((([.$F360]+8)*2)^2)/([.$F360]+60)" office:value-type="float" office:value="89.2525252525252" calcext:value-type="float">
            <text:p>89.252525252525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Armoured Marks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1]+[.C361]+[.D361]+[.E361]-23" office:value-type="float" office:value="36" calcext:value-type="float">
            <text:p>3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61]+[.O361]*2" office:value-type="float" office:value="57" calcext:value-type="float">
            <text:p>57</text:p>
          </table:table-cell>
          <table:table-cell/>
          <table:table-cell table:formula="of:=MAX(2*[.$L361]; 25*[.$R361]+[.$K361];15*[.$Q361]+[.$M361])-10*[.$P361]-0.5*MAX([.$H361];[.$I361];[.$J361])-5*[.$O361]-[.$B361]" office:value-type="float" office:value="174" calcext:value-type="float">
            <text:p>174</text:p>
          </table:table-cell>
          <table:table-cell table:style-name="ce17" table:formula="of:=((([.$F361]+1)^2)/4)+20" office:value-type="float" office:value="362.25" calcext:value-type="float">
            <text:p>362.25</text:p>
          </table:table-cell>
          <table:table-cell table:formula="of:=((([.$F361]+8)*2)^2)/([.$F361]+60)" office:value-type="float" office:value="80.6666666666667" calcext:value-type="float">
            <text:p>80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Armoured Cavalry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62]+[.C362]+[.D362]+[.E362]-23" office:value-type="float" office:value="36" calcext:value-type="float">
            <text:p>36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62]+[.O362]*2" office:value-type="float" office:value="63" calcext:value-type="float">
            <text:p>63</text:p>
          </table:table-cell>
          <table:table-cell/>
          <table:table-cell table:formula="of:=MAX(2*[.$L362]; 25*[.$R362]+[.$K362];15*[.$Q362]+[.$M362])-10*[.$P362]-0.5*MAX([.$H362];[.$I362];[.$J362])-5*[.$O362]-[.$B362]" office:value-type="float" office:value="-48" calcext:value-type="float">
            <text:p>-48</text:p>
          </table:table-cell>
          <table:table-cell table:style-name="ce17" table:formula="of:=((([.$F362]+1)^2)/4)+20" office:value-type="float" office:value="362.25" calcext:value-type="float">
            <text:p>362.25</text:p>
          </table:table-cell>
          <table:table-cell table:formula="of:=((([.$F362]+8)*2)^2)/([.$F362]+60)" office:value-type="float" office:value="80.6666666666667" calcext:value-type="float">
            <text:p>80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Armoured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63]+[.C363]+[.D363]+[.E363]-23" office:value-type="float" office:value="37" calcext:value-type="float">
            <text:p>3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63]+[.O363]*2" office:value-type="float" office:value="56" calcext:value-type="float">
            <text:p>56</text:p>
          </table:table-cell>
          <table:table-cell/>
          <table:table-cell table:formula="of:=MAX(2*[.$L363]; 25*[.$R363]+[.$K363];15*[.$Q363]+[.$M363])-10*[.$P363]-0.5*MAX([.$H363];[.$I363];[.$J363])-5*[.$O363]-[.$B363]" office:value-type="float" office:value="142.5" calcext:value-type="float">
            <text:p>142.5</text:p>
          </table:table-cell>
          <table:table-cell table:style-name="ce17" table:formula="of:=((([.$F363]+1)^2)/4)+20" office:value-type="float" office:value="381" calcext:value-type="float">
            <text:p>381</text:p>
          </table:table-cell>
          <table:table-cell table:formula="of:=((([.$F363]+8)*2)^2)/([.$F363]+60)" office:value-type="float" office:value="83.5051546391753" calcext:value-type="float">
            <text:p>83.505154639175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Armoured Horse Arc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4]+[.C364]+[.D364]+[.E364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64]+[.O364]*2" office:value-type="float" office:value="60" calcext:value-type="float">
            <text:p>60</text:p>
          </table:table-cell>
          <table:table-cell/>
          <table:table-cell table:formula="of:=MAX(2*[.$L364]; 25*[.$R364]+[.$K364];15*[.$Q364]+[.$M364])-10*[.$P364]-0.5*MAX([.$H364];[.$I364];[.$J364])-5*[.$O364]-[.$B364]" office:value-type="float" office:value="150.5" calcext:value-type="float">
            <text:p>150.5</text:p>
          </table:table-cell>
          <table:table-cell table:style-name="ce17" table:formula="of:=((([.$F364]+1)^2)/4)+20" office:value-type="float" office:value="400.25" calcext:value-type="float">
            <text:p>400.25</text:p>
          </table:table-cell>
          <table:table-cell table:formula="of:=((([.$F364]+8)*2)^2)/([.$F364]+60)" office:value-type="float" office:value="86.3673469387755" calcext:value-type="float">
            <text:p>86.367346938775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Armoured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5]+[.C365]+[.D365]+[.E365]-23" office:value-type="float" office:value="39" calcext:value-type="float">
            <text:p>3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65]+[.O365]*2" office:value-type="float" office:value="63" calcext:value-type="float">
            <text:p>63</text:p>
          </table:table-cell>
          <table:table-cell/>
          <table:table-cell table:formula="of:=MAX(2*[.$L365]; 25*[.$R365]+[.$K365];15*[.$Q365]+[.$M365])-10*[.$P365]-0.5*MAX([.$H365];[.$I365];[.$J365])-5*[.$O365]-[.$B365]" office:value-type="float" office:value="102" calcext:value-type="float">
            <text:p>102</text:p>
          </table:table-cell>
          <table:table-cell table:style-name="ce17" table:formula="of:=((([.$F365]+1)^2)/4)+20" office:value-type="float" office:value="420" calcext:value-type="float">
            <text:p>420</text:p>
          </table:table-cell>
          <table:table-cell table:formula="of:=((([.$F365]+8)*2)^2)/([.$F365]+60)" office:value-type="float" office:value="89.2525252525252" calcext:value-type="float">
            <text:p>89.252525252525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Armoured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66]+[.C366]+[.D366]+[.E366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66]+[.O366]*2" office:value-type="float" office:value="62" calcext:value-type="float">
            <text:p>62</text:p>
          </table:table-cell>
          <table:table-cell/>
          <table:table-cell table:formula="of:=MAX(2*[.$L366]; 25*[.$R366]+[.$K366];15*[.$Q366]+[.$M366])-10*[.$P366]-0.5*MAX([.$H366];[.$I366];[.$J366])-5*[.$O366]-[.$B366]" office:value-type="float" office:value="-42" calcext:value-type="float">
            <text:p>-42</text:p>
          </table:table-cell>
          <table:table-cell table:style-name="ce17" table:formula="of:=((([.$F366]+1)^2)/4)+20" office:value-type="float" office:value="362.25" calcext:value-type="float">
            <text:p>362.25</text:p>
          </table:table-cell>
          <table:table-cell table:formula="of:=((([.$F366]+8)*2)^2)/([.$F366]+60)" office:value-type="float" office:value="80.6666666666667" calcext:value-type="float">
            <text:p>80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amp Follow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67]+[.C367]+[.D367]+[.E367]-23" office:value-type="float" office:value="16" calcext:value-type="float">
            <text:p>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67]+[.O367]*2" office:value-type="float" office:value="53" calcext:value-type="float">
            <text:p>53</text:p>
          </table:table-cell>
          <table:table-cell/>
          <table:table-cell table:formula="of:=MAX(2*[.$L367]; 25*[.$R367]+[.$K367];15*[.$Q367]+[.$M367])-10*[.$P367]-0.5*MAX([.$H367];[.$I367];[.$J367])-5*[.$O367]-[.$B367]" office:value-type="float" office:value="18" calcext:value-type="float">
            <text:p>18</text:p>
          </table:table-cell>
          <table:table-cell table:style-name="ce17" table:formula="of:=((([.$F367]+1)^2)/4)+20" office:value-type="float" office:value="92.25" calcext:value-type="float">
            <text:p>92.25</text:p>
          </table:table-cell>
          <table:table-cell table:formula="of:=((([.$F367]+8)*2)^2)/([.$F367]+60)" office:value-type="float" office:value="30.3157894736842" calcext:value-type="float">
            <text:p>30.315789473684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Shield Maide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68]+[.C368]+[.D368]+[.E368]-23" office:value-type="float" office:value="30" calcext:value-type="float">
            <text:p>3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68]+[.O368]*2" office:value-type="float" office:value="64" calcext:value-type="float">
            <text:p>64</text:p>
          </table:table-cell>
          <table:table-cell/>
          <table:table-cell table:formula="of:=MAX(2*[.$L368]; 25*[.$R368]+[.$K368];15*[.$Q368]+[.$M368])-10*[.$P368]-0.5*MAX([.$H368];[.$I368];[.$J368])-5*[.$O368]-[.$B368]" office:value-type="float" office:value="-67" calcext:value-type="float">
            <text:p>-67</text:p>
          </table:table-cell>
          <table:table-cell table:style-name="ce17" table:formula="of:=((([.$F368]+1)^2)/4)+20" office:value-type="float" office:value="260.25" calcext:value-type="float">
            <text:p>260.25</text:p>
          </table:table-cell>
          <table:table-cell table:formula="of:=((([.$F368]+8)*2)^2)/([.$F368]+60)" office:value-type="float" office:value="64.1777777777778" calcext:value-type="float">
            <text:p>64.17777777777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Arche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69]+[.C369]+[.D369]+[.E369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69]+[.O369]*2" office:value-type="float" office:value="57" calcext:value-type="float">
            <text:p>57</text:p>
          </table:table-cell>
          <table:table-cell/>
          <table:table-cell table:formula="of:=MAX(2*[.$L369]; 25*[.$R369]+[.$K369];15*[.$Q369]+[.$M369])-10*[.$P369]-0.5*MAX([.$H369];[.$I369];[.$J369])-5*[.$O369]-[.$B369]" office:value-type="float" office:value="134" calcext:value-type="float">
            <text:p>134</text:p>
          </table:table-cell>
          <table:table-cell table:style-name="ce17" table:formula="of:=((([.$F369]+1)^2)/4)+20" office:value-type="float" office:value="276" calcext:value-type="float">
            <text:p>276</text:p>
          </table:table-cell>
          <table:table-cell table:formula="of:=((([.$F369]+8)*2)^2)/([.$F369]+60)" office:value-type="float" office:value="66.8571428571429" calcext:value-type="float">
            <text:p>66.85714285714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Caval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70]+[.C370]+[.D370]+[.E370]-23" office:value-type="float" office:value="33" calcext:value-type="float">
            <text:p>3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70]+[.O370]*2" office:value-type="float" office:value="58" calcext:value-type="float">
            <text:p>58</text:p>
          </table:table-cell>
          <table:table-cell/>
          <table:table-cell table:formula="of:=MAX(2*[.$L370]; 25*[.$R370]+[.$K370];15*[.$Q370]+[.$M370])-10*[.$P370]-0.5*MAX([.$H370];[.$I370];[.$J370])-5*[.$O370]-[.$B370]" office:value-type="float" office:value="-47" calcext:value-type="float">
            <text:p>-47</text:p>
          </table:table-cell>
          <table:table-cell table:style-name="ce17" table:formula="of:=((([.$F370]+1)^2)/4)+20" office:value-type="float" office:value="309" calcext:value-type="float">
            <text:p>309</text:p>
          </table:table-cell>
          <table:table-cell table:formula="of:=((([.$F370]+8)*2)^2)/([.$F370]+60)" office:value-type="float" office:value="72.3010752688172" calcext:value-type="float">
            <text:p>72.301075268817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Spearma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71]+[.C371]+[.D371]+[.E371]-23" office:value-type="float" office:value="38" calcext:value-type="float">
            <text:p>3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71]+[.O371]*2" office:value-type="float" office:value="67" calcext:value-type="float">
            <text:p>67</text:p>
          </table:table-cell>
          <table:table-cell/>
          <table:table-cell table:formula="of:=MAX(2*[.$L371]; 25*[.$R371]+[.$K371];15*[.$Q371]+[.$M371])-10*[.$P371]-0.5*MAX([.$H371];[.$I371];[.$J371])-5*[.$O371]-[.$B371]" office:value-type="float" office:value="-85" calcext:value-type="float">
            <text:p>-85</text:p>
          </table:table-cell>
          <table:table-cell table:style-name="ce17" table:formula="of:=((([.$F371]+1)^2)/4)+20" office:value-type="float" office:value="400.25" calcext:value-type="float">
            <text:p>400.25</text:p>
          </table:table-cell>
          <table:table-cell table:formula="of:=((([.$F371]+8)*2)^2)/([.$F371]+60)" office:value-type="float" office:value="86.3673469387755" calcext:value-type="float">
            <text:p>86.367346938775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2]+[.C372]+[.D372]+[.E372]-23" office:value-type="float" office:value="40" calcext:value-type="float">
            <text:p>4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72]+[.O372]*2" office:value-type="float" office:value="64" calcext:value-type="float">
            <text:p>64</text:p>
          </table:table-cell>
          <table:table-cell/>
          <table:table-cell table:formula="of:=MAX(2*[.$L372]; 25*[.$R372]+[.$K372];15*[.$Q372]+[.$M372])-10*[.$P372]-0.5*MAX([.$H372];[.$I372];[.$J372])-5*[.$O372]-[.$B372]" office:value-type="float" office:value="6" calcext:value-type="float">
            <text:p>6</text:p>
          </table:table-cell>
          <table:table-cell table:style-name="ce17" table:formula="of:=((([.$F372]+1)^2)/4)+20" office:value-type="float" office:value="440.25" calcext:value-type="float">
            <text:p>440.25</text:p>
          </table:table-cell>
          <table:table-cell table:formula="of:=((([.$F372]+8)*2)^2)/([.$F372]+60)" office:value-type="float" office:value="92.16" calcext:value-type="float">
            <text:p>92.16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Freemen</text:p>
          </table:table-cell>
          <table:table-cell table:number-columns-repeated="4"/>
          <table:table-cell table:formula="of:=[.B373]+[.C373]+[.D373]+[.E373]-23" office:value-type="float" office:value="-23" calcext:value-type="float">
            <text:p>-23</text:p>
          </table:table-cell>
          <table:table-cell table:number-columns-repeated="8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73]+[.O373]*2" office:value-type="float" office:value="45" calcext:value-type="float">
            <text:p>45</text:p>
          </table:table-cell>
          <table:table-cell/>
          <table:table-cell table:formula="of:=MAX(2*[.$L373]; 25*[.$R373]+[.$K373];15*[.$Q373]+[.$M373])-10*[.$P373]-0.5*MAX([.$H373];[.$I373];[.$J373])-5*[.$O373]-[.$B373]" office:value-type="float" office:value="-75" calcext:value-type="float">
            <text:p>-75</text:p>
          </table:table-cell>
          <table:table-cell table:style-name="ce17" table:formula="of:=((([.$F373]+1)^2)/4)+20" office:value-type="float" office:value="141" calcext:value-type="float">
            <text:p>141</text:p>
          </table:table-cell>
          <table:table-cell table:formula="of:=((([.$F373]+8)*2)^2)/([.$F373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Blue Blood</text:p>
          </table:table-cell>
          <table:table-cell table:number-columns-repeated="4"/>
          <table:table-cell table:formula="of:=[.B374]+[.C374]+[.D374]+[.E374]-23" office:value-type="float" office:value="-23" calcext:value-type="float">
            <text:p>-2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74]+[.O374]*2" office:value-type="float" office:value="45" calcext:value-type="float">
            <text:p>45</text:p>
          </table:table-cell>
          <table:table-cell/>
          <table:table-cell table:formula="of:=MAX(2*[.$L374]; 25*[.$R374]+[.$K374];15*[.$Q374]+[.$M374])-10*[.$P374]-0.5*MAX([.$H374];[.$I374];[.$J374])-5*[.$O374]-[.$B374]" office:value-type="float" office:value="-65" calcext:value-type="float">
            <text:p>-65</text:p>
          </table:table-cell>
          <table:table-cell table:style-name="ce17" table:formula="of:=((([.$F374]+1)^2)/4)+20" office:value-type="float" office:value="141" calcext:value-type="float">
            <text:p>141</text:p>
          </table:table-cell>
          <table:table-cell table:formula="of:=((([.$F374]+8)*2)^2)/([.$F374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Marksma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5]+[.C375]+[.D375]+[.E375]-23" office:value-type="float" office:value="37" calcext:value-type="float">
            <text:p>3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75]+[.O375]*2" office:value-type="float" office:value="64" calcext:value-type="float">
            <text:p>64</text:p>
          </table:table-cell>
          <table:table-cell/>
          <table:table-cell table:formula="of:=MAX(2*[.$L375]; 25*[.$R375]+[.$K375];15*[.$Q375]+[.$M375])-10*[.$P375]-0.5*MAX([.$H375];[.$I375];[.$J375])-5*[.$O375]-[.$B375]" office:value-type="float" office:value="111" calcext:value-type="float">
            <text:p>111</text:p>
          </table:table-cell>
          <table:table-cell table:style-name="ce17" table:formula="of:=((([.$F375]+1)^2)/4)+20" office:value-type="float" office:value="381" calcext:value-type="float">
            <text:p>381</text:p>
          </table:table-cell>
          <table:table-cell table:formula="of:=((([.$F375]+8)*2)^2)/([.$F375]+60)" office:value-type="float" office:value="83.5051546391753" calcext:value-type="float">
            <text:p>83.5051546391753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Knight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76]+[.C376]+[.D376]+[.E376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76]+[.O376]*2" office:value-type="float" office:value="72" calcext:value-type="float">
            <text:p>72</text:p>
          </table:table-cell>
          <table:table-cell/>
          <table:table-cell table:formula="of:=MAX(2*[.$L376]; 25*[.$R376]+[.$K376];15*[.$Q376]+[.$M376])-10*[.$P376]-0.5*MAX([.$H376];[.$I376];[.$J376])-5*[.$O376]-[.$B376]" office:value-type="float" office:value="-166" calcext:value-type="float">
            <text:p>-166</text:p>
          </table:table-cell>
          <table:table-cell table:style-name="ce17" table:formula="of:=((([.$F376]+1)^2)/4)+20" office:value-type="float" office:value="400.25" calcext:value-type="float">
            <text:p>400.25</text:p>
          </table:table-cell>
          <table:table-cell table:formula="of:=((([.$F376]+8)*2)^2)/([.$F376]+60)" office:value-type="float" office:value="86.3673469387755" calcext:value-type="float">
            <text:p>86.3673469387755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Sarranid Armoured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77]+[.C377]+[.D377]+[.E377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77]+[.O377]*2" office:value-type="float" office:value="61" calcext:value-type="float">
            <text:p>61</text:p>
          </table:table-cell>
          <table:table-cell/>
          <table:table-cell table:formula="of:=MAX(2*[.$L377]; 25*[.$R377]+[.$K377];15*[.$Q377]+[.$M377])-10*[.$P377]-0.5*MAX([.$H377];[.$I377];[.$J377])-5*[.$O377]-[.$B377]" office:value-type="float" office:value="129.5" calcext:value-type="float">
            <text:p>129.5</text:p>
          </table:table-cell>
          <table:table-cell table:style-name="ce17" table:formula="of:=((([.$F377]+1)^2)/4)+20" office:value-type="float" office:value="420" calcext:value-type="float">
            <text:p>420</text:p>
          </table:table-cell>
          <table:table-cell table:formula="of:=((([.$F377]+8)*2)^2)/([.$F377]+60)" office:value-type="float" office:value="89.2525252525252" calcext:value-type="float">
            <text:p>89.2525252525252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Sarranid Armoured Lancer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8]+[.C378]+[.D378]+[.E378]-23" office:value-type="float" office:value="41" calcext:value-type="float">
            <text:p>4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78]+[.O378]*2" office:value-type="float" office:value="67" calcext:value-type="float">
            <text:p>67</text:p>
          </table:table-cell>
          <table:table-cell/>
          <table:table-cell table:formula="of:=MAX(2*[.$L378]; 25*[.$R378]+[.$K378];15*[.$Q378]+[.$M378])-10*[.$P378]-0.5*MAX([.$H378];[.$I378];[.$J378])-5*[.$O378]-[.$B378]" office:value-type="float" office:value="-160" calcext:value-type="float">
            <text:p>-160</text:p>
          </table:table-cell>
          <table:table-cell table:style-name="ce17" table:formula="of:=((([.$F378]+1)^2)/4)+20" office:value-type="float" office:value="461" calcext:value-type="float">
            <text:p>461</text:p>
          </table:table-cell>
          <table:table-cell table:formula="of:=((([.$F378]+8)*2)^2)/([.$F378]+60)" office:value-type="float" office:value="95.0891089108911" calcext:value-type="float">
            <text:p>95.0891089108911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Sarranid Armoured Infantry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9]+[.C379]+[.D379]+[.E379]-23" office:value-type="float" office:value="43" calcext:value-type="float">
            <text:p>43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79]+[.O379]*2" office:value-type="float" office:value="66" calcext:value-type="float">
            <text:p>66</text:p>
          </table:table-cell>
          <table:table-cell/>
          <table:table-cell table:formula="of:=MAX(2*[.$L379]; 25*[.$R379]+[.$K379];15*[.$Q379]+[.$M379])-10*[.$P379]-0.5*MAX([.$H379];[.$I379];[.$J379])-5*[.$O379]-[.$B379]" office:value-type="float" office:value="-146" calcext:value-type="float">
            <text:p>-146</text:p>
          </table:table-cell>
          <table:table-cell table:style-name="ce17" table:formula="of:=((([.$F379]+1)^2)/4)+20" office:value-type="float" office:value="504" calcext:value-type="float">
            <text:p>504</text:p>
          </table:table-cell>
          <table:table-cell table:formula="of:=((([.$F379]+8)*2)^2)/([.$F379]+60)" office:value-type="float" office:value="101.009708737864" calcext:value-type="float">
            <text:p>101.009708737864</text:p>
          </table:table-cell>
          <table:table-cell table:number-columns-repeated="36"/>
        </table:table-row>
        <table:table-row table:style-name="ro1" table:number-rows-repeated="104819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4">00/00/0000</text:date>, <text:time style:data-style-name="N2" text:time-value="12:08:20.1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5-23T17:48:36.453000000</meta:creation-date>
    <dc:date>2023-04-23T11:05:01.257000000</dc:date>
    <meta:editing-duration>PT23H40M29S</meta:editing-duration>
    <meta:editing-cycles>378</meta:editing-cycles>
    <meta:generator>LibreOffice/7.1.5.2$Windows_X86_64 LibreOffice_project/85f04e9f809797b8199d13c421bd8a2b025d52b5</meta:generator>
    <meta:document-statistic meta:table-count="1" meta:cell-count="7358" meta:object-count="0"/>
  </office:meta>
</office:document-meta>
</file>